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4" style:family="paragraph" style:parent-style-name="Preformatted_20_Text">
      <style:text-properties fo:font-variant="normal" fo:text-transform="none" fo:color="#000000" fo:font-size="11pt" fo:letter-spacing="normal" style:font-size-asian="11pt" style:font-size-complex="11pt"/>
    </style:style>
    <style:style style:name="P5" style:family="paragraph" style:parent-style-name="Preformatted_20_Text">
      <style:text-properties fo:font-size="10.5pt" style:font-size-asian="10.5pt" style:font-size-complex="10.5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font-size="11pt" fo:letter-spacing="normal" style:font-size-asian="11pt" style:font-size-complex="11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font-size="10.5pt" fo:letter-spacing="normal" style:font-size-asian="10.5pt" style:font-size-complex="10.5pt"/>
    </style:style>
    <style:style style:name="P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font-size="10.5pt" fo:letter-spacing="normal" fo:font-style="normal" fo:font-weight="normal" style:font-size-asian="10.5pt" style:font-size-complex="10.5pt"/>
    </style:style>
    <style:style style:name="P10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font-size="11pt" fo:letter-spacing="normal" style:font-size-asian="11pt" style:font-size-complex="11pt"/>
    </style:style>
    <style:style style:name="P11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777777" fo:font-size="10.5pt" fo:letter-spacing="normal" fo:font-style="normal" fo:font-weight="normal" style:font-size-asian="10.5pt" style:font-size-complex="10.5pt"/>
    </style:style>
    <style:style style:name="P13" style:family="paragraph" style:parent-style-name="Preformatted_20_Text">
      <style:paragraph-properties fo:margin-top="0in" fo:margin-bottom="0in" loext:contextual-spacing="false" fo:orphans="2" fo:widows="2"/>
    </style:style>
    <style:style style:name="P14" style:family="paragraph" style:parent-style-name="Preformatted_20_Text">
      <style:paragraph-properties fo:margin-top="0in" fo:margin-bottom="0in" loext:contextual-spacing="false" fo:orphans="2" fo:widows="2"/>
      <style:text-properties fo:font-size="10.5pt" style:font-size-asian="10.5pt" style:font-size-complex="10.5pt"/>
    </style:style>
    <style:style style:name="P15" style:family="paragraph" style:parent-style-name="Preformatted_20_Text">
      <style:paragraph-properties fo:margin-top="0in" fo:margin-bottom="0in" loext:contextual-spacing="false" fo:orphans="2" fo:widows="2"/>
      <style:text-properties fo:font-size="11pt" style:font-size-asian="11pt" style:font-size-complex="11pt"/>
    </style:style>
    <style:style style:name="P16" style:family="paragraph" style:parent-style-name="Preformatted_20_Text">
      <style:paragraph-properties fo:margin-top="0.0972in" fo:margin-bottom="0.0835in" loext:contextual-spacing="false" fo:orphans="2" fo:widows="2"/>
    </style:style>
    <style:style style:name="P17" style:family="paragraph" style:parent-style-name="Preformatted_20_Text">
      <style:paragraph-properties fo:margin-top="0.0835in" fo:margin-bottom="0.0835in" loext:contextual-spacing="false" fo:orphans="2" fo:widows="2"/>
    </style:style>
    <style:style style:name="P18" style:family="paragraph" style:parent-style-name="Preformatted_20_Text">
      <style:paragraph-properties fo:margin-top="0.0835in" fo:margin-bottom="0.0417in" loext:contextual-spacing="false" fo:orphans="2" fo:widows="2"/>
    </style:style>
    <style:style style:name="P19" style:family="paragraph" style:parent-style-name="Preformatted_20_Text">
      <style:paragraph-properties fo:break-before="page"/>
    </style:style>
    <style:style style:name="P20" style:family="paragraph" style:parent-style-name="Preformatted_20_Text">
      <style:paragraph-properties fo:break-before="page"/>
      <style:text-properties fo:font-size="10.5pt" style:font-size-asian="10.5pt" style:font-size-complex="10.5pt"/>
    </style:style>
    <style:style style:name="P21" style:family="paragraph" style:parent-style-name="Preformatted_20_Text">
      <style:paragraph-properties fo:margin-top="0.139in" fo:margin-bottom="0.0835in" loext:contextual-spacing="false" fo:orphans="2" fo:widows="2"/>
    </style:style>
    <style:style style:name="P22" style:family="paragraph" style:parent-style-name="Horizontal_20_Line">
      <style:text-properties fo:font-size="10.5pt" style:font-size-asian="10.5pt" style:font-size-complex="10.5pt"/>
    </style:style>
    <style:style style:name="T1" style:family="text">
      <style:text-properties fo:font-style="normal" fo:font-weight="normal"/>
    </style:style>
    <style:style style:name="T2" style:family="text">
      <style:text-properties fo:font-size="9.75pt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monospace" fo:font-size="9.7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monospace" fo:font-size="10.5pt" fo:letter-spacing="normal" fo:font-style="normal" style:text-underline-style="none" fo:font-weight="bold" style:text-blinking="false" style:font-size-asian="10.5pt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font-name="monospace" fo:font-size="11pt" fo:letter-spacing="normal" fo:font-style="normal" style:text-underline-style="none" fo:font-weight="bold" style:text-blinking="false" style:font-size-asian="11pt" style:font-size-complex="11pt"/>
    </style:style>
    <style:style style:name="T7" style:family="text">
      <style:text-properties fo:font-variant="normal" fo:text-transform="none" fo:color="#000000" style:font-name="monospace" fo:font-size="9.75pt" fo:letter-spacing="normal" fo:font-style="normal" fo:font-weight="bold"/>
    </style:style>
    <style:style style:name="T8" style:family="text">
      <style:text-properties fo:font-variant="normal" fo:text-transform="none" fo:color="#000000" style:font-name="monospace" fo:letter-spacing="normal" fo:font-style="normal" fo:font-weight="bold"/>
    </style:style>
    <style:style style:name="T9" style:family="text">
      <style:text-properties fo:font-variant="normal" fo:text-transform="none" fo:color="#000000" style:font-name="monospace" fo:font-size="10.5pt" fo:letter-spacing="normal" fo:font-style="normal" fo:font-weight="bold" style:font-size-asian="10.5pt" style:font-size-complex="10.5pt"/>
    </style:style>
    <style:style style:name="T10" style:family="text">
      <style:text-properties fo:font-variant="normal" fo:text-transform="none" fo:color="#000000" style:font-name="monospace" fo:font-size="11pt" fo:letter-spacing="normal" fo:font-style="normal" fo:font-weight="bold" style:font-size-asian="11pt" style:font-size-complex="11pt"/>
    </style:style>
    <style:style style:name="T11" style:family="text">
      <style:text-properties fo:font-variant="normal" fo:text-transform="none" fo:color="#000000" fo:font-size="9.75pt" fo:letter-spacing="normal" fo:font-style="normal" fo:font-weight="normal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font-size="10.5pt" fo:letter-spacing="normal" style:font-size-asian="10.5pt" style:font-size-complex="10.5pt"/>
    </style:style>
    <style:style style:name="T15" style:family="text">
      <style:text-properties fo:font-variant="normal" fo:text-transform="none" fo:color="#000000" fo:font-size="10.5pt" fo:letter-spacing="normal" fo:font-style="normal" fo:font-weight="normal" style:font-size-asian="10.5pt" style:font-size-complex="10.5pt"/>
    </style:style>
    <style:style style:name="T16" style:family="text">
      <style:text-properties fo:font-variant="normal" fo:text-transform="none" fo:color="#000000" fo:font-size="11pt" fo:letter-spacing="normal" style:font-size-asian="11pt" style:font-size-complex="11pt"/>
    </style:style>
    <style:style style:name="T17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ffffff" style:text-line-through-style="none" style:text-line-through-type="none" fo:letter-spacing="normal" style:text-underline-style="none" style:text-blinking="false"/>
    </style:style>
    <style:style style:name="T19" style:family="text">
      <style:text-properties fo:font-variant="normal" fo:text-transform="none" fo:color="#ffffff" style:text-line-through-style="none" style:text-line-through-type="none" fo:font-size="10.5pt" fo:letter-spacing="normal" style:text-underline-style="none" style:text-blinking="false" style:font-size-asian="10.5pt" style:font-size-complex="10.5pt"/>
    </style:style>
    <style:style style:name="T20" style:family="text">
      <style:text-properties fo:font-variant="normal" fo:text-transform="none" fo:color="#ffffff" style:text-line-through-style="none" style:text-line-through-type="none" fo:font-size="11pt" fo:letter-spacing="normal" style:text-underline-style="none" style:text-blinking="false" style:font-size-asian="11pt" style:font-size-complex="11pt"/>
    </style:style>
    <style:style style:name="T21" style:family="text">
      <style:text-properties fo:font-variant="normal" fo:text-transform="none" fo:color="#777777" fo:font-size="9.75pt" fo:letter-spacing="normal" fo:font-style="normal" fo:font-weight="normal"/>
    </style:style>
    <style:style style:name="T22" style:family="text">
      <style:text-properties fo:font-variant="normal" fo:text-transform="none" fo:color="#777777" fo:letter-spacing="normal" fo:font-style="normal" fo:font-weight="normal"/>
    </style:style>
    <style:style style:name="T23" style:family="text">
      <style:text-properties fo:font-variant="normal" fo:text-transform="none" fo:color="#777777" fo:font-size="10.5pt" fo:letter-spacing="normal" fo:font-style="normal" fo:font-weight="normal" style:font-size-asian="10.5pt" style:font-size-complex="10.5pt"/>
    </style:style>
    <style:style style:name="T24" style:family="text">
      <style:text-properties fo:font-variant="normal" fo:text-transform="none" fo:color="#777777" fo:font-size="11pt" fo:letter-spacing="normal" fo:font-style="normal" fo:font-weight="normal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<text:s text:c="31"/><text:span text:style-name="T1">|INVITE from TU</text:span></text:p>
      <text:p text:style-name="P10"><text:s text:c="13"/><text:span text:style-name="T1">Timer A fires <text:s text:c="4"/>|INVITE sent</text:span></text:p>
      <text:p text:style-name="P10"><text:s text:c="13"/><text:span text:style-name="T1">Reset A, <text:s text:c="9"/>V <text:s text:c="21"/>Timer B fires</text:span></text:p>
      <text:p text:style-name="P10"><text:s text:c="13"/><text:span text:style-name="T1">INVITE sent +-----------+ <text:s text:c="15"/>or Transport Err.</text:span></text:p>
      <text:p text:style-name="P10"><text:s text:c="15"/><text:span text:style-name="T1">+---------| <text:s text:c="10"/>|---------------+inform TU</text:span></text:p>
      <text:p text:style-name="P10"><text:s text:c="15"/><text:span text:style-name="T1">| <text:s text:c="8"/>| <text:s/>Calling <text:s/>| <text:s text:c="14"/>|</text:span></text:p>
      <text:p text:style-name="P10"><text:s text:c="15"/><text:span text:style-name="T1">+--------&gt;| <text:s text:c="10"/>|--------------&gt;|</text:span></text:p>
      <text:p text:style-name="P10"><text:s text:c="25"/><text:span text:style-name="T1">+-----------+ 2xx <text:s text:c="10"/>|</text:span></text:p>
      <text:p text:style-name="P10"><text:s text:c="28"/><text:span text:style-name="T1">| <text:s/>| <text:s text:c="6"/>2xx to TU <text:s text:c="4"/>|</text:span></text:p>
      <text:p text:style-name="P10"><text:s text:c="28"/><text:span text:style-name="T1">| <text:s/>|1xx <text:s text:c="17"/>|</text:span></text:p>
      <text:p text:style-name="P10"><text:s text:c="4"/><text:span text:style-name="T1">300-699 +---------------+ <text:s/>|1xx to TU <text:s text:c="11"/>|</text:span></text:p>
      <text:p text:style-name="P10"><text:s text:c="3"/><text:span text:style-name="T1">ACK sent | <text:s text:c="17"/>| <text:s text:c="20"/>|</text:span></text:p>
      <text:p text:style-name="P11">resp. to TU | <text:s/>1xx <text:s text:c="12"/>V <text:s text:c="20"/>|</text:p>
      <text:p text:style-name="P10"><text:s text:c="12"/><text:span text:style-name="T1">| <text:s/>1xx to TU <text:s/>-----------+ <text:s text:c="14"/>|</text:span></text:p>
      <text:p text:style-name="P10"><text:s text:c="12"/><text:span text:style-name="T1">| <text:s/>+---------| <text:s text:c="10"/>| <text:s text:c="14"/>|</text:span></text:p>
      <text:p text:style-name="P10"><text:s text:c="12"/><text:span text:style-name="T1">| <text:s/>| <text:s text:c="8"/>|Proceeding |--------------&gt;|</text:span></text:p>
      <text:p text:style-name="P10"><text:s text:c="12"/><text:span text:style-name="T1">| <text:s/>+--------&gt;| <text:s text:c="10"/>| 2xx <text:s text:c="10"/>|</text:span></text:p>
      <text:p text:style-name="P10"><text:s text:c="12"/><text:span text:style-name="T1">| <text:s text:c="11"/>+-----------+ 2xx to TU <text:s text:c="4"/>|</text:span></text:p>
      <text:p text:style-name="P10"><text:s text:c="12"/><text:span text:style-name="T1">| <text:s text:c="6"/>300-699 <text:s text:c="3"/>| <text:s text:c="20"/>|</text:span></text:p>
      <text:p text:style-name="P10"><text:s text:c="12"/><text:span text:style-name="T1">| <text:s text:c="6"/>ACK sent, <text:s/>| <text:s text:c="20"/>|</text:span></text:p>
      <text:p text:style-name="P10"><text:s text:c="12"/><text:span text:style-name="T1">| <text:s text:c="6"/>resp. to TU| <text:s text:c="20"/>|</text:span></text:p>
      <text:p text:style-name="P10"><text:s text:c="12"/><text:span text:style-name="T1">| <text:s text:c="17"/>| <text:s text:c="20"/>| <text:s text:c="5"/>NOTE:</text:span></text:p>
      <text:p text:style-name="P10"><text:s text:c="12"/><text:span text:style-name="T1">| <text:s/>300-699 <text:s text:c="8"/>V <text:s text:c="20"/>|</text:span></text:p>
      <text:p text:style-name="P10"><text:s text:c="12"/><text:span text:style-name="T1">| <text:s/>ACK sent <text:s/>+-----------+Transport Err. | <text:s/>transitions</text:span></text:p>
      <text:p text:style-name="P10"><text:s text:c="12"/><text:span text:style-name="T1">| <text:s/>+---------| <text:s text:c="10"/>|Inform TU <text:s text:c="5"/>| <text:s/>labeled with</text:span></text:p>
      <text:p text:style-name="P10"><text:s text:c="12"/><text:span text:style-name="T1">| <text:s/>| <text:s text:c="8"/>| Completed |--------------&gt;| <text:s/>the event</text:span></text:p>
      <text:p text:style-name="P10"><text:s text:c="12"/><text:span text:style-name="T1">| <text:s/>+--------&gt;| <text:s text:c="10"/>| <text:s text:c="14"/>| <text:s/>over the action</text:span></text:p>
      <text:p text:style-name="P10"><text:s text:c="12"/><text:span text:style-name="T1">| <text:s text:c="11"/>+-----------+ <text:s text:c="14"/>| <text:s/>to take</text:span></text:p>
      <text:p text:style-name="P10"><text:s text:c="12"/><text:span text:style-name="T1">| <text:s text:c="13"/>^ <text:s text:c="2"/>| <text:s text:c="20"/>|</text:span></text:p>
      <text:p text:style-name="P10"><text:s text:c="12"/><text:span text:style-name="T1">| <text:s text:c="13"/>| <text:s text:c="2"/>| Timer D fires <text:s text:c="6"/>|</text:span></text:p>
      <text:p text:style-name="P10"><text:s text:c="12"/><text:span text:style-name="T1">+--------------+ <text:s text:c="2"/>| - <text:s text:c="18"/>|</text:span></text:p>
      <text:p text:style-name="P10"><text:s text:c="31"/><text:span text:style-name="T1">| <text:s text:c="20"/>|</text:span></text:p>
      <text:p text:style-name="P10"><text:s text:c="31"/><text:span text:style-name="T1">V <text:s text:c="20"/>|</text:span></text:p>
      <text:p text:style-name="P10"><text:s text:c="25"/><text:span text:style-name="T1">+-----------+ <text:s text:c="14"/>|</text:span></text:p>
      <text:p text:style-name="P10"><text:s text:c="25"/><text:span text:style-name="T1">| <text:s text:c="10"/>| <text:s text:c="14"/>|</text:span></text:p>
      <text:p text:style-name="P10"><text:s text:c="25"/><text:span text:style-name="T1">| Terminated|&lt;--------------+</text:span></text:p>
      <text:p text:style-name="P10"><text:s text:c="25"/><text:span text:style-name="T1">| <text:s text:c="10"/>|</text:span></text:p>
      <text:p text:style-name="P10"><text:s text:c="25"/><text:span text:style-name="T1">+-----------+</text:span></text:p>
      <text:p text:style-name="P15"/>
      <text:p text:style-name="P10"><text:s text:c="17"/><text:span text:style-name="T1">Figure 5: INVITE client transaction</text:span></text:p>
      <text:p text:style-name="P2"/>
      <text:p text:style-name="P2"/>
      <text:p text:style-name="P3"><text:s/></text:p>
      <text:p text:style-name="P4"><text:s text:c="35"/><text:span text:style-name="T1">|Request from TU</text:span></text:p>
      <text:p text:style-name="P10"><text:s text:c="35"/><text:span text:style-name="T1">|send request</text:span></text:p>
      <text:p text:style-name="P10"><text:s text:c="15"/><text:span text:style-name="T1">Timer E <text:s text:c="12"/>V</text:span></text:p>
      <text:p text:style-name="P10"><text:s text:c="15"/><text:span text:style-name="T1">send request <text:s/>+-----------+</text:span></text:p>
      <text:p text:style-name="P10"><text:s text:c="19"/><text:span text:style-name="T1">+---------| <text:s text:c="10"/>|-------------------+</text:span></text:p>
      <text:p text:style-name="P10"><text:s text:c="19"/><text:span text:style-name="T1">| <text:s text:c="8"/>| <text:s/>Trying <text:s text:c="2"/>| <text:s/>Timer F <text:s text:c="9"/>|</text:span></text:p>
      <text:p text:style-name="P10"><text:s text:c="19"/><text:span text:style-name="T1">+--------&gt;| <text:s text:c="10"/>| <text:s/>or Transport Err.|</text:span></text:p>
      <text:p text:style-name="P10"><text:s text:c="29"/><text:span text:style-name="T1">+-----------+ <text:s/>inform TU <text:s text:c="7"/>|</text:span></text:p>
      <text:p text:style-name="P10"><text:s text:c="16"/><text:span text:style-name="T1">200-699 <text:s text:c="8"/>| <text:s/>| <text:s text:c="24"/>|</text:span></text:p>
      <text:p text:style-name="P10"><text:s text:c="16"/><text:span text:style-name="T1">resp. to TU <text:s text:c="4"/>| <text:s/>|1xx <text:s text:c="21"/>|</text:span></text:p>
      <text:p text:style-name="P10"><text:s text:c="16"/><text:span text:style-name="T1">+---------------+ <text:s/>|resp. to TU <text:s text:c="13"/>|</text:span></text:p>
      <text:p text:style-name="P10"><text:s text:c="16"/><text:span text:style-name="T1">| <text:s text:c="17"/>| <text:s text:c="24"/>|</text:span></text:p>
      <text:p text:style-name="P10"><text:s text:c="16"/><text:span text:style-name="T1">| <text:s text:c="2"/>Timer E <text:s text:c="7"/>V <text:s text:c="6"/>Timer F <text:s text:c="10"/>|</text:span></text:p>
      <text:p text:style-name="P10"><text:s text:c="16"/><text:span text:style-name="T1">| <text:s text:c="2"/>send req +-----------+ or Transport Err. |</text:span></text:p>
      <text:p text:style-name="P10"><text:s text:c="16"/><text:span text:style-name="T1">| <text:s/>+---------| <text:s text:c="10"/>| inform TU <text:s text:c="8"/>|</text:span></text:p>
      <text:p text:style-name="P10"><text:s text:c="16"/><text:span text:style-name="T1">| <text:s/>| <text:s text:c="8"/>|Proceeding |------------------&gt;|</text:span></text:p>
      <text:p text:style-name="P10"><text:s text:c="16"/><text:span text:style-name="T1">| <text:s/>+--------&gt;| <text:s text:c="10"/>|-----+ <text:s text:c="12"/>|</text:span></text:p>
      <text:p text:style-name="P10"><text:s text:c="16"/><text:span text:style-name="T1">| <text:s text:c="11"/>+-----------+ <text:s text:c="4"/>|1xx <text:s text:c="9"/>|</text:span></text:p>
      <text:p text:style-name="P10"><text:s text:c="16"/><text:span text:style-name="T1">| <text:s text:c="13"/>| <text:s text:c="5"/>^ <text:s text:c="7"/>|resp to TU <text:s text:c="2"/>|</text:span></text:p>
      <text:p text:style-name="P10"><text:s text:c="16"/><text:span text:style-name="T1">| 200-699 <text:s text:c="5"/>| <text:s text:c="5"/>+--------+ <text:s text:c="12"/>|</text:span></text:p>
      <text:p text:style-name="P10"><text:s text:c="16"/><text:span text:style-name="T1">| resp. to TU <text:s/>| <text:s text:c="28"/>|</text:span></text:p>
      <text:p text:style-name="P10"><text:s text:c="16"/><text:span text:style-name="T1">| <text:s text:c="13"/>| <text:s text:c="28"/>|</text:span></text:p>
      <text:p text:style-name="P10"><text:s text:c="16"/><text:span text:style-name="T1">| <text:s text:c="13"/>V <text:s text:c="28"/>|</text:span></text:p>
      <text:p text:style-name="P10"><text:s text:c="16"/><text:span text:style-name="T1">| <text:s text:c="11"/>+-----------+ <text:s text:c="18"/>|</text:span></text:p>
      <text:p text:style-name="P10"><text:s text:c="16"/><text:span text:style-name="T1">| <text:s text:c="11"/>| <text:s text:c="10"/>| <text:s text:c="18"/>|</text:span></text:p>
      <text:p text:style-name="P10"><text:s text:c="16"/><text:span text:style-name="T1">| <text:s text:c="11"/>| Completed | <text:s text:c="18"/>|</text:span></text:p>
      <text:p text:style-name="P10"><text:s text:c="16"/><text:span text:style-name="T1">| <text:s text:c="11"/>| <text:s text:c="10"/>| <text:s text:c="18"/>|</text:span></text:p>
      <text:p text:style-name="P10"><text:s text:c="16"/><text:span text:style-name="T1">| <text:s text:c="11"/>+-----------+ <text:s text:c="18"/>|</text:span></text:p>
      <text:p text:style-name="P10"><text:s text:c="16"/><text:span text:style-name="T1">| <text:s text:c="13"/>^ <text:s text:c="2"/>| <text:s text:c="24"/>|</text:span></text:p>
      <text:p text:style-name="P10"><text:s text:c="16"/><text:span text:style-name="T1">| <text:s text:c="13"/>| <text:s text:c="2"/>| Timer K <text:s text:c="16"/>|</text:span></text:p>
      <text:p text:style-name="P10"><text:s text:c="16"/><text:span text:style-name="T1">+--------------+ <text:s text:c="2"/>| - <text:s text:c="22"/>|</text:span></text:p>
      <text:p text:style-name="P10"><text:s text:c="35"/><text:span text:style-name="T1">| <text:s text:c="24"/>|</text:span></text:p>
      <text:p text:style-name="P10"><text:s text:c="35"/><text:span text:style-name="T1">V <text:s text:c="24"/>|</text:span></text:p>
      <text:p text:style-name="P10"><text:s text:c="13"/><text:span text:style-name="T1">NOTE: <text:s text:c="10"/>+-----------+ <text:s text:c="18"/>|</text:span></text:p>
      <text:p text:style-name="P10"><text:s text:c="29"/><text:span text:style-name="T1">| <text:s text:c="10"/>| <text:s text:c="18"/>|</text:span></text:p>
      <text:p text:style-name="P10"><text:s text:c="9"/><text:span text:style-name="T1">transitions <text:s text:c="8"/>| Terminated|&lt;------------------+</text:span></text:p>
      <text:p text:style-name="P10"><text:s text:c="9"/><text:span text:style-name="T1">labeled with <text:s text:c="7"/>| <text:s text:c="10"/>|</text:span></text:p>
      <text:p text:style-name="P10"><text:s text:c="9"/><text:span text:style-name="T1">the event <text:s text:c="10"/>+-----------+</text:span></text:p>
      <text:p text:style-name="P10"><text:s text:c="9"/><text:span text:style-name="T1">over the action</text:span></text:p>
      <text:p text:style-name="P10"><text:s text:c="9"/><text:span text:style-name="T1">to take</text:span></text:p>
      <text:p text:style-name="P15"/>
      <text:p text:style-name="P10"><text:s text:c="17"/><text:span text:style-name="T1">Figure 6: non-INVITE client transaction</text:span></text:p>
      <text:p text:style-name="P2"/>
      <text:p text:style-name="P2"/>
      <text:p text:style-name="P3"/>
      <text:p text:style-name="P4"><text:s text:c="31"/><text:span text:style-name="T1">|INVITE</text:span></text:p>
      <text:p text:style-name="P10"><text:s text:c="31"/><text:span text:style-name="T1">|pass INV to TU</text:span></text:p>
      <text:p text:style-name="P10"><text:s text:c="12"/><text:span text:style-name="T1">INVITE <text:s text:c="12"/>V send 100 if TU won't in 200ms</text:span></text:p>
      <text:p text:style-name="P10"><text:s text:c="12"/><text:span text:style-name="T1">send response+-----------+</text:span></text:p>
      <text:p text:style-name="P10"><text:s text:c="16"/><text:span text:style-name="T1">+--------| <text:s text:c="10"/>|--------+101-199 from TU</text:span></text:p>
      <text:p text:style-name="P10"><text:s text:c="16"/><text:span text:style-name="T1">| <text:s text:c="7"/>| Proceeding| <text:s text:c="7"/>|send response</text:span></text:p>
      <text:p text:style-name="P10"><text:s text:c="16"/><text:span text:style-name="T1">+-------&gt;| <text:s text:c="10"/>|&lt;-------+</text:span></text:p>
      <text:p text:style-name="P10"><text:s text:c="25"/><text:span text:style-name="T1">| <text:s text:c="10"/>| <text:s text:c="9"/>Transport Err.</text:span></text:p>
      <text:p text:style-name="P10"><text:s text:c="25"/><text:span text:style-name="T1">| <text:s text:c="10"/>| <text:s text:c="9"/>Inform TU</text:span></text:p>
      <text:p text:style-name="P10"><text:s text:c="25"/><text:span text:style-name="T1">| <text:s text:c="10"/>|---------------&gt;+</text:span></text:p>
      <text:p text:style-name="P10"><text:s text:c="25"/><text:span text:style-name="T1">+-----------+ <text:s text:c="15"/>|</text:span></text:p>
      <text:p text:style-name="P10"><text:s text:c="12"/><text:span text:style-name="T1">300-699 from TU | <text:s text:c="4"/>|2xx from TU <text:s text:c="7"/>|</text:span></text:p>
      <text:p text:style-name="P10"><text:s text:c="12"/><text:span text:style-name="T1">send response <text:s text:c="2"/>| <text:s text:c="4"/>|send response <text:s text:c="5"/>|</text:span></text:p>
      <text:p text:style-name="P10"><text:s text:c="28"/><text:span text:style-name="T1">| <text:s text:c="4"/>+------------------&gt;+</text:span></text:p>
      <text:p text:style-name="P10"><text:s text:c="28"/><text:span text:style-name="T1">| <text:s text:c="24"/>|</text:span></text:p>
      <text:p text:style-name="P10"><text:s text:c="12"/><text:span text:style-name="T1">INVITE <text:s text:c="9"/>V <text:s text:c="9"/>Timer G fires <text:s/>|</text:span></text:p>
      <text:p text:style-name="P10"><text:s text:c="12"/><text:span text:style-name="T1">send response+-----------+ send response <text:s/>|</text:span></text:p>
      <text:p text:style-name="P10"><text:s text:c="16"/><text:span text:style-name="T1">+--------| <text:s text:c="10"/>|--------+ <text:s text:c="6"/>|</text:span></text:p>
      <text:p text:style-name="P10"><text:s text:c="16"/><text:span text:style-name="T1">| <text:s text:c="7"/>| Completed | <text:s text:c="7"/>| <text:s text:c="6"/>|</text:span></text:p>
      <text:p text:style-name="P10"><text:s text:c="16"/><text:span text:style-name="T1">+-------&gt;| <text:s text:c="10"/>|&lt;-------+ <text:s text:c="6"/>|</text:span></text:p>
      <text:p text:style-name="P10"><text:s text:c="25"/><text:span text:style-name="T1">+-----------+ <text:s text:c="15"/>|</text:span></text:p>
      <text:p text:style-name="P10"><text:s text:c="28"/><text:span text:style-name="T1">| <text:s text:c="4"/>| <text:s text:c="18"/>|</text:span></text:p>
      <text:p text:style-name="P10"><text:s text:c="24"/><text:span text:style-name="T1">ACK | <text:s text:c="4"/>| <text:s text:c="18"/>|</text:span></text:p>
      <text:p text:style-name="P10"><text:s text:c="24"/><text:span text:style-name="T1">- <text:s text:c="2"/>| <text:s text:c="4"/>+------------------&gt;+</text:span></text:p>
      <text:p text:style-name="P10"><text:s text:c="28"/><text:span text:style-name="T1">| <text:s text:c="7"/>Timer H fires <text:s text:c="3"/>|</text:span></text:p>
      <text:p text:style-name="P10"><text:s text:c="28"/><text:span text:style-name="T1">V <text:s text:c="7"/>or Transport Err.|</text:span></text:p>
      <text:p text:style-name="P10"><text:s text:c="25"/><text:span text:style-name="T1">+-----------+ <text:s/>Inform TU <text:s text:c="4"/>|</text:span></text:p>
      <text:p text:style-name="P10"><text:s text:c="25"/><text:span text:style-name="T1">| <text:s text:c="10"/>| <text:s text:c="15"/>|</text:span></text:p>
      <text:p text:style-name="P10"><text:s text:c="25"/><text:span text:style-name="T1">| Confirmed | <text:s text:c="15"/>|</text:span></text:p>
      <text:p text:style-name="P10"><text:s text:c="25"/><text:span text:style-name="T1">| <text:s text:c="10"/>| <text:s text:c="15"/>|</text:span></text:p>
      <text:p text:style-name="P10"><text:s text:c="25"/><text:span text:style-name="T1">+-----------+ <text:s text:c="15"/>|</text:span></text:p>
      <text:p text:style-name="P10"><text:s text:c="31"/><text:span text:style-name="T1">| <text:s text:c="21"/>|</text:span></text:p>
      <text:p text:style-name="P10"><text:s text:c="31"/><text:span text:style-name="T1">|Timer I fires <text:s text:c="8"/>|</text:span></text:p>
      <text:p text:style-name="P10"><text:s text:c="31"/><text:span text:style-name="T1">|- <text:s text:c="20"/>|</text:span></text:p>
      <text:p text:style-name="P10"><text:s text:c="31"/><text:span text:style-name="T1">| <text:s text:c="21"/>|</text:span></text:p>
      <text:p text:style-name="P10"><text:s text:c="31"/><text:span text:style-name="T1">V <text:s text:c="21"/>|</text:span></text:p>
      <text:p text:style-name="P10"><text:s text:c="25"/><text:span text:style-name="T1">+-----------+ <text:s text:c="15"/>|</text:span></text:p>
      <text:p text:style-name="P10"><text:s text:c="25"/><text:span text:style-name="T1">| <text:s text:c="10"/>| <text:s text:c="15"/>|</text:span></text:p>
      <text:p text:style-name="P10"><text:s text:c="25"/><text:span text:style-name="T1">| Terminated|&lt;---------------+</text:span></text:p>
      <text:p text:style-name="P10"><text:s text:c="25"/><text:span text:style-name="T1">| <text:s text:c="10"/>|</text:span></text:p>
      <text:p text:style-name="P10"><text:s text:c="25"/><text:span text:style-name="T1">+-----------+</text:span></text:p>
      <text:p text:style-name="P15"/>
      <text:p text:style-name="P10"><text:s text:c="14"/><text:span text:style-name="T1">Figure 7: INVITE server transaction</text:span></text:p>
      <text:p text:style-name="P2"/>
      <text:p text:style-name="P2"/>
      <text:p text:style-name="P3"/>
      <text:p text:style-name="P4"><text:s text:c="34"/><text:span text:style-name="T1">|Request received</text:span></text:p>
      <text:p text:style-name="P10"><text:s text:c="34"/><text:span text:style-name="T1">|pass to TU</text:span></text:p>
      <text:p text:style-name="P10"><text:s text:c="34"/><text:span text:style-name="T1">V</text:span></text:p>
      <text:p text:style-name="P10"><text:s text:c="28"/><text:span text:style-name="T1">+-----------+</text:span></text:p>
      <text:p text:style-name="P10"><text:s text:c="28"/><text:span text:style-name="T1">| <text:s text:c="10"/>|</text:span></text:p>
      <text:p text:style-name="P10"><text:s text:c="28"/><text:span text:style-name="T1">| Trying <text:s text:c="3"/>|-------------+</text:span></text:p>
      <text:p text:style-name="P10"><text:s text:c="28"/><text:span text:style-name="T1">| <text:s text:c="10"/>| <text:s text:c="12"/>|</text:span></text:p>
      <text:p text:style-name="P10"><text:s text:c="28"/><text:span text:style-name="T1">+-----------+ <text:s text:c="12"/>|200-699 from TU</text:span></text:p>
      <text:p text:style-name="P10"><text:s text:c="34"/><text:span text:style-name="T1">| <text:s text:c="18"/>|send response</text:span></text:p>
      <text:p text:style-name="P10"><text:s text:c="34"/><text:span text:style-name="T1">|1xx from TU <text:s text:c="7"/>|</text:span></text:p>
      <text:p text:style-name="P10"><text:s text:c="34"/><text:span text:style-name="T1">|send response <text:s text:c="5"/>|</text:span></text:p>
      <text:p text:style-name="P10"><text:s text:c="34"/><text:span text:style-name="T1">| <text:s text:c="18"/>|</text:span></text:p>
      <text:p text:style-name="P10"><text:s text:c="15"/><text:span text:style-name="T1">Request <text:s text:c="11"/>V <text:s text:c="5"/>1xx from TU <text:s/>|</text:span></text:p>
      <text:p text:style-name="P10"><text:s text:c="15"/><text:span text:style-name="T1">send response+-----------+send response|</text:span></text:p>
      <text:p text:style-name="P10"><text:s text:c="19"/><text:span text:style-name="T1">+--------| <text:s text:c="10"/>|--------+ <text:s text:c="3"/>|</text:span></text:p>
      <text:p text:style-name="P10"><text:s text:c="19"/><text:span text:style-name="T1">| <text:s text:c="7"/>| Proceeding| <text:s text:c="7"/>| <text:s text:c="3"/>|</text:span></text:p>
      <text:p text:style-name="P10"><text:s text:c="19"/><text:span text:style-name="T1">+-------&gt;| <text:s text:c="10"/>|&lt;-------+ <text:s text:c="3"/>|</text:span></text:p>
      <text:p text:style-name="P10"><text:s text:c="12"/><text:span text:style-name="T1">+&lt;--------------| <text:s text:c="10"/>| <text:s text:c="12"/>|</text:span></text:p>
      <text:p text:style-name="P10"><text:s text:c="12"/><text:span text:style-name="T1">|Trnsprt Err <text:s text:c="3"/>+-----------+ <text:s text:c="12"/>|</text:span></text:p>
      <text:p text:style-name="P10"><text:s text:c="12"/><text:span text:style-name="T1">|Inform TU <text:s text:c="11"/>| <text:s text:c="18"/>|</text:span></text:p>
      <text:p text:style-name="P10"><text:s text:c="12"/><text:span text:style-name="T1">| <text:s text:c="20"/>| <text:s text:c="18"/>|</text:span></text:p>
      <text:p text:style-name="P10"><text:s text:c="12"/><text:span text:style-name="T1">| <text:s text:c="20"/>|200-699 from TU <text:s text:c="3"/>|</text:span></text:p>
      <text:p text:style-name="P10"><text:s text:c="12"/><text:span text:style-name="T1">| <text:s text:c="20"/>|send response <text:s text:c="5"/>|</text:span></text:p>
      <text:p text:style-name="P10"><text:s text:c="12"/><text:span text:style-name="T1">| <text:s/>Request <text:s text:c="11"/>V <text:s text:c="18"/>|</text:span></text:p>
      <text:p text:style-name="P10"><text:s text:c="12"/><text:span text:style-name="T1">| <text:s/>send response+-----------+ <text:s text:c="12"/>|</text:span></text:p>
      <text:p text:style-name="P10"><text:s text:c="12"/><text:span text:style-name="T1">| <text:s text:c="5"/>+--------| <text:s text:c="10"/>| <text:s text:c="12"/>|</text:span></text:p>
      <text:p text:style-name="P10"><text:s text:c="12"/><text:span text:style-name="T1">| <text:s text:c="5"/>| <text:s text:c="7"/>| Completed |&lt;------------+</text:span></text:p>
      <text:p text:style-name="P10"><text:s text:c="12"/><text:span text:style-name="T1">| <text:s text:c="5"/>+-------&gt;| <text:s text:c="10"/>|</text:span></text:p>
      <text:p text:style-name="P10"><text:s text:c="12"/><text:span text:style-name="T1">+&lt;--------------| <text:s text:c="10"/>|</text:span></text:p>
      <text:p text:style-name="P10"><text:s text:c="12"/><text:span text:style-name="T1">|Trnsprt Err <text:s text:c="3"/>+-----------+</text:span></text:p>
      <text:p text:style-name="P10"><text:s text:c="12"/><text:span text:style-name="T1">|Inform TU <text:s text:c="11"/>|</text:span></text:p>
      <text:p text:style-name="P10"><text:s text:c="12"/><text:span text:style-name="T1">| <text:s text:c="20"/>|Timer J fires</text:span></text:p>
      <text:p text:style-name="P10"><text:s text:c="12"/><text:span text:style-name="T1">| <text:s text:c="20"/>|-</text:span></text:p>
      <text:p text:style-name="P10"><text:s text:c="12"/><text:span text:style-name="T1">| <text:s text:c="20"/>|</text:span></text:p>
      <text:p text:style-name="P10"><text:s text:c="12"/><text:span text:style-name="T1">| <text:s text:c="20"/>V</text:span></text:p>
      <text:p text:style-name="P10"><text:s text:c="12"/><text:span text:style-name="T1">| <text:s text:c="14"/>+-----------+</text:span></text:p>
      <text:p text:style-name="P10"><text:s text:c="12"/><text:span text:style-name="T1">| <text:s text:c="14"/>| <text:s text:c="10"/>|</text:span></text:p>
      <text:p text:style-name="P10"><text:s text:c="12"/><text:span text:style-name="T1">+--------------&gt;| Terminated|</text:span></text:p>
      <text:p text:style-name="P10"><text:s text:c="28"/><text:span text:style-name="T1">| <text:s text:c="10"/>|</text:span></text:p>
      <text:p text:style-name="P10"><text:s text:c="28"/><text:span text:style-name="T1">+-----------+</text:span></text:p>
      <text:p text:style-name="P15"/>
      <text:p text:style-name="P10"><text:s text:c="16"/><text:span text:style-name="T1">Figure 8: non-INVITE server transaction</text:span></text:p>
      <text:p text:style-name="P2"/>
      <text:p text:style-name="P2"/>
      <text:p text:style-name="P3"/>
      <text:p text:style-name="P4"><text:s text:c="16"/><text:span text:style-name="T1">+----------+ <text:s text:c="11"/>+----------+</text:span></text:p>
      <text:p text:style-name="P10"><text:s text:c="16"/><text:span text:style-name="T1">| <text:s text:c="9"/>| 1xx-notag <text:s/>| <text:s text:c="9"/>|</text:span></text:p>
      <text:p text:style-name="P10"><text:s text:c="16"/><text:span text:style-name="T1">| <text:s text:c="9"/>|-----------&gt;| <text:s text:c="9"/>|</text:span></text:p>
      <text:p text:style-name="P10"><text:s text:c="16"/><text:span text:style-name="T1">| <text:s/>Trying <text:s/>| <text:s text:c="11"/>|Proceeding|-----+</text:span></text:p>
      <text:p text:style-name="P10"><text:s text:c="16"/><text:span text:style-name="T1">| <text:s text:c="9"/>|---+ <text:s/>+-----| <text:s text:c="9"/>| <text:s text:c="4"/>|</text:span></text:p>
      <text:p text:style-name="P10"><text:s text:c="16"/><text:span text:style-name="T1">| <text:s text:c="9"/>| <text:s text:c="2"/>| <text:s/>| <text:s text:c="4"/>| <text:s text:c="9"/>| <text:s text:c="4"/>|</text:span></text:p>
      <text:p text:style-name="P10"><text:s text:c="16"/><text:span text:style-name="T1">+----------+ <text:s text:c="2"/>| <text:s/>| <text:s text:c="4"/>+----------+ <text:s text:c="4"/>|</text:span></text:p>
      <text:p text:style-name="P10"><text:s text:c="21"/><text:span text:style-name="T1">| <text:s text:c="2"/>| <text:s text:c="4"/>| <text:s/>| <text:s text:c="9"/>| <text:s text:c="10"/>|</text:span></text:p>
      <text:p text:style-name="P10"><text:s text:c="21"/><text:span text:style-name="T1">| <text:s text:c="2"/>| <text:s text:c="4"/>| <text:s/>| <text:s text:c="9"/>| <text:s text:c="10"/>|</text:span></text:p>
      <text:p text:style-name="P10"><text:s text:c="21"/><text:span text:style-name="T1">+&lt;--C-----C--+ <text:s text:c="9"/>|1xx-tag <text:s text:c="3"/>|</text:span></text:p>
      <text:p text:style-name="P10"><text:s text:c="21"/><text:span text:style-name="T1">| <text:s text:c="2"/>| <text:s text:c="4"/>| <text:s text:c="12"/>| <text:s text:c="10"/>|</text:span></text:p>
      <text:p text:style-name="P10"><text:s text:c="12"/><text:span text:style-name="T1">cancelled| <text:s text:c="2"/>| <text:s text:c="4"/>| <text:s text:c="12"/>V <text:s text:c="10"/>|</text:span></text:p>
      <text:p text:style-name="P10"><text:s text:c="13"/><text:span text:style-name="T1">rejected| <text:s text:c="2"/>| <text:s text:c="4"/>|1xx-tag +----------+ <text:s text:c="4"/>|</text:span></text:p>
      <text:p text:style-name="P10"><text:s text:c="21"/><text:span text:style-name="T1">| <text:s text:c="2"/>| <text:s text:c="4"/>+-------&gt;| <text:s text:c="9"/>| <text:s text:c="4"/>|2xx</text:span></text:p>
      <text:p text:style-name="P10"><text:s text:c="21"/><text:span text:style-name="T1">| <text:s text:c="2"/>| <text:s text:c="13"/>| <text:s text:c="9"/>| <text:s text:c="4"/>|</text:span></text:p>
      <text:p text:style-name="P10"><text:s text:c="21"/><text:span text:style-name="T1">+&lt;--C--------------| <text:s/>Early <text:s text:c="2"/>|-----C---+ 1xx-tag</text:span></text:p>
      <text:p text:style-name="P10"><text:s text:c="21"/><text:span text:style-name="T1">| <text:s text:c="2"/>| <text:s text:c="2"/>replaced <text:s text:c="2"/>| <text:s text:c="9"/>| <text:s text:c="4"/>| <text:s text:c="2"/>| w/new tag</text:span></text:p>
      <text:p text:style-name="P10"><text:s text:c="21"/><text:span text:style-name="T1">| <text:s text:c="2"/>| <text:s text:c="13"/>| <text:s text:c="9"/>|&lt;----C---+ (new FSM</text:span></text:p>
      <text:p text:style-name="P10"><text:s text:c="21"/><text:span text:style-name="T1">| <text:s text:c="2"/>| <text:s text:c="13"/>+----------+ <text:s text:c="4"/>| <text:s text:c="5"/>instance</text:span></text:p>
      <text:p text:style-name="P10"><text:s text:c="21"/><text:span text:style-name="T1">| <text:s text:c="2"/>| <text:s text:c="2"/>2xx <text:s text:c="12"/>| <text:s text:c="10"/>| <text:s text:c="5"/>created)</text:span></text:p>
      <text:p text:style-name="P10"><text:s text:c="21"/><text:span text:style-name="T1">| <text:s text:c="2"/>+----------------+ <text:s/>| <text:s text:c="10"/>|</text:span></text:p>
      <text:p text:style-name="P10"><text:s text:c="21"/><text:span text:style-name="T1">| <text:s text:c="19"/>| <text:s/>|2xx <text:s text:c="7"/>|</text:span></text:p>
      <text:p text:style-name="P10"><text:s text:c="21"/><text:span text:style-name="T1">| <text:s text:c="19"/>| <text:s/>| <text:s text:c="10"/>|</text:span></text:p>
      <text:p text:style-name="P10"><text:s text:c="21"/><text:span text:style-name="T1">V <text:s text:c="19"/>V <text:s/>V <text:s text:c="10"/>|</text:span></text:p>
      <text:p text:style-name="P10"><text:s text:c="16"/><text:span text:style-name="T1">+----------+ <text:s text:c="11"/>+----------+ <text:s text:c="4"/>|</text:span></text:p>
      <text:p text:style-name="P10"><text:s text:c="16"/><text:span text:style-name="T1">| <text:s text:c="9"/>| <text:s text:c="11"/>| <text:s text:c="9"/>| <text:s text:c="4"/>|</text:span></text:p>
      <text:p text:style-name="P10"><text:s text:c="16"/><text:span text:style-name="T1">| <text:s text:c="9"/>| <text:s text:c="11"/>| <text:s text:c="9"/>| <text:s text:c="4"/>|</text:span></text:p>
      <text:p text:style-name="P10"><text:s text:c="16"/><text:span text:style-name="T1">|Terminated|&lt;-----------| Confirmed|&lt;----+</text:span></text:p>
      <text:p text:style-name="P10"><text:s text:c="16"/><text:span text:style-name="T1">| <text:s text:c="9"/>| <text:s/>error <text:s text:c="4"/>| <text:s text:c="9"/>|</text:span></text:p>
      <text:p text:style-name="P10"><text:s text:c="16"/><text:span text:style-name="T1">| <text:s text:c="9"/>| <text:s/>timeout <text:s text:c="2"/>| <text:s text:c="9"/>|</text:span></text:p>
      <text:p text:style-name="P10"><text:s text:c="16"/><text:span text:style-name="T1">+----------+ <text:s/>replaced <text:s/>+----------+</text:span></text:p>
      <text:p text:style-name="P10"><text:s text:c="30"/><text:span text:style-name="T1">local-bye <text:s text:c="2"/>| <text:s text:c="5"/>^</text:span></text:p>
      <text:p text:style-name="P10"><text:s text:c="30"/><text:span text:style-name="T1">remote-bye <text:s/>| <text:s text:c="5"/>|</text:span></text:p>
      <text:p text:style-name="P10"><text:s text:c="42"/><text:span text:style-name="T1">| <text:s text:c="5"/>|</text:span></text:p>
      <text:p text:style-name="P10"><text:s text:c="42"/><text:span text:style-name="T1">+------+</text:span></text:p>
      <text:p text:style-name="P10"><text:s text:c="43"/><text:span text:style-name="T1">2xx w. new tag</text:span></text:p>
      <text:p text:style-name="P10"><text:s text:c="44"/><text:span text:style-name="T1">(new FSM instance</text:span></text:p>
      <text:p text:style-name="P10"><text:s text:c="45"/><text:span text:style-name="T1">created)</text:span></text:p>
      <text:p text:style-name="P15"/>
      <text:p text:style-name="P10"><text:s text:c="31"/><text:span text:style-name="T1">Figure 3</text:span></text:p>
      <text:p text:style-name="P15"/>
      <text:p text:style-name="P10"><text:s text:c="3"/><text:span text:style-name="T1">The FSM for dialog state is shown in Figure 3. </text:span></text:p>
      <text:p text:style-name="Standard"/>
      <text:p text:style-name="P19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span text:style-name="T3"/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3"/></text:a></text:p>
      <text:p text:style-name="Preformatted_20_Text"><text:span text:style-name="T3"/></text:p>
      <text:p text:style-name="Preformatted_20_Text"><text:a xlink:type="simple" xlink:href="https://tools.ietf.org/html/rfc3261#section-17" office:name="section-17" text:style-name="Internet_20_link" text:visited-style-name="Visited_20_Internet_20_Link"><text:span text:style-name="T5">17</text:span></text:a><text:span text:style-name="T9"> Transactions</text:span></text:p>
      <text:p text:style-name="P14"/>
      <text:p text:style-name="P14"/>
      <text:p text:style-name="P8"><text:s text:c="3"/><text:span text:style-name="T1">SIP is a transactional protocol: interactions between components take</text:span></text:p>
      <text:p text:style-name="P8"><text:s text:c="3"/><text:span text:style-name="T1">place in a series of independent message exchanges. <text:s/>Specifically, a</text:span></text:p>
      <text:p text:style-name="P8"><text:s text:c="3"/><text:span text:style-name="T1">SIP transaction consists of a single request and any responses to</text:span></text:p>
      <text:p text:style-name="P8"><text:s text:c="3"/><text:span text:style-name="T1">that request, which include zero or more provisional responses and</text:span></text:p>
      <text:p text:style-name="P8"><text:s text:c="3"/><text:span text:style-name="T1">one or more final responses. <text:s/>In the case of a transaction where the</text:span></text:p>
      <text:p text:style-name="P8"><text:s text:c="3"/><text:span text:style-name="T1">request was an INVITE (known as an INVITE transaction), the</text:span></text:p>
      <text:p text:style-name="P8"><text:s text:c="3"/><text:span text:style-name="T1">transaction also includes the ACK only if the final response was not</text:span></text:p>
      <text:p text:style-name="P8"><text:s text:c="3"/><text:span text:style-name="T1">a 2xx response. <text:s/>If the response was a 2xx, the ACK is not considered</text:span></text:p>
      <text:p text:style-name="P8"><text:s text:c="3"/><text:span text:style-name="T1">part of the transaction.</text:span></text:p>
      <text:p text:style-name="P14"/>
      <text:p text:style-name="P8"><text:s text:c="6"/><text:span text:style-name="T1">The reason for this separation is rooted in the importance of</text:span></text:p>
      <text:p text:style-name="P8"><text:s text:c="6"/><text:span text:style-name="T1">delivering all 200 (OK) responses to an INVITE to the UAC. <text:s/>To</text:span></text:p>
      <text:p text:style-name="P8"><text:s text:c="6"/><text:span text:style-name="T1">deliver them all to the UAC, the UAS alone takes responsibility</text:span></text:p>
      <text:p text:style-name="P14"/>
      <text:p text:style-name="P14"/>
      <text:p text:style-name="P14"/>
      <text:p text:style-name="P12"><text:soft-page-break/>Rosenberg, et. al. <text:s text:c="9"/>Standards Track <text:s text:c="18"/>[Page 122]</text:p>
      <text:p text:style-name="P22"/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13"><text:span text:style-name="T14"><text:s text:c="6"/></text:span><text:span text:style-name="T15">for retransmitting them (see </text:span><text:a xlink:type="simple" xlink:href="https://tools.ietf.org/html/rfc3261#section-13.3.1.4" text:style-name="Internet_20_link" text:visited-style-name="Visited_20_Internet_20_Link">Section 13.3.1.4</text:a><text:span text:style-name="T15">), and the UAC alone</text:span></text:p>
      <text:p text:style-name="P13"><text:span text:style-name="T14"><text:s text:c="6"/></text:span><text:span text:style-name="T15">takes responsibility for acknowledging them with ACK (see </text:span><text:a xlink:type="simple" xlink:href="https://tools.ietf.org/html/rfc3261#section-13.2.2.4" text:style-name="Internet_20_link" text:visited-style-name="Visited_20_Internet_20_Link">Section</text:a></text:p>
      <text:p text:style-name="P13"><text:span text:style-name="T14"><text:s text:c="6"/></text:span><text:a xlink:type="simple" xlink:href="https://tools.ietf.org/html/rfc3261#section-13.2.2.4" text:style-name="Internet_20_link" text:visited-style-name="Visited_20_Internet_20_Link">13.2.2.4</text:a><text:span text:style-name="T15">). <text:s/>Since this ACK is retransmitted only by the UAC, it is</text:span></text:p>
      <text:p text:style-name="P8"><text:s text:c="6"/><text:span text:style-name="T1">effectively considered its own transaction.</text:span></text:p>
      <text:p text:style-name="P14"/>
      <text:p text:style-name="P8"><text:s text:c="3"/><text:span text:style-name="T1">Transactions have a client side and a server side. <text:s/>The client side</text:span></text:p>
      <text:p text:style-name="P8"><text:s text:c="3"/><text:span text:style-name="T1">is known as a client transaction and the server side as a server</text:span></text:p>
      <text:p text:style-name="P8"><text:s text:c="3"/><text:span text:style-name="T1">transaction. <text:s/>The client transaction sends the request, and the</text:span></text:p>
      <text:p text:style-name="P8"><text:s text:c="3"/><text:span text:style-name="T1">server transaction sends the response. <text:s/>The client and server</text:span></text:p>
      <text:p text:style-name="P8"><text:s text:c="3"/><text:span text:style-name="T1">transactions are logical functions that are embedded in any number of</text:span></text:p>
      <text:p text:style-name="P8"><text:s text:c="3"/><text:span text:style-name="T1">elements. <text:s/>Specifically, they exist within user agents and stateful</text:span></text:p>
      <text:p text:style-name="P13"><text:span text:style-name="T14"><text:s text:c="3"/></text:span><text:span text:style-name="T15">proxy servers. <text:s/>Consider the example in </text:span><text:a xlink:type="simple" xlink:href="https://tools.ietf.org/html/rfc3261#section-4" text:style-name="Internet_20_link" text:visited-style-name="Visited_20_Internet_20_Link">Section 4</text:a><text:span text:style-name="T15">. <text:s/>In this example,</text:span></text:p>
      <text:p text:style-name="P8"><text:s text:c="3"/><text:span text:style-name="T1">the UAC executes the client transaction, and its outbound proxy</text:span></text:p>
      <text:p text:style-name="P8"><text:s text:c="3"/><text:span text:style-name="T1">executes the server transaction. <text:s/>The outbound proxy also executes a</text:span></text:p>
      <text:p text:style-name="P8"><text:s text:c="3"/><text:span text:style-name="T1">client transaction, which sends the request to a server transaction</text:span></text:p>
      <text:p text:style-name="P8"><text:s text:c="3"/><text:span text:style-name="T1">in the inbound proxy. <text:s/>That proxy also executes a client transaction,</text:span></text:p>
      <text:p text:style-name="P8"><text:s text:c="3"/><text:span text:style-name="T1">which in turn sends the request to a server transaction in the UAS.</text:span></text:p>
      <text:p text:style-name="P8"><text:s text:c="3"/><text:span text:style-name="T1">This is shown in Figure 4.</text:span></text:p>
      <text:p text:style-name="P14"/>
      <text:p text:style-name="P8"><text:s text:c="3"/><text:span text:style-name="T1">+---------+ <text:s text:c="7"/>+---------+ <text:s text:c="7"/>+---------+ <text:s text:c="7"/>+---------+</text:span></text:p>
      <text:p text:style-name="P8"><text:s text:c="3"/><text:span text:style-name="T1">| <text:s text:c="5"/>+-+|Request |+-+ <text:s text:c="2"/>+-+|Request |+-+ <text:s text:c="2"/>+-+|Request |+-+ <text:s text:c="5"/>|</text:span></text:p>
      <text:p text:style-name="P8"><text:s text:c="3"/><text:span text:style-name="T1">| <text:s text:c="5"/>|C||-------&gt;||S| <text:s text:c="2"/>|C||-------&gt;||S| <text:s text:c="2"/>|C||-------&gt;||S| <text:s text:c="5"/>|</text:span></text:p>
      <text:p text:style-name="P8"><text:s text:c="3"/><text:span text:style-name="T1">| <text:s text:c="5"/>|l|| <text:s text:c="7"/>||e| <text:s text:c="2"/>|l|| <text:s text:c="7"/>||e| <text:s text:c="2"/>|l|| <text:s text:c="7"/>||e| <text:s text:c="5"/>|</text:span></text:p>
      <text:p text:style-name="P8"><text:s text:c="3"/><text:span text:style-name="T1">| <text:s text:c="5"/>|i|| <text:s text:c="7"/>||r| <text:s text:c="2"/>|i|| <text:s text:c="7"/>||r| <text:s text:c="2"/>|i|| <text:s text:c="7"/>||r| <text:s text:c="5"/>|</text:span></text:p>
      <text:p text:style-name="P8"><text:s text:c="3"/><text:span text:style-name="T1">| <text:s text:c="5"/>|e|| <text:s text:c="7"/>||v| <text:s text:c="2"/>|e|| <text:s text:c="7"/>||v| <text:s text:c="2"/>|e|| <text:s text:c="7"/>||v| <text:s text:c="5"/>|</text:span></text:p>
      <text:p text:style-name="P8"><text:s text:c="3"/><text:span text:style-name="T1">| <text:s text:c="5"/>|n|| <text:s text:c="7"/>||e| <text:s text:c="2"/>|n|| <text:s text:c="7"/>||e| <text:s text:c="2"/>|n|| <text:s text:c="7"/>||e| <text:s text:c="5"/>|</text:span></text:p>
      <text:p text:style-name="P8"><text:s text:c="3"/><text:span text:style-name="T1">| <text:s text:c="5"/>|t|| <text:s text:c="7"/>||r| <text:s text:c="2"/>|t|| <text:s text:c="7"/>||r| <text:s text:c="2"/>|t|| <text:s text:c="7"/>||r| <text:s text:c="5"/>|</text:span></text:p>
      <text:p text:style-name="P8"><text:s text:c="3"/><text:span text:style-name="T1">| <text:s text:c="5"/>| || <text:s text:c="7"/>|| | <text:s text:c="2"/>| || <text:s text:c="7"/>|| | <text:s text:c="2"/>| || <text:s text:c="7"/>|| | <text:s text:c="5"/>|</text:span></text:p>
      <text:p text:style-name="P8"><text:s text:c="3"/><text:span text:style-name="T1">| <text:s text:c="5"/>|T|| <text:s text:c="7"/>||T| <text:s text:c="2"/>|T|| <text:s text:c="7"/>||T| <text:s text:c="2"/>|T|| <text:s text:c="7"/>||T| <text:s text:c="5"/>|</text:span></text:p>
      <text:p text:style-name="P8"><text:s text:c="3"/><text:span text:style-name="T1">| <text:s text:c="5"/>|r|| <text:s text:c="7"/>||r| <text:s text:c="2"/>|r|| <text:s text:c="7"/>||r| <text:s text:c="2"/>|r|| <text:s text:c="7"/>||r| <text:s text:c="5"/>|</text:span></text:p>
      <text:p text:style-name="P8"><text:s text:c="3"/><text:span text:style-name="T1">| <text:s text:c="5"/>|a|| <text:s text:c="7"/>||a| <text:s text:c="2"/>|a|| <text:s text:c="7"/>||a| <text:s text:c="2"/>|a|| <text:s text:c="7"/>||a| <text:s text:c="5"/>|</text:span></text:p>
      <text:p text:style-name="P8"><text:s text:c="3"/><text:span text:style-name="T1">| <text:s text:c="5"/>|n|| <text:s text:c="7"/>||n| <text:s text:c="2"/>|n|| <text:s text:c="7"/>||n| <text:s text:c="2"/>|n|| <text:s text:c="7"/>||n| <text:s text:c="5"/>|</text:span></text:p>
      <text:p text:style-name="P8"><text:s text:c="3"/><text:span text:style-name="T1">| <text:s text:c="5"/>|s||Response||s| <text:s text:c="2"/>|s||Response||s| <text:s text:c="2"/>|s||Response||s| <text:s text:c="5"/>|</text:span></text:p>
      <text:p text:style-name="P8"><text:s text:c="3"/><text:span text:style-name="T1">| <text:s text:c="5"/>+-+|&lt;-------|+-+ <text:s text:c="2"/>+-+|&lt;-------|+-+ <text:s text:c="2"/>+-+|&lt;-------|+-+ <text:s text:c="5"/>|</text:span></text:p>
      <text:p text:style-name="P8"><text:s text:c="3"/><text:span text:style-name="T1">+---------+ <text:s text:c="7"/>+---------+ <text:s text:c="7"/>+---------+ <text:s text:c="7"/>+---------+</text:span></text:p>
      <text:p text:style-name="P8"><text:s text:c="6"/><text:span text:style-name="T1">UAC <text:s text:c="14"/>Outbound <text:s text:c="10"/>Inbound <text:s text:c="13"/>UAS</text:span></text:p>
      <text:p text:style-name="P8"><text:s text:c="24"/><text:span text:style-name="T1">Proxy <text:s text:c="14"/>Proxy</text:span></text:p>
      <text:p text:style-name="P14"/>
      <text:p text:style-name="P8"><text:s text:c="18"/><text:span text:style-name="T1">Figure 4: Transaction relationships</text:span></text:p>
      <text:p text:style-name="P14"/>
      <text:p text:style-name="P8"><text:s text:c="3"/><text:span text:style-name="T1">A stateless proxy does not contain a client or server transaction.</text:span></text:p>
      <text:p text:style-name="P8"><text:s text:c="3"/><text:span text:style-name="T1">The transaction exists between the UA or stateful proxy on one side,</text:span></text:p>
      <text:p text:style-name="P8"><text:s text:c="3"/><text:span text:style-name="T1">and the UA or stateful proxy on the other side. <text:s/>As far as SIP</text:span></text:p>
      <text:p text:style-name="P8"><text:s text:c="3"/><text:span text:style-name="T1">transactions are concerned, stateless proxies are effectively</text:span></text:p>
      <text:p text:style-name="P8"><text:s text:c="3"/><text:span text:style-name="T1">transparent. <text:s/>The purpose of the client transaction is to receive a</text:span></text:p>
      <text:p text:style-name="P8"><text:s text:c="3"/><text:span text:style-name="T1">request from the element in which the client is embedded (call this</text:span></text:p>
      <text:p text:style-name="P8"><text:s text:c="3"/><text:span text:style-name="T1">element the "Transaction User" or TU; it can be a UA or a stateful</text:span></text:p>
      <text:p text:style-name="P8"><text:s text:c="3"/><text:span text:style-name="T1">proxy), and reliably deliver the request to a server transaction.</text:span></text:p>
      <text:p text:style-name="P14"/>
      <text:p text:style-name="P14"/>
      <text:p text:style-name="P14"/>
      <text:p text:style-name="P12"/>
      <text:p text:style-name="P12"/>
      <text:p text:style-name="P12"/>
      <text:p text:style-name="P12"><text:soft-page-break/>Rosenberg, et. al. <text:s text:c="9"/>Standards Track <text:s text:c="18"/>[Page 123]</text:p>
      <text:p text:style-name="P22"/>
      <text:p text:style-name="P7"><text:bookmark text:name="page-124"/><text:a xlink:type="simple" xlink:href="https://tools.ietf.org/html/rfc3261#page-124" office:name="page-124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The client transaction is also responsible for receiving responses</text:span></text:p>
      <text:p text:style-name="P8"><text:s text:c="3"/><text:span text:style-name="T1">and delivering them to the TU, filtering out any response</text:span></text:p>
      <text:p text:style-name="P8"><text:s text:c="3"/><text:span text:style-name="T1">retransmissions or disallowed responses (such as a response to ACK).</text:span></text:p>
      <text:p text:style-name="P8"><text:s text:c="3"/><text:span text:style-name="T1">Additionally, in the case of an INVITE request, the client</text:span></text:p>
      <text:p text:style-name="P8"><text:s text:c="3"/><text:span text:style-name="T1">transaction is responsible for generating the ACK request for any</text:span></text:p>
      <text:p text:style-name="P8"><text:s text:c="3"/><text:span text:style-name="T1">final response accepting a 2xx response.</text:span></text:p>
      <text:p text:style-name="P14"/>
      <text:p text:style-name="P8"><text:s text:c="3"/><text:span text:style-name="T1">Similarly, the purpose of the server transaction is to receive</text:span></text:p>
      <text:p text:style-name="P8"><text:s text:c="3"/><text:span text:style-name="T1">requests from the transport layer and deliver them to the TU. <text:s/>The</text:span></text:p>
      <text:p text:style-name="P8"><text:s text:c="3"/><text:span text:style-name="T1">server transaction filters any request retransmissions from the</text:span></text:p>
      <text:p text:style-name="P8"><text:s text:c="3"/><text:span text:style-name="T1">network. <text:s/>The server transaction accepts responses from the TU and</text:span></text:p>
      <text:p text:style-name="P8"><text:s text:c="3"/><text:span text:style-name="T1">delivers them to the transport layer for transmission over the</text:span></text:p>
      <text:p text:style-name="P8"><text:s text:c="3"/><text:span text:style-name="T1">network. <text:s/>In the case of an INVITE transaction, it absorbs the ACK</text:span></text:p>
      <text:p text:style-name="P8"><text:s text:c="3"/><text:span text:style-name="T1">request for any final response excepting a 2xx response.</text:span></text:p>
      <text:p text:style-name="P14"/>
      <text:p text:style-name="P8"><text:s text:c="3"/><text:span text:style-name="T1">The 2xx response and its ACK receive special treatment. <text:s/>This</text:span></text:p>
      <text:p text:style-name="P8"><text:s text:c="3"/><text:span text:style-name="T1">response is retransmitted only by a UAS, and its ACK generated only</text:span></text:p>
      <text:p text:style-name="P8"><text:s text:c="3"/><text:span text:style-name="T1">by the UAC. <text:s/>This end-to-end treatment is needed so that a caller</text:span></text:p>
      <text:p text:style-name="P8"><text:s text:c="3"/><text:span text:style-name="T1">knows the entire set of users that have accepted the call. <text:s/>Because</text:span></text:p>
      <text:p text:style-name="P8"><text:s text:c="3"/><text:span text:style-name="T1">of this special handling, retransmissions of the 2xx response are</text:span></text:p>
      <text:p text:style-name="P8"><text:s text:c="3"/><text:span text:style-name="T1">handled by the UA core, not the transaction layer. <text:s/>Similarly,</text:span></text:p>
      <text:p text:style-name="P8"><text:s text:c="3"/><text:span text:style-name="T1">generation of the ACK for the 2xx is handled by the UA core. <text:s/>Each</text:span></text:p>
      <text:p text:style-name="P8"><text:s text:c="3"/><text:span text:style-name="T1">proxy along the path merely forwards each 2xx response to INVITE and</text:span></text:p>
      <text:p text:style-name="P8"><text:s text:c="3"/><text:span text:style-name="T1">its corresponding ACK.</text:span></text:p>
      <text:p text:style-name="P14"/>
      <text:p text:style-name="P16"><text:a xlink:type="simple" xlink:href="https://tools.ietf.org/html/rfc3261#section-17.1" office:name="section-17.1" text:style-name="Internet_20_link" text:visited-style-name="Visited_20_Internet_20_Link"><text:span text:style-name="T5">17.1</text:span></text:a><text:span text:style-name="T9"> Client Transaction</text:span></text:p>
      <text:p text:style-name="P14"/>
      <text:p text:style-name="P14"/>
      <text:p text:style-name="P8"><text:s text:c="3"/><text:span text:style-name="T1">The client transaction provides its functionality through the</text:span></text:p>
      <text:p text:style-name="P8"><text:s text:c="3"/><text:span text:style-name="T1">maintenance of a state machine.</text:span></text:p>
      <text:p text:style-name="P14"/>
      <text:p text:style-name="P8"><text:s text:c="3"/><text:span text:style-name="T1">The TU communicates with the client transaction through a simple</text:span></text:p>
      <text:p text:style-name="P8"><text:s text:c="3"/><text:span text:style-name="T1">interface. <text:s/>When the TU wishes to initiate a new transaction, it</text:span></text:p>
      <text:p text:style-name="P8"><text:s text:c="3"/><text:span text:style-name="T1">creates a client transaction and passes it the SIP request to send</text:span></text:p>
      <text:p text:style-name="P8"><text:s text:c="3"/><text:span text:style-name="T1">and an IP address, port, and transport to which to send it. <text:s/>The</text:span></text:p>
      <text:p text:style-name="P8"><text:s text:c="3"/><text:span text:style-name="T1">client transaction begins execution of its state machine. <text:s/>Valid</text:span></text:p>
      <text:p text:style-name="P8"><text:s text:c="3"/><text:span text:style-name="T1">responses are passed up to the TU from the client transaction.</text:span></text:p>
      <text:p text:style-name="P14"/>
      <text:p text:style-name="P8"><text:s text:c="3"/><text:span text:style-name="T1">There are two types of client transaction state machines, depending</text:span></text:p>
      <text:p text:style-name="P8"><text:s text:c="3"/><text:span text:style-name="T1">on the method of the request passed by the TU. <text:s/>One handles client</text:span></text:p>
      <text:p text:style-name="P8"><text:s text:c="3"/><text:span text:style-name="T1">transactions for INVITE requests. <text:s/>This type of machine is referred</text:span></text:p>
      <text:p text:style-name="P8"><text:s text:c="3"/><text:span text:style-name="T1">to as an INVITE client transaction. <text:s/>Another type handles client</text:span></text:p>
      <text:p text:style-name="P8"><text:s text:c="3"/><text:span text:style-name="T1">transactions for all requests except INVITE and ACK. <text:s/>This is</text:span></text:p>
      <text:p text:style-name="P8"><text:s text:c="3"/><text:span text:style-name="T1">referred to as a non-INVITE client transaction. <text:s/>There is no client</text:span></text:p>
      <text:p text:style-name="P8"><text:s text:c="3"/><text:span text:style-name="T1">transaction for ACK. <text:s/>If the TU wishes to send an ACK, it passes one</text:span></text:p>
      <text:p text:style-name="P8"><text:s text:c="3"/><text:span text:style-name="T1">directly to the transport layer for transmission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Rosenberg, et. al. <text:s text:c="9"/>Standards Track <text:s text:c="18"/>[Page 124]</text:p>
      <text:p text:style-name="P22"/>
      <text:p text:style-name="P7"><text:bookmark text:name="page-125"/><text:a xlink:type="simple" xlink:href="https://tools.ietf.org/html/rfc3261#page-125" office:name="page-125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The INVITE transaction is different from those of other methods</text:span></text:p>
      <text:p text:style-name="P8"><text:s text:c="3"/><text:span text:style-name="T1">because of its extended duration. <text:s/>Normally, human input is required</text:span></text:p>
      <text:p text:style-name="P8"><text:s text:c="3"/><text:span text:style-name="T1">in order to respond to an INVITE. <text:s/>The long delays expected for</text:span></text:p>
      <text:p text:style-name="P8"><text:s text:c="3"/><text:span text:style-name="T1">sending a response argue for a three-way handshake. <text:s/>On the other</text:span></text:p>
      <text:p text:style-name="P8"><text:s text:c="3"/><text:span text:style-name="T1">hand, requests of other methods are expected to complete rapidly.</text:span></text:p>
      <text:p text:style-name="P8"><text:s text:c="3"/><text:span text:style-name="T1">Because of the non-INVITE transaction's reliance on a two-way</text:span></text:p>
      <text:p text:style-name="P8"><text:s text:c="3"/><text:span text:style-name="T1">handshake, TUs SHOULD respond immediately to non-INVITE requests.</text:span></text:p>
      <text:p text:style-name="P14"/>
      <text:p text:style-name="P17"><text:a xlink:type="simple" xlink:href="https://tools.ietf.org/html/rfc3261#section-17.1.1" office:name="section-17.1.1" text:style-name="Internet_20_link" text:visited-style-name="Visited_20_Internet_20_Link"><text:span text:style-name="T5">17.1.1</text:span></text:a><text:span text:style-name="T9"> INVITE Client Transaction</text:span></text:p>
      <text:p text:style-name="P14"/>
      <text:p text:style-name="P14"/>
      <text:p text:style-name="P18"><text:a xlink:type="simple" xlink:href="https://tools.ietf.org/html/rfc3261#section-17.1.1.1" office:name="section-17.1.1.1" text:style-name="Internet_20_link" text:visited-style-name="Visited_20_Internet_20_Link"><text:span text:style-name="T5">17.1.1.1</text:span></text:a><text:span text:style-name="T9"> Overview of INVITE Transaction</text:span></text:p>
      <text:p text:style-name="P14"/>
      <text:p text:style-name="P14"/>
      <text:p text:style-name="P8"><text:s text:c="3"/><text:span text:style-name="T1">The INVITE transaction consists of a three-way handshake. <text:s/>The client</text:span></text:p>
      <text:p text:style-name="P8"><text:s text:c="3"/><text:span text:style-name="T1">transaction sends an INVITE, the server transaction sends responses,</text:span></text:p>
      <text:p text:style-name="P8"><text:s text:c="3"/><text:span text:style-name="T1">and the client transaction sends an ACK. <text:s/>For unreliable transports</text:span></text:p>
      <text:p text:style-name="P8"><text:s text:c="3"/><text:span text:style-name="T1">(such as UDP), the client transaction retransmits requests at an</text:span></text:p>
      <text:p text:style-name="P8"><text:s text:c="3"/><text:span text:style-name="T1">interval that starts at T1 seconds and doubles after every</text:span></text:p>
      <text:p text:style-name="P8"><text:s text:c="3"/><text:span text:style-name="T1">retransmission. <text:s/>T1 is an estimate of the round-trip time (RTT), and</text:span></text:p>
      <text:p text:style-name="P8"><text:s text:c="3"/><text:span text:style-name="T1">it defaults to 500 ms. <text:s/>Nearly all of the transaction timers</text:span></text:p>
      <text:p text:style-name="P8"><text:s text:c="3"/><text:span text:style-name="T1">described here scale with T1, and changing T1 adjusts their values.</text:span></text:p>
      <text:p text:style-name="P8"><text:s text:c="3"/><text:span text:style-name="T1">The request is not retransmitted over reliable transports. <text:s/>After</text:span></text:p>
      <text:p text:style-name="P8"><text:s text:c="3"/><text:span text:style-name="T1">receiving a 1xx response, any retransmissions cease altogether, and</text:span></text:p>
      <text:p text:style-name="P8"><text:s text:c="3"/><text:span text:style-name="T1">the client waits for further responses. <text:s/>The server transaction can</text:span></text:p>
      <text:p text:style-name="P8"><text:s text:c="3"/><text:span text:style-name="T1">send additional 1xx responses, which are not transmitted reliably by</text:span></text:p>
      <text:p text:style-name="P8"><text:s text:c="3"/><text:span text:style-name="T1">the server transaction. <text:s/>Eventually, the server transaction decides</text:span></text:p>
      <text:p text:style-name="P8"><text:s text:c="3"/><text:span text:style-name="T1">to send a final response. <text:s/>For unreliable transports, that response</text:span></text:p>
      <text:p text:style-name="P8"><text:s text:c="3"/><text:span text:style-name="T1">is retransmitted periodically, and for reliable transports, it is</text:span></text:p>
      <text:p text:style-name="P8"><text:s text:c="3"/><text:span text:style-name="T1">sent once. <text:s/>For each final response that is received at the client</text:span></text:p>
      <text:p text:style-name="P8"><text:s text:c="3"/><text:span text:style-name="T1">transaction, the client transaction sends an ACK, the purpose of</text:span></text:p>
      <text:p text:style-name="P8"><text:s text:c="3"/><text:span text:style-name="T1">which is to quench retransmissions of the response.</text:span></text:p>
      <text:p text:style-name="P14"/>
      <text:p text:style-name="P18"><text:a xlink:type="simple" xlink:href="https://tools.ietf.org/html/rfc3261#section-17.1.1.2" office:name="section-17.1.1.2" text:style-name="Internet_20_link" text:visited-style-name="Visited_20_Internet_20_Link"><text:span text:style-name="T5">17.1.1.2</text:span></text:a><text:span text:style-name="T9"> Formal Description</text:span></text:p>
      <text:p text:style-name="P14"/>
      <text:p text:style-name="P14"/>
      <text:p text:style-name="P8"><text:s text:c="3"/><text:span text:style-name="T1">The state machine for the INVITE client transaction is shown in</text:span></text:p>
      <text:p text:style-name="P8"><text:s text:c="3"/><text:span text:style-name="T1">Figure 5. <text:s/>The initial state, "calling", MUST be entered when the TU</text:span></text:p>
      <text:p text:style-name="P8"><text:s text:c="3"/><text:span text:style-name="T1">initiates a new client transaction with an INVITE request. <text:s/>The</text:span></text:p>
      <text:p text:style-name="P8"><text:s text:c="3"/><text:span text:style-name="T1">client transaction MUST pass the request to the transport layer for</text:span></text:p>
      <text:p text:style-name="P13"><text:span text:style-name="T14"><text:s text:c="3"/></text:span><text:span text:style-name="T15">transmission (see </text:span><text:a xlink:type="simple" xlink:href="https://tools.ietf.org/html/rfc3261#section-18" text:style-name="Internet_20_link" text:visited-style-name="Visited_20_Internet_20_Link">Section 18</text:a><text:span text:style-name="T15">). <text:s/>If an unreliable transport is being</text:span></text:p>
      <text:p text:style-name="P8"><text:s text:c="3"/><text:span text:style-name="T1">used, the client transaction MUST start timer A with a value of T1.</text:span></text:p>
      <text:p text:style-name="P8"><text:s text:c="3"/><text:span text:style-name="T1">If a reliable transport is being used, the client transaction SHOULD</text:span></text:p>
      <text:p text:style-name="P8"><text:s text:c="3"/><text:span text:style-name="T1">NOT start timer A (Timer A controls request retransmissions). <text:s/>For</text:span></text:p>
      <text:p text:style-name="P8"><text:s text:c="3"/><text:span text:style-name="T1">any transport, the client transaction MUST start timer B with a value</text:span></text:p>
      <text:p text:style-name="P8"><text:s text:c="3"/><text:span text:style-name="T1">of 64*T1 seconds (Timer B controls transaction timeouts).</text:span></text:p>
      <text:p text:style-name="P14"/>
      <text:p text:style-name="P8"><text:s text:c="3"/><text:span text:style-name="T1">When timer A fires, the client transaction MUST retransmit the</text:span></text:p>
      <text:p text:style-name="P8"><text:s text:c="3"/><text:span text:style-name="T1">request by passing it to the transport layer, and MUST reset the</text:span></text:p>
      <text:p text:style-name="P8"><text:s text:c="3"/><text:span text:style-name="T1">timer with a value of 2*T1. <text:s/>The formal definition of retransmit</text:span></text:p>
      <text:p text:style-name="P14"><text:soft-page-break/><text:span text:style-name="T22">Rosenberg, et. al. <text:s text:c="9"/>Standards Track <text:s text:c="18"/>[Page 125]</text:span></text:p>
      <text:p text:style-name="P22"/>
      <text:p text:style-name="P7"><text:bookmark text:name="page-126"/><text:a xlink:type="simple" xlink:href="https://tools.ietf.org/html/rfc3261#page-126" office:name="page-126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within the context of the transaction layer is to take the message</text:span></text:p>
      <text:p text:style-name="P8"><text:s text:c="3"/><text:span text:style-name="T1">previously sent to the transport layer and pass it to the transport</text:span></text:p>
      <text:p text:style-name="P8"><text:s text:c="3"/><text:span text:style-name="T1">layer once more.</text:span></text:p>
      <text:p text:style-name="P14"/>
      <text:p text:style-name="P8"><text:s text:c="3"/><text:span text:style-name="T1">When timer A fires 2*T1 seconds later, the request MUST be</text:span></text:p>
      <text:p text:style-name="P8"><text:s text:c="3"/><text:span text:style-name="T1">retransmitted again (assuming the client transaction is still in this</text:span></text:p>
      <text:p text:style-name="P8"><text:s text:c="3"/><text:span text:style-name="T1">state). <text:s/>This process MUST continue so that the request is</text:span></text:p>
      <text:p text:style-name="P8"><text:s text:c="3"/><text:span text:style-name="T1">retransmitted with intervals that double after each transmission.</text:span></text:p>
      <text:p text:style-name="P8"><text:s text:c="3"/><text:span text:style-name="T1">These retransmissions SHOULD only be done while the client</text:span></text:p>
      <text:p text:style-name="P8"><text:s text:c="3"/><text:span text:style-name="T1">transaction is in the "calling" state.</text:span></text:p>
      <text:p text:style-name="P14"/>
      <text:p text:style-name="P8"><text:s text:c="3"/><text:span text:style-name="T1">The default value for T1 is 500 ms. <text:s/>T1 is an estimate of the RTT</text:span></text:p>
      <text:p text:style-name="P8"><text:s text:c="3"/><text:span text:style-name="T1">between the client and server transactions. <text:s/>Elements MAY (though it</text:span></text:p>
      <text:p text:style-name="P8"><text:s text:c="3"/><text:span text:style-name="T1">is NOT RECOMMENDED) use smaller values of T1 within closed, private</text:span></text:p>
      <text:p text:style-name="P8"><text:s text:c="3"/><text:span text:style-name="T1">networks that do not permit general Internet connection. <text:s/>T1 MAY be</text:span></text:p>
      <text:p text:style-name="P8"><text:s text:c="3"/><text:span text:style-name="T1">chosen larger, and this is RECOMMENDED if it is known in advance</text:span></text:p>
      <text:p text:style-name="P8"><text:s text:c="3"/><text:span text:style-name="T1">(such as on high latency access links) that the RTT is larger.</text:span></text:p>
      <text:p text:style-name="P8"><text:s text:c="3"/><text:span text:style-name="T1">Whatever the value of T1, the exponential backoffs on retransmissions</text:span></text:p>
      <text:p text:style-name="P8"><text:s text:c="3"/><text:span text:style-name="T1">described in this section MUST be used.</text:span></text:p>
      <text:p text:style-name="P14"/>
      <text:p text:style-name="P8"><text:s text:c="3"/><text:span text:style-name="T1">If the client transaction is still in the "Calling" state when timer</text:span></text:p>
      <text:p text:style-name="P8"><text:s text:c="3"/><text:span text:style-name="T1">B fires, the client transaction SHOULD inform the TU that a timeout</text:span></text:p>
      <text:p text:style-name="P8"><text:s text:c="3"/><text:span text:style-name="T1">has occurred. <text:s/>The client transaction MUST NOT generate an ACK. <text:s/>The</text:span></text:p>
      <text:p text:style-name="P8"><text:s text:c="3"/><text:span text:style-name="T1">value of 64*T1 is equal to the amount of time required to send seven</text:span></text:p>
      <text:p text:style-name="P8"><text:s text:c="3"/><text:span text:style-name="T1">requests in the case of an unreliable transport.</text:span></text:p>
      <text:p text:style-name="P14"/>
      <text:p text:style-name="P8"><text:s text:c="3"/><text:span text:style-name="T1">If the client transaction receives a provisional response while in</text:span></text:p>
      <text:p text:style-name="P8"><text:s text:c="3"/><text:span text:style-name="T1">the "Calling" state, it transitions to the "Proceeding" state. In the</text:span></text:p>
      <text:p text:style-name="P8"><text:s text:c="3"/><text:span text:style-name="T1">"Proceeding" state, the client transaction SHOULD NOT retransmit the</text:span></text:p>
      <text:p text:style-name="P8"><text:s text:c="3"/><text:span text:style-name="T1">request any longer. Furthermore, the provisional response MUST be</text:span></text:p>
      <text:p text:style-name="P8"><text:s text:c="3"/><text:span text:style-name="T1">passed to the TU. <text:s/>Any further provisional responses MUST be passed</text:span></text:p>
      <text:p text:style-name="P8"><text:s text:c="3"/><text:span text:style-name="T1">up to the TU while in the "Proceeding" state.</text:span></text:p>
      <text:p text:style-name="P14"/>
      <text:p text:style-name="P8"><text:s text:c="3"/><text:span text:style-name="T1">When in either the "Calling" or "Proceeding" states, reception of a</text:span></text:p>
      <text:p text:style-name="P8"><text:s text:c="3"/><text:span text:style-name="T1">response with status code from 300-699 MUST cause the client</text:span></text:p>
      <text:p text:style-name="P8"><text:s text:c="3"/><text:span text:style-name="T1">transaction to transition to "Completed". <text:s/>The client transaction</text:span></text:p>
      <text:p text:style-name="P8"><text:s text:c="3"/><text:span text:style-name="T1">MUST pass the received response up to the TU, and the client</text:span></text:p>
      <text:p text:style-name="P8"><text:s text:c="3"/><text:span text:style-name="T1">transaction MUST generate an ACK request, even if the transport is</text:span></text:p>
      <text:p text:style-name="P8"><text:s text:c="3"/><text:span text:style-name="T1">reliable (guidelines for constructing the ACK from the response are</text:span></text:p>
      <text:p text:style-name="P13"><text:span text:style-name="T14"><text:s text:c="3"/></text:span><text:span text:style-name="T15">given in </text:span><text:a xlink:type="simple" xlink:href="https://tools.ietf.org/html/rfc3261#section-17.1.1.3" text:style-name="Internet_20_link" text:visited-style-name="Visited_20_Internet_20_Link">Section 17.1.1.3</text:a><text:span text:style-name="T15">) and then pass the ACK to the transport</text:span></text:p>
      <text:p text:style-name="P8"><text:s text:c="3"/><text:span text:style-name="T1">layer for transmission. <text:s/>The ACK MUST be sent to the same address,</text:span></text:p>
      <text:p text:style-name="P8"><text:s text:c="3"/><text:span text:style-name="T1">port, and transport to which the original request was sent. <text:s/>The</text:span></text:p>
      <text:p text:style-name="P8"><text:s text:c="3"/><text:span text:style-name="T1">client transaction SHOULD start timer D when it enters the</text:span></text:p>
      <text:p text:style-name="P8"><text:s text:c="3"/><text:span text:style-name="T1">"Completed" state, with a value of at least 32 seconds for unreliable</text:span></text:p>
      <text:p text:style-name="P8"><text:s text:c="3"/><text:span text:style-name="T1">transports, and a value of zero seconds for reliable transports.</text:span></text:p>
      <text:p text:style-name="P8"><text:s text:c="3"/><text:span text:style-name="T1">Timer D reflects the amount of time that the server transaction can</text:span></text:p>
      <text:p text:style-name="P8"><text:s text:c="3"/><text:span text:style-name="T1">remain in the "Completed" state when unreliable transports are used.</text:span></text:p>
      <text:p text:style-name="P8"><text:s text:c="3"/><text:span text:style-name="T1">This is equal to Timer H in the INVITE server transaction, whose</text:span></text:p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26]</text:p>
      <text:p text:style-name="P22"/>
      <text:p text:style-name="P7"><text:bookmark text:name="page-127"/><text:a xlink:type="simple" xlink:href="https://tools.ietf.org/html/rfc3261#page-127" office:name="page-127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default is 64*T1. <text:s/>However, the client transaction does not know the</text:span></text:p>
      <text:p text:style-name="P8"><text:s text:c="3"/><text:span text:style-name="T1">value of T1 in use by the server transaction, so an absolute minimum</text:span></text:p>
      <text:p text:style-name="P8"><text:s text:c="3"/><text:span text:style-name="T1">of 32s is used instead of basing Timer D on T1.</text:span></text:p>
      <text:p text:style-name="P14"/>
      <text:p text:style-name="P8"><text:s text:c="3"/><text:span text:style-name="T1">Any retransmissions of the final response that are received while in</text:span></text:p>
      <text:p text:style-name="P8"><text:s text:c="3"/><text:span text:style-name="T1">the "Completed" state MUST cause the ACK to be re-passed to the</text:span></text:p>
      <text:p text:style-name="P8"><text:s text:c="3"/><text:span text:style-name="T1">transport layer for retransmission, but the newly received response</text:span></text:p>
      <text:p text:style-name="P8"><text:s text:c="3"/><text:span text:style-name="T1">MUST NOT be passed up to the TU. <text:s/>A retransmission of the response is</text:span></text:p>
      <text:p text:style-name="P8"><text:s text:c="3"/><text:span text:style-name="T1">defined as any response which would match the same client transaction</text:span></text:p>
      <text:p text:style-name="P13"><text:span text:style-name="T14"><text:s text:c="3"/></text:span><text:span text:style-name="T15">based on the rules of </text:span><text:a xlink:type="simple" xlink:href="https://tools.ietf.org/html/rfc3261#section-17.1.3" text:style-name="Internet_20_link" text:visited-style-name="Visited_20_Internet_20_Link">Section 17.1.3</text:a><text:span text:style-name="T15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27]</text:p>
      <text:p text:style-name="P22"/>
      <text:p text:style-name="P7"><text:bookmark text:name="page-128"/><text:a xlink:type="simple" xlink:href="https://tools.ietf.org/html/rfc3261#page-128" office:name="page-128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1"/><text:span text:style-name="T1">|INVITE from TU</text:span></text:p>
      <text:p text:style-name="P8"><text:s text:c="13"/><text:span text:style-name="T1">Timer A fires <text:s text:c="4"/>|INVITE sent</text:span></text:p>
      <text:p text:style-name="P8"><text:s text:c="13"/><text:span text:style-name="T1">Reset A, <text:s text:c="9"/>V <text:s text:c="21"/>Timer B fires</text:span></text:p>
      <text:p text:style-name="P8"><text:s text:c="13"/><text:span text:style-name="T1">INVITE sent +-----------+ <text:s text:c="15"/>or Transport Err.</text:span></text:p>
      <text:p text:style-name="P8"><text:s text:c="15"/><text:span text:style-name="T1">+---------| <text:s text:c="10"/>|---------------+inform TU</text:span></text:p>
      <text:p text:style-name="P8"><text:s text:c="15"/><text:span text:style-name="T1">| <text:s text:c="8"/>| <text:s/>Calling <text:s/>| <text:s text:c="14"/>|</text:span></text:p>
      <text:p text:style-name="P8"><text:s text:c="15"/><text:span text:style-name="T1">+--------&gt;| <text:s text:c="10"/>|--------------&gt;|</text:span></text:p>
      <text:p text:style-name="P8"><text:s text:c="25"/><text:span text:style-name="T1">+-----------+ 2xx <text:s text:c="10"/>|</text:span></text:p>
      <text:p text:style-name="P8"><text:s text:c="28"/><text:span text:style-name="T1">| <text:s/>| <text:s text:c="6"/>2xx to TU <text:s text:c="4"/>|</text:span></text:p>
      <text:p text:style-name="P8"><text:s text:c="28"/><text:span text:style-name="T1">| <text:s/>|1xx <text:s text:c="17"/>|</text:span></text:p>
      <text:p text:style-name="P8"><text:s text:c="4"/><text:span text:style-name="T1">300-699 +---------------+ <text:s/>|1xx to TU <text:s text:c="11"/>|</text:span></text:p>
      <text:p text:style-name="P8"><text:s text:c="3"/><text:span text:style-name="T1">ACK sent | <text:s text:c="17"/>| <text:s text:c="20"/>|</text:span></text:p>
      <text:p text:style-name="P9">resp. to TU | <text:s/>1xx <text:s text:c="12"/>V <text:s text:c="20"/>|</text:p>
      <text:p text:style-name="P8"><text:s text:c="12"/><text:span text:style-name="T1">| <text:s/>1xx to TU <text:s/>-----------+ <text:s text:c="14"/>|</text:span></text:p>
      <text:p text:style-name="P8"><text:s text:c="12"/><text:span text:style-name="T1">| <text:s/>+---------| <text:s text:c="10"/>| <text:s text:c="14"/>|</text:span></text:p>
      <text:p text:style-name="P8"><text:s text:c="12"/><text:span text:style-name="T1">| <text:s/>| <text:s text:c="8"/>|Proceeding |--------------&gt;|</text:span></text:p>
      <text:p text:style-name="P8"><text:s text:c="12"/><text:span text:style-name="T1">| <text:s/>+--------&gt;| <text:s text:c="10"/>| 2xx <text:s text:c="10"/>|</text:span></text:p>
      <text:p text:style-name="P8"><text:s text:c="12"/><text:span text:style-name="T1">| <text:s text:c="11"/>+-----------+ 2xx to TU <text:s text:c="4"/>|</text:span></text:p>
      <text:p text:style-name="P8"><text:s text:c="12"/><text:span text:style-name="T1">| <text:s text:c="6"/>300-699 <text:s text:c="3"/>| <text:s text:c="20"/>|</text:span></text:p>
      <text:p text:style-name="P8"><text:s text:c="12"/><text:span text:style-name="T1">| <text:s text:c="6"/>ACK sent, <text:s/>| <text:s text:c="20"/>|</text:span></text:p>
      <text:p text:style-name="P8"><text:s text:c="12"/><text:span text:style-name="T1">| <text:s text:c="6"/>resp. to TU| <text:s text:c="20"/>|</text:span></text:p>
      <text:p text:style-name="P8"><text:s text:c="12"/><text:span text:style-name="T1">| <text:s text:c="17"/>| <text:s text:c="20"/>| <text:s text:c="5"/>NOTE:</text:span></text:p>
      <text:p text:style-name="P8"><text:s text:c="12"/><text:span text:style-name="T1">| <text:s/>300-699 <text:s text:c="8"/>V <text:s text:c="20"/>|</text:span></text:p>
      <text:p text:style-name="P8"><text:s text:c="12"/><text:span text:style-name="T1">| <text:s/>ACK sent <text:s/>+-----------+Transport Err. | <text:s/>transitions</text:span></text:p>
      <text:p text:style-name="P8"><text:s text:c="12"/><text:span text:style-name="T1">| <text:s/>+---------| <text:s text:c="10"/>|Inform TU <text:s text:c="5"/>| <text:s/>labeled with</text:span></text:p>
      <text:p text:style-name="P8"><text:s text:c="12"/><text:span text:style-name="T1">| <text:s/>| <text:s text:c="8"/>| Completed |--------------&gt;| <text:s/>the event</text:span></text:p>
      <text:p text:style-name="P8"><text:s text:c="12"/><text:span text:style-name="T1">| <text:s/>+--------&gt;| <text:s text:c="10"/>| <text:s text:c="14"/>| <text:s/>over the action</text:span></text:p>
      <text:p text:style-name="P8"><text:s text:c="12"/><text:span text:style-name="T1">| <text:s text:c="11"/>+-----------+ <text:s text:c="14"/>| <text:s/>to take</text:span></text:p>
      <text:p text:style-name="P8"><text:s text:c="12"/><text:span text:style-name="T1">| <text:s text:c="13"/>^ <text:s text:c="2"/>| <text:s text:c="20"/>|</text:span></text:p>
      <text:p text:style-name="P8"><text:s text:c="12"/><text:span text:style-name="T1">| <text:s text:c="13"/>| <text:s text:c="2"/>| Timer D fires <text:s text:c="6"/>|</text:span></text:p>
      <text:p text:style-name="P8"><text:s text:c="12"/><text:span text:style-name="T1">+--------------+ <text:s text:c="2"/>| - <text:s text:c="18"/>|</text:span></text:p>
      <text:p text:style-name="P8"><text:s text:c="31"/><text:span text:style-name="T1">| <text:s text:c="20"/>|</text:span></text:p>
      <text:p text:style-name="P8"><text:s text:c="31"/><text:span text:style-name="T1">V <text:s text:c="20"/>|</text:span></text:p>
      <text:p text:style-name="P8"><text:s text:c="25"/><text:span text:style-name="T1">+-----------+ <text:s text:c="14"/>|</text:span></text:p>
      <text:p text:style-name="P8"><text:s text:c="25"/><text:span text:style-name="T1">| <text:s text:c="10"/>| <text:s text:c="14"/>|</text:span></text:p>
      <text:p text:style-name="P8"><text:s text:c="25"/><text:span text:style-name="T1">| Terminated|&lt;--------------+</text:span></text:p>
      <text:p text:style-name="P8"><text:s text:c="25"/><text:span text:style-name="T1">| <text:s text:c="10"/>|</text:span></text:p>
      <text:p text:style-name="P8"><text:s text:c="25"/><text:span text:style-name="T1">+-----------+</text:span></text:p>
      <text:p text:style-name="P14"/>
      <text:p text:style-name="P8"><text:s text:c="17"/><text:span text:style-name="T1">Figure 5: INVITE client transaction</text:span></text:p>
      <text:p text:style-name="P14"/>
      <text:p text:style-name="P8"><text:s text:c="3"/><text:span text:style-name="T1">If timer D fires while the client transaction is in the "Completed"</text:span></text:p>
      <text:p text:style-name="P8"><text:s text:c="3"/><text:span text:style-name="T1">state, the client transaction MUST move to the terminated state.</text:span></text:p>
      <text:p text:style-name="P14"/>
      <text:p text:style-name="P8"><text:s text:c="3"/><text:span text:style-name="T1">When in either the "Calling" or "Proceeding" states, reception of a</text:span></text:p>
      <text:p text:style-name="P8"><text:s text:c="3"/><text:span text:style-name="T1">2xx response MUST cause the client transaction to enter the</text:span></text:p>
      <text:p text:style-name="P8"><text:s text:c="3"/><text:span text:style-name="T1">"Terminated" state, and the response MUST be passed up to the TU.</text:span></text:p>
      <text:p text:style-name="P8"><text:s text:c="3"/><text:span text:style-name="T1">The handling of this response depends on whether the TU is a proxy</text:span></text:p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28]</text:p>
      <text:p text:style-name="P22"/>
      <text:p text:style-name="P7"><text:bookmark text:name="page-129"/><text:a xlink:type="simple" xlink:href="https://tools.ietf.org/html/rfc3261#page-129" office:name="page-129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core or a UAC core. <text:s/>A UAC core will handle generation of the ACK for</text:span></text:p>
      <text:p text:style-name="P8"><text:s text:c="3"/><text:span text:style-name="T1">this response, while a proxy core will always forward the 200 (OK)</text:span></text:p>
      <text:p text:style-name="P8"><text:s text:c="3"/><text:span text:style-name="T1">upstream. <text:s/>The differing treatment of 200 (OK) between proxy and UAC</text:span></text:p>
      <text:p text:style-name="P8"><text:s text:c="3"/><text:span text:style-name="T1">is the reason that handling of it does not take place in the</text:span></text:p>
      <text:p text:style-name="P8"><text:s text:c="3"/><text:span text:style-name="T1">transaction layer.</text:span></text:p>
      <text:p text:style-name="P14"/>
      <text:p text:style-name="P8"><text:s text:c="3"/><text:span text:style-name="T1">The client transaction MUST be destroyed the instant it enters the</text:span></text:p>
      <text:p text:style-name="P8"><text:s text:c="3"/><text:span text:style-name="T1">"Terminated" state. <text:s/>This is actually necessary to guarantee correct</text:span></text:p>
      <text:p text:style-name="P8"><text:s text:c="3"/><text:span text:style-name="T1">operation. <text:s/>The reason is that 2xx responses to an INVITE are treated</text:span></text:p>
      <text:p text:style-name="P8"><text:s text:c="3"/><text:span text:style-name="T1">differently; each one is forwarded by proxies, and the ACK handling</text:span></text:p>
      <text:p text:style-name="P8"><text:s text:c="3"/><text:span text:style-name="T1">in a UAC is different. <text:s/>Thus, each 2xx needs to be passed to a proxy</text:span></text:p>
      <text:p text:style-name="P8"><text:s text:c="3"/><text:span text:style-name="T1">core (so that it can be forwarded) and to a UAC core (so it can be</text:span></text:p>
      <text:p text:style-name="P8"><text:s text:c="3"/><text:span text:style-name="T1">acknowledged). <text:s/>No transaction layer processing takes place.</text:span></text:p>
      <text:p text:style-name="P8"><text:s text:c="3"/><text:span text:style-name="T1">Whenever a response is received by the transport, if the transport</text:span></text:p>
      <text:p text:style-name="P8"><text:s text:c="3"/><text:span text:style-name="T1">layer finds no matching client transaction (using the rules of</text:span></text:p>
      <text:p text:style-name="P13"><text:span text:style-name="T14"><text:s text:c="3"/></text:span><text:a xlink:type="simple" xlink:href="https://tools.ietf.org/html/rfc3261#section-17.1.3" text:style-name="Internet_20_link" text:visited-style-name="Visited_20_Internet_20_Link">Section 17.1.3</text:a><text:span text:style-name="T15">), the response is passed directly to the core. <text:s/>Since</text:span></text:p>
      <text:p text:style-name="P8"><text:s text:c="3"/><text:span text:style-name="T1">the matching client transaction is destroyed by the first 2xx,</text:span></text:p>
      <text:p text:style-name="P8"><text:s text:c="3"/><text:span text:style-name="T1">subsequent 2xx will find no match and therefore be passed to the</text:span></text:p>
      <text:p text:style-name="P8"><text:s text:c="3"/><text:span text:style-name="T1">core.</text:span></text:p>
      <text:p text:style-name="P14"/>
      <text:p text:style-name="P18"><text:a xlink:type="simple" xlink:href="https://tools.ietf.org/html/rfc3261#section-17.1.1.3" office:name="section-17.1.1.3" text:style-name="Internet_20_link" text:visited-style-name="Visited_20_Internet_20_Link"><text:span text:style-name="T5">17.1.1.3</text:span></text:a><text:span text:style-name="T9"> Construction of the ACK Request</text:span></text:p>
      <text:p text:style-name="P14"/>
      <text:p text:style-name="P14"/>
      <text:p text:style-name="P8"><text:s text:c="3"/><text:span text:style-name="T1">This section specifies the construction of ACK requests sent within</text:span></text:p>
      <text:p text:style-name="P8"><text:s text:c="3"/><text:span text:style-name="T1">the client transaction. <text:s/>A UAC core that generates an ACK for 2xx</text:span></text:p>
      <text:p text:style-name="P13"><text:span text:style-name="T14"><text:s text:c="3"/></text:span><text:span text:style-name="T15">MUST instead follow the rules described in </text:span><text:a xlink:type="simple" xlink:href="https://tools.ietf.org/html/rfc3261#section-13" text:style-name="Internet_20_link" text:visited-style-name="Visited_20_Internet_20_Link">Section 13</text:a><text:span text:style-name="T15">.</text:span></text:p>
      <text:p text:style-name="P14"/>
      <text:p text:style-name="P8"><text:s text:c="3"/><text:span text:style-name="T1">The ACK request constructed by the client transaction MUST contain</text:span></text:p>
      <text:p text:style-name="P8"><text:s text:c="3"/><text:span text:style-name="T1">values for the Call-ID, From, and Request-URI that are equal to the</text:span></text:p>
      <text:p text:style-name="P8"><text:s text:c="3"/><text:span text:style-name="T1">values of those header fields in the request passed to the transport</text:span></text:p>
      <text:p text:style-name="P8"><text:s text:c="3"/><text:span text:style-name="T1">by the client transaction (call this the "original request"). <text:s/>The To</text:span></text:p>
      <text:p text:style-name="P8"><text:s text:c="3"/><text:span text:style-name="T1">header field in the ACK MUST equal the To header field in the</text:span></text:p>
      <text:p text:style-name="P8"><text:s text:c="3"/><text:span text:style-name="T1">response being acknowledged, and therefore will usually differ from</text:span></text:p>
      <text:p text:style-name="P8"><text:s text:c="3"/><text:span text:style-name="T1">the To header field in the original request by the addition of the</text:span></text:p>
      <text:p text:style-name="P8"><text:s text:c="3"/><text:span text:style-name="T1">tag parameter. <text:s/>The ACK MUST contain a single Via header field, and</text:span></text:p>
      <text:p text:style-name="P8"><text:s text:c="3"/><text:span text:style-name="T1">this MUST be equal to the top Via header field of the original</text:span></text:p>
      <text:p text:style-name="P8"><text:s text:c="3"/><text:span text:style-name="T1">request. <text:s/>The CSeq header field in the ACK MUST contain the same</text:span></text:p>
      <text:p text:style-name="P8"><text:s text:c="3"/><text:span text:style-name="T1">value for the sequence number as was present in the original request,</text:span></text:p>
      <text:p text:style-name="P8"><text:s text:c="3"/><text:span text:style-name="T1">but the method parameter MUST be equal to "ACK"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Rosenberg, et. al. <text:s text:c="9"/>Standards Track <text:s text:c="18"/>[Page 129]</text:p>
      <text:p text:style-name="P22"/>
      <text:p text:style-name="P7"><text:bookmark text:name="page-130"/><text:a xlink:type="simple" xlink:href="https://tools.ietf.org/html/rfc3261#page-130" office:name="page-130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If the INVITE request whose response is being acknowledged had Route</text:span></text:p>
      <text:p text:style-name="P8"><text:s text:c="3"/><text:span text:style-name="T1">header fields, those header fields MUST appear in the ACK. <text:s/>This is</text:span></text:p>
      <text:p text:style-name="P8"><text:s text:c="3"/><text:span text:style-name="T1">to ensure that the ACK can be routed properly through any downstream</text:span></text:p>
      <text:p text:style-name="P8"><text:s text:c="3"/><text:span text:style-name="T1">stateless proxies.</text:span></text:p>
      <text:p text:style-name="P14"/>
      <text:p text:style-name="P8"><text:s text:c="3"/><text:span text:style-name="T1">Although any request MAY contain a body, a body in an ACK is special</text:span></text:p>
      <text:p text:style-name="P8"><text:s text:c="3"/><text:span text:style-name="T1">since the request cannot be rejected if the body is not understood.</text:span></text:p>
      <text:p text:style-name="P8"><text:s text:c="3"/><text:span text:style-name="T1">Therefore, placement of bodies in ACK for non-2xx is NOT RECOMMENDED,</text:span></text:p>
      <text:p text:style-name="P8"><text:s text:c="3"/><text:span text:style-name="T1">but if done, the body types are restricted to any that appeared in</text:span></text:p>
      <text:p text:style-name="P8"><text:s text:c="3"/><text:span text:style-name="T1">the INVITE, assuming that the response to the INVITE was not 415. <text:s/>If</text:span></text:p>
      <text:p text:style-name="P8"><text:s text:c="3"/><text:span text:style-name="T1">it was, the body in the ACK MAY be any type listed in the Accept</text:span></text:p>
      <text:p text:style-name="P8"><text:s text:c="3"/><text:span text:style-name="T1">header field in the 415.</text:span></text:p>
      <text:p text:style-name="P14"/>
      <text:p text:style-name="P8"><text:s text:c="3"/><text:span text:style-name="T1">For example, consider the following request:</text:span></text:p>
      <text:p text:style-name="P14"/>
      <text:p text:style-name="P8"><text:s text:c="3"/><text:span text:style-name="T1">INVITE sip:bob@biloxi.com SIP/2.0</text:span></text:p>
      <text:p text:style-name="P8"><text:s text:c="3"/><text:span text:style-name="T1">Via: SIP/2.0/UDP pc33.atlanta.com;branch=z9hG4bKkjshdyff</text:span></text:p>
      <text:p text:style-name="P8"><text:s text:c="3"/><text:span text:style-name="T1">To: Bob &lt;sip:bob@biloxi.com&gt;</text:span></text:p>
      <text:p text:style-name="P8"><text:s text:c="3"/><text:span text:style-name="T1">From: Alice &lt;sip:alice@atlanta.com&gt;;tag=88sja8x</text:span></text:p>
      <text:p text:style-name="P8"><text:s text:c="3"/><text:span text:style-name="T1">Max-Forwards: 70</text:span></text:p>
      <text:p text:style-name="P8"><text:s text:c="3"/><text:span text:style-name="T1">Call-ID: 987asjd97y7atg</text:span></text:p>
      <text:p text:style-name="P8"><text:s text:c="3"/><text:span text:style-name="T1">CSeq: 986759 INVITE</text:span></text:p>
      <text:p text:style-name="P14"/>
      <text:p text:style-name="P8"><text:s text:c="3"/><text:span text:style-name="T1">The ACK request for a non-2xx final response to this request would</text:span></text:p>
      <text:p text:style-name="P8"><text:s text:c="3"/><text:span text:style-name="T1">look like this:</text:span></text:p>
      <text:p text:style-name="P14"/>
      <text:p text:style-name="P8"><text:s text:c="3"/><text:span text:style-name="T1">ACK sip:bob@biloxi.com SIP/2.0</text:span></text:p>
      <text:p text:style-name="P8"><text:s text:c="3"/><text:span text:style-name="T1">Via: SIP/2.0/UDP pc33.atlanta.com;branch=z9hG4bKkjshdyff</text:span></text:p>
      <text:p text:style-name="P8"><text:s text:c="3"/><text:span text:style-name="T1">To: Bob &lt;sip:bob@biloxi.com&gt;;tag=99sa0xk</text:span></text:p>
      <text:p text:style-name="P8"><text:s text:c="3"/><text:span text:style-name="T1">From: Alice &lt;sip:alice@atlanta.com&gt;;tag=88sja8x</text:span></text:p>
      <text:p text:style-name="P8"><text:s text:c="3"/><text:span text:style-name="T1">Max-Forwards: 70</text:span></text:p>
      <text:p text:style-name="P8"><text:s text:c="3"/><text:span text:style-name="T1">Call-ID: 987asjd97y7atg</text:span></text:p>
      <text:p text:style-name="P8"><text:s text:c="3"/><text:span text:style-name="T1">CSeq: 986759 ACK</text:span></text:p>
      <text:p text:style-name="P14"/>
      <text:p text:style-name="P17"><text:a xlink:type="simple" xlink:href="https://tools.ietf.org/html/rfc3261#section-17.1.2" office:name="section-17.1.2" text:style-name="Internet_20_link" text:visited-style-name="Visited_20_Internet_20_Link"><text:span text:style-name="T5">17.1.2</text:span></text:a><text:span text:style-name="T9"> Non-INVITE Client Transaction</text:span></text:p>
      <text:p text:style-name="P14"/>
      <text:p text:style-name="P14"/>
      <text:p text:style-name="P18"><text:a xlink:type="simple" xlink:href="https://tools.ietf.org/html/rfc3261#section-17.1.2.1" office:name="section-17.1.2.1" text:style-name="Internet_20_link" text:visited-style-name="Visited_20_Internet_20_Link"><text:span text:style-name="T5">17.1.2.1</text:span></text:a><text:span text:style-name="T9"> Overview of the non-INVITE Transaction</text:span></text:p>
      <text:p text:style-name="P14"/>
      <text:p text:style-name="P14"/>
      <text:p text:style-name="P8"><text:s text:c="3"/><text:span text:style-name="T1">Non-INVITE transactions do not make use of ACK. <text:s/>They are simple</text:span></text:p>
      <text:p text:style-name="P8"><text:s text:c="3"/><text:span text:style-name="T1">request-response interactions. <text:s/>For unreliable transports, requests</text:span></text:p>
      <text:p text:style-name="P8"><text:s text:c="3"/><text:span text:style-name="T1">are retransmitted at an interval which starts at T1 and doubles until</text:span></text:p>
      <text:p text:style-name="P8"><text:s text:c="3"/><text:span text:style-name="T1">it hits T2. <text:s/>If a provisional response is received, retransmissions</text:span></text:p>
      <text:p text:style-name="P8"><text:s text:c="3"/><text:span text:style-name="T1">continue for unreliable transports, but at an interval of T2. <text:s/>The</text:span></text:p>
      <text:p text:style-name="P8"><text:s text:c="3"/><text:span text:style-name="T1">server transaction retransmits the last response it sent, which can</text:span></text:p>
      <text:p text:style-name="P8"><text:s text:c="3"/><text:span text:style-name="T1">be a provisional or final response, only when a retransmission of the</text:span></text:p>
      <text:p text:style-name="P8"><text:s text:c="3"/><text:span text:style-name="T1">request is received. <text:s/>This is why request retransmissions need to</text:span></text:p>
      <text:p text:style-name="P8"><text:s text:c="3"/><text:span text:style-name="T1">continue even after a provisional response; they are to ensure</text:span></text:p>
      <text:p text:style-name="P8"><text:s text:c="3"/><text:span text:style-name="T1">reliable delivery of the final response.</text:span></text:p>
      <text:p text:style-name="P14"/>
      <text:p text:style-name="P14"><text:soft-page-break/><text:span text:style-name="T22">Rosenberg, et. al. <text:s text:c="9"/>Standards Track <text:s text:c="18"/>[Page 130]</text:span></text:p>
      <text:p text:style-name="P22"/>
      <text:p text:style-name="P7"><text:bookmark text:name="page-131"/><text:a xlink:type="simple" xlink:href="https://tools.ietf.org/html/rfc3261#page-131" office:name="page-131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Unlike an INVITE transaction, a non-INVITE transaction has no special</text:span></text:p>
      <text:p text:style-name="P8"><text:s text:c="3"/><text:span text:style-name="T1">handling for the 2xx response. <text:s/>The result is that only a single 2xx</text:span></text:p>
      <text:p text:style-name="P8"><text:s text:c="3"/><text:span text:style-name="T1">response to a non-INVITE is ever delivered to a UAC.</text:span></text:p>
      <text:p text:style-name="P14"/>
      <text:p text:style-name="P18"><text:a xlink:type="simple" xlink:href="https://tools.ietf.org/html/rfc3261#section-17.1.2.2" office:name="section-17.1.2.2" text:style-name="Internet_20_link" text:visited-style-name="Visited_20_Internet_20_Link"><text:span text:style-name="T5">17.1.2.2</text:span></text:a><text:span text:style-name="T9"> Formal Description</text:span></text:p>
      <text:p text:style-name="P14"/>
      <text:p text:style-name="P14"/>
      <text:p text:style-name="P8"><text:s text:c="3"/><text:span text:style-name="T1">The state machine for the non-INVITE client transaction is shown in</text:span></text:p>
      <text:p text:style-name="P8"><text:s text:c="3"/><text:span text:style-name="T1">Figure 6. <text:s/>It is very similar to the state machine for INVITE.</text:span></text:p>
      <text:p text:style-name="P14"/>
      <text:p text:style-name="P8"><text:s text:c="3"/><text:span text:style-name="T1">The "Trying" state is entered when the TU initiates a new client</text:span></text:p>
      <text:p text:style-name="P8"><text:s text:c="3"/><text:span text:style-name="T1">transaction with a request. <text:s/>When entering this state, the client</text:span></text:p>
      <text:p text:style-name="P8"><text:s text:c="3"/><text:span text:style-name="T1">transaction SHOULD set timer F to fire in 64*T1 seconds. <text:s/>The request</text:span></text:p>
      <text:p text:style-name="P8"><text:s text:c="3"/><text:span text:style-name="T1">MUST be passed to the transport layer for transmission. <text:s/>If an</text:span></text:p>
      <text:p text:style-name="P8"><text:s text:c="3"/><text:span text:style-name="T1">unreliable transport is in use, the client transaction MUST set timer</text:span></text:p>
      <text:p text:style-name="P8"><text:s text:c="3"/><text:span text:style-name="T1">E to fire in T1 seconds. <text:s/>If timer E fires while still in this state,</text:span></text:p>
      <text:p text:style-name="P8"><text:s text:c="3"/><text:span text:style-name="T1">the timer is reset, but this time with a value of MIN(2*T1, T2).</text:span></text:p>
      <text:p text:style-name="P8"><text:s text:c="3"/><text:span text:style-name="T1">When the timer fires again, it is reset to a MIN(4*T1, T2). <text:s/>This</text:span></text:p>
      <text:p text:style-name="P8"><text:s text:c="3"/><text:span text:style-name="T1">process continues so that retransmissions occur with an exponentially</text:span></text:p>
      <text:p text:style-name="P8"><text:s text:c="3"/><text:span text:style-name="T1">increasing interval that caps at T2. <text:s/>The default value of T2 is 4s,</text:span></text:p>
      <text:p text:style-name="P8"><text:s text:c="3"/><text:span text:style-name="T1">and it represents the amount of time a non-INVITE server transaction</text:span></text:p>
      <text:p text:style-name="P8"><text:s text:c="3"/><text:span text:style-name="T1">will take to respond to a request, if it does not respond</text:span></text:p>
      <text:p text:style-name="P8"><text:s text:c="3"/><text:span text:style-name="T1">immediately. <text:s/>For the default values of T1 and T2, this results in</text:span></text:p>
      <text:p text:style-name="P8"><text:s text:c="3"/><text:span text:style-name="T1">intervals of 500 ms, 1 s, 2 s, 4 s, 4 s, 4 s, etc.</text:span></text:p>
      <text:p text:style-name="P14"/>
      <text:p text:style-name="P8"><text:s text:c="3"/><text:span text:style-name="T1">If Timer F fires while the client transaction is still in the</text:span></text:p>
      <text:p text:style-name="P8"><text:s text:c="3"/><text:span text:style-name="T1">"Trying" state, the client transaction SHOULD inform the TU about the</text:span></text:p>
      <text:p text:style-name="P8"><text:s text:c="3"/><text:span text:style-name="T1">timeout, and then it SHOULD enter the "Terminated" state. <text:s/>If a</text:span></text:p>
      <text:p text:style-name="P8"><text:s text:c="3"/><text:span text:style-name="T1">provisional response is received while in the "Trying" state, the</text:span></text:p>
      <text:p text:style-name="P8"><text:s text:c="3"/><text:span text:style-name="T1">response MUST be passed to the TU, and then the client transaction</text:span></text:p>
      <text:p text:style-name="P8"><text:s text:c="3"/><text:span text:style-name="T1">SHOULD move to the "Proceeding" state. <text:s/>If a final response (status</text:span></text:p>
      <text:p text:style-name="P8"><text:s text:c="3"/><text:span text:style-name="T1">codes 200-699) is received while in the "Trying" state, the response</text:span></text:p>
      <text:p text:style-name="P8"><text:s text:c="3"/><text:span text:style-name="T1">MUST be passed to the TU, and the client transaction MUST transition</text:span></text:p>
      <text:p text:style-name="P8"><text:s text:c="3"/><text:span text:style-name="T1">to the "Completed" state.</text:span></text:p>
      <text:p text:style-name="P14"/>
      <text:p text:style-name="P8"><text:s text:c="3"/><text:span text:style-name="T1">If Timer E fires while in the "Proceeding" state, the request MUST be</text:span></text:p>
      <text:p text:style-name="P8"><text:s text:c="3"/><text:span text:style-name="T1">passed to the transport layer for retransmission, and Timer E MUST be</text:span></text:p>
      <text:p text:style-name="P8"><text:s text:c="3"/><text:span text:style-name="T1">reset with a value of T2 seconds. <text:s/>If timer F fires while in the</text:span></text:p>
      <text:p text:style-name="P8"><text:s text:c="3"/><text:span text:style-name="T1">"Proceeding" state, the TU MUST be informed of a timeout, and the</text:span></text:p>
      <text:p text:style-name="P8"><text:s text:c="3"/><text:span text:style-name="T1">client transaction MUST transition to the terminated state. <text:s/>If a</text:span></text:p>
      <text:p text:style-name="P8"><text:s text:c="3"/><text:span text:style-name="T1">final response (status codes 200-699) is received while in the</text:span></text:p>
      <text:p text:style-name="P8"><text:s text:c="3"/><text:span text:style-name="T1">"Proceeding" state, the response MUST be passed to the TU, and the</text:span></text:p>
      <text:p text:style-name="P8"><text:s text:c="3"/><text:span text:style-name="T1">client transaction MUST transition to the "Completed" state.</text:span></text:p>
      <text:p text:style-name="P14"/>
      <text:p text:style-name="P8"><text:s text:c="3"/><text:span text:style-name="T1">Once the client transaction enters the "Completed" state, it MUST set</text:span></text:p>
      <text:p text:style-name="P8"><text:s text:c="3"/><text:span text:style-name="T1">Timer K to fire in T4 seconds for unreliable transports, and zero</text:span></text:p>
      <text:p text:style-name="P8"><text:s text:c="3"/><text:span text:style-name="T1">seconds for reliable transports. <text:s/>The "Completed" state exists to</text:span></text:p>
      <text:p text:style-name="P8"><text:s text:c="3"/><text:span text:style-name="T1">buffer any additional response retransmissions that may be received</text:span></text:p>
      <text:p text:style-name="P8"><text:s text:c="3"/><text:span text:style-name="T1">(which is why the client transaction remains there only for</text:span></text:p>
      <text:p text:style-name="P14"/>
      <text:p text:style-name="P14"/>
      <text:p text:style-name="P14"/>
      <text:p text:style-name="P12"><text:soft-page-break/>Rosenberg, et. al. <text:s text:c="9"/>Standards Track <text:s text:c="18"/>[Page 131]</text:p>
      <text:p text:style-name="P22"/>
      <text:p text:style-name="P7"><text:bookmark text:name="page-132"/><text:a xlink:type="simple" xlink:href="https://tools.ietf.org/html/rfc3261#page-132" office:name="page-132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unreliable transports). <text:s/>T4 represents the amount of time the network</text:span></text:p>
      <text:p text:style-name="P8"><text:s text:c="3"/><text:span text:style-name="T1">will take to clear messages between client and server transactions.</text:span></text:p>
      <text:p text:style-name="P8"><text:s text:c="3"/><text:span text:style-name="T1">The default value of T4 is 5s. <text:s/>A response is a retransmission when</text:span></text:p>
      <text:p text:style-name="P13"><text:span text:style-name="T14"><text:s text:c="3"/></text:span><text:span text:style-name="T15">it matches the same transaction, using the rules specified in </text:span><text:a xlink:type="simple" xlink:href="https://tools.ietf.org/html/rfc3261#section-17.1.3" text:style-name="Internet_20_link" text:visited-style-name="Visited_20_Internet_20_Link">Section</text:a></text:p>
      <text:p text:style-name="P13"><text:span text:style-name="T14"><text:s text:c="3"/></text:span><text:a xlink:type="simple" xlink:href="https://tools.ietf.org/html/rfc3261#section-17.1.3" text:style-name="Internet_20_link" text:visited-style-name="Visited_20_Internet_20_Link">17.1.3</text:a><text:span text:style-name="T15">. <text:s/>If Timer K fires while in this state, the client transaction</text:span></text:p>
      <text:p text:style-name="P8"><text:s text:c="3"/><text:span text:style-name="T1">MUST transition to the "Terminated" state.</text:span></text:p>
      <text:p text:style-name="P14"/>
      <text:p text:style-name="P8"><text:s text:c="3"/><text:span text:style-name="T1">Once the transaction is in the terminated state, it MUST be destroyed</text:span></text:p>
      <text:p text:style-name="P8"><text:s text:c="3"/><text:span text:style-name="T1">immediately.</text:span></text:p>
      <text:p text:style-name="P14"/>
      <text:p text:style-name="P17"><text:a xlink:type="simple" xlink:href="https://tools.ietf.org/html/rfc3261#section-17.1.3" office:name="section-17.1.3" text:style-name="Internet_20_link" text:visited-style-name="Visited_20_Internet_20_Link"><text:span text:style-name="T5">17.1.3</text:span></text:a><text:span text:style-name="T9"> Matching Responses to Client Transactions</text:span></text:p>
      <text:p text:style-name="P14"/>
      <text:p text:style-name="P14"/>
      <text:p text:style-name="P8"><text:s text:c="3"/><text:span text:style-name="T1">When the transport layer in the client receives a response, it has to</text:span></text:p>
      <text:p text:style-name="P8"><text:s text:c="3"/><text:span text:style-name="T1">determine which client transaction will handle the response, so that</text:span></text:p>
      <text:p text:style-name="P13"><text:span text:style-name="T14"><text:s text:c="3"/></text:span><text:span text:style-name="T15">the processing of Sections </text:span><text:a xlink:type="simple" xlink:href="https://tools.ietf.org/html/rfc3261#section-17.1.1" text:style-name="Internet_20_link" text:visited-style-name="Visited_20_Internet_20_Link">17.1.1</text:a><text:span text:style-name="T15"> and </text:span><text:a xlink:type="simple" xlink:href="https://tools.ietf.org/html/rfc3261#section-17.1.2" text:style-name="Internet_20_link" text:visited-style-name="Visited_20_Internet_20_Link">17.1.2</text:a><text:span text:style-name="T15"> can take place. <text:s/>The</text:span></text:p>
      <text:p text:style-name="P8"><text:s text:c="3"/><text:span text:style-name="T1">branch parameter in the top Via header field is used for this</text:span></text:p>
      <text:p text:style-name="P8"><text:s text:c="3"/><text:span text:style-name="T1">purpose. <text:s/>A response matches a client transaction under two</text:span></text:p>
      <text:p text:style-name="P8"><text:s text:c="3"/><text:span text:style-name="T1">conditions:</text:span></text:p>
      <text:p text:style-name="P14"/>
      <text:p text:style-name="P8"><text:s text:c="6"/><text:span text:style-name="T1">1. <text:s/>If the response has the same value of the branch parameter in</text:span></text:p>
      <text:p text:style-name="P8"><text:s text:c="10"/><text:span text:style-name="T1">the top Via header field as the branch parameter in the top</text:span></text:p>
      <text:p text:style-name="P8"><text:s text:c="10"/><text:span text:style-name="T1">Via header field of the request that created the transaction.</text:span></text:p>
      <text:p text:style-name="P14"/>
      <text:p text:style-name="P8"><text:s text:c="6"/><text:span text:style-name="T1">2. <text:s/>If the method parameter in the CSeq header field matches the</text:span></text:p>
      <text:p text:style-name="P8"><text:s text:c="10"/><text:span text:style-name="T1">method of the request that created the transaction. <text:s/>The</text:span></text:p>
      <text:p text:style-name="P8"><text:s text:c="10"/><text:span text:style-name="T1">method is needed since a CANCEL request constitutes a</text:span></text:p>
      <text:p text:style-name="P8"><text:s text:c="10"/><text:span text:style-name="T1">different transaction, but shares the same value of the branch</text:span></text:p>
      <text:p text:style-name="P8"><text:s text:c="10"/><text:span text:style-name="T1">parameter.</text:span></text:p>
      <text:p text:style-name="P14"/>
      <text:p text:style-name="P8"><text:s text:c="3"/><text:span text:style-name="T1">If a request is sent via multicast, it is possible that it will</text:span></text:p>
      <text:p text:style-name="P8"><text:s text:c="3"/><text:span text:style-name="T1">generate multiple responses from different servers. <text:s/>These responses</text:span></text:p>
      <text:p text:style-name="P8"><text:s text:c="3"/><text:span text:style-name="T1">will all have the same branch parameter in the topmost Via, but vary</text:span></text:p>
      <text:p text:style-name="P8"><text:s text:c="3"/><text:span text:style-name="T1">in the To tag. <text:s/>The first response received, based on the rules</text:span></text:p>
      <text:p text:style-name="P8"><text:s text:c="3"/><text:span text:style-name="T1">above, will be used, and others will be viewed as retransmissions.</text:span></text:p>
      <text:p text:style-name="P8"><text:s text:c="3"/><text:span text:style-name="T1">That is not an error; multicast SIP provides only a rudimentary</text:span></text:p>
      <text:p text:style-name="P8"><text:s text:c="3"/><text:span text:style-name="T1">"single-hop-discovery-like" service that is limited to processing a</text:span></text:p>
      <text:p text:style-name="P13"><text:span text:style-name="T14"><text:s text:c="3"/></text:span><text:span text:style-name="T15">single response. <text:s/>See </text:span><text:a xlink:type="simple" xlink:href="https://tools.ietf.org/html/rfc3261#section-18.1.1" text:style-name="Internet_20_link" text:visited-style-name="Visited_20_Internet_20_Link">Section 18.1.1</text:a><text:span text:style-name="T15"> for detail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Rosenberg, et. al. <text:s text:c="9"/>Standards Track <text:s text:c="18"/>[Page 132]</text:p>
      <text:p text:style-name="P22"/>
      <text:p text:style-name="P7"><text:bookmark text:name="page-133"/><text:a xlink:type="simple" xlink:href="https://tools.ietf.org/html/rfc3261#page-133" office:name="page-133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17"><text:a xlink:type="simple" xlink:href="https://tools.ietf.org/html/rfc3261#section-17.1.4" office:name="section-17.1.4" text:style-name="Internet_20_link" text:visited-style-name="Visited_20_Internet_20_Link"><text:span text:style-name="T5">17.1.4</text:span></text:a><text:span text:style-name="T9"> Handling Transport Errors</text:span></text:p>
      <text:p text:style-name="P14"/>
      <text:p text:style-name="P14"/>
      <text:p text:style-name="P8"><text:s text:c="35"/><text:span text:style-name="T1">|Request from TU</text:span></text:p>
      <text:p text:style-name="P8"><text:s text:c="35"/><text:span text:style-name="T1">|send request</text:span></text:p>
      <text:p text:style-name="P8"><text:s text:c="15"/><text:span text:style-name="T1">Timer E <text:s text:c="12"/>V</text:span></text:p>
      <text:p text:style-name="P8"><text:s text:c="15"/><text:span text:style-name="T1">send request <text:s/>+-----------+</text:span></text:p>
      <text:p text:style-name="P8"><text:s text:c="19"/><text:span text:style-name="T1">+---------| <text:s text:c="10"/>|-------------------+</text:span></text:p>
      <text:p text:style-name="P8"><text:s text:c="19"/><text:span text:style-name="T1">| <text:s text:c="8"/>| <text:s/>Trying <text:s text:c="2"/>| <text:s/>Timer F <text:s text:c="9"/>|</text:span></text:p>
      <text:p text:style-name="P8"><text:s text:c="19"/><text:span text:style-name="T1">+--------&gt;| <text:s text:c="10"/>| <text:s/>or Transport Err.|</text:span></text:p>
      <text:p text:style-name="P8"><text:s text:c="29"/><text:span text:style-name="T1">+-----------+ <text:s/>inform TU <text:s text:c="7"/>|</text:span></text:p>
      <text:p text:style-name="P8"><text:s text:c="16"/><text:span text:style-name="T1">200-699 <text:s text:c="8"/>| <text:s/>| <text:s text:c="24"/>|</text:span></text:p>
      <text:p text:style-name="P8"><text:s text:c="16"/><text:span text:style-name="T1">resp. to TU <text:s text:c="4"/>| <text:s/>|1xx <text:s text:c="21"/>|</text:span></text:p>
      <text:p text:style-name="P8"><text:s text:c="16"/><text:span text:style-name="T1">+---------------+ <text:s/>|resp. to TU <text:s text:c="13"/>|</text:span></text:p>
      <text:p text:style-name="P8"><text:s text:c="16"/><text:span text:style-name="T1">| <text:s text:c="17"/>| <text:s text:c="24"/>|</text:span></text:p>
      <text:p text:style-name="P8"><text:s text:c="16"/><text:span text:style-name="T1">| <text:s text:c="2"/>Timer E <text:s text:c="7"/>V <text:s text:c="6"/>Timer F <text:s text:c="10"/>|</text:span></text:p>
      <text:p text:style-name="P8"><text:s text:c="16"/><text:span text:style-name="T1">| <text:s text:c="2"/>send req +-----------+ or Transport Err. |</text:span></text:p>
      <text:p text:style-name="P8"><text:s text:c="16"/><text:span text:style-name="T1">| <text:s/>+---------| <text:s text:c="10"/>| inform TU <text:s text:c="8"/>|</text:span></text:p>
      <text:p text:style-name="P8"><text:s text:c="16"/><text:span text:style-name="T1">| <text:s/>| <text:s text:c="8"/>|Proceeding |------------------&gt;|</text:span></text:p>
      <text:p text:style-name="P8"><text:s text:c="16"/><text:span text:style-name="T1">| <text:s/>+--------&gt;| <text:s text:c="10"/>|-----+ <text:s text:c="12"/>|</text:span></text:p>
      <text:p text:style-name="P8"><text:s text:c="16"/><text:span text:style-name="T1">| <text:s text:c="11"/>+-----------+ <text:s text:c="4"/>|1xx <text:s text:c="9"/>|</text:span></text:p>
      <text:p text:style-name="P8"><text:s text:c="16"/><text:span text:style-name="T1">| <text:s text:c="13"/>| <text:s text:c="5"/>^ <text:s text:c="7"/>|resp to TU <text:s text:c="2"/>|</text:span></text:p>
      <text:p text:style-name="P8"><text:s text:c="16"/><text:span text:style-name="T1">| 200-699 <text:s text:c="5"/>| <text:s text:c="5"/>+--------+ <text:s text:c="12"/>|</text:span></text:p>
      <text:p text:style-name="P8"><text:s text:c="16"/><text:span text:style-name="T1">| resp. to TU <text:s/>| <text:s text:c="28"/>|</text:span></text:p>
      <text:p text:style-name="P8"><text:s text:c="16"/><text:span text:style-name="T1">| <text:s text:c="13"/>| <text:s text:c="28"/>|</text:span></text:p>
      <text:p text:style-name="P8"><text:s text:c="16"/><text:span text:style-name="T1">| <text:s text:c="13"/>V <text:s text:c="28"/>|</text:span></text:p>
      <text:p text:style-name="P8"><text:s text:c="16"/><text:span text:style-name="T1">| <text:s text:c="11"/>+-----------+ <text:s text:c="18"/>|</text:span></text:p>
      <text:p text:style-name="P8"><text:s text:c="16"/><text:span text:style-name="T1">| <text:s text:c="11"/>| <text:s text:c="10"/>| <text:s text:c="18"/>|</text:span></text:p>
      <text:p text:style-name="P8"><text:s text:c="16"/><text:span text:style-name="T1">| <text:s text:c="11"/>| Completed | <text:s text:c="18"/>|</text:span></text:p>
      <text:p text:style-name="P8"><text:s text:c="16"/><text:span text:style-name="T1">| <text:s text:c="11"/>| <text:s text:c="10"/>| <text:s text:c="18"/>|</text:span></text:p>
      <text:p text:style-name="P8"><text:s text:c="16"/><text:span text:style-name="T1">| <text:s text:c="11"/>+-----------+ <text:s text:c="18"/>|</text:span></text:p>
      <text:p text:style-name="P8"><text:s text:c="16"/><text:span text:style-name="T1">| <text:s text:c="13"/>^ <text:s text:c="2"/>| <text:s text:c="24"/>|</text:span></text:p>
      <text:p text:style-name="P8"><text:s text:c="16"/><text:span text:style-name="T1">| <text:s text:c="13"/>| <text:s text:c="2"/>| Timer K <text:s text:c="16"/>|</text:span></text:p>
      <text:p text:style-name="P8"><text:s text:c="16"/><text:span text:style-name="T1">+--------------+ <text:s text:c="2"/>| - <text:s text:c="22"/>|</text:span></text:p>
      <text:p text:style-name="P8"><text:s text:c="35"/><text:span text:style-name="T1">| <text:s text:c="24"/>|</text:span></text:p>
      <text:p text:style-name="P8"><text:s text:c="35"/><text:span text:style-name="T1">V <text:s text:c="24"/>|</text:span></text:p>
      <text:p text:style-name="P8"><text:s text:c="13"/><text:span text:style-name="T1">NOTE: <text:s text:c="10"/>+-----------+ <text:s text:c="18"/>|</text:span></text:p>
      <text:p text:style-name="P8"><text:s text:c="29"/><text:span text:style-name="T1">| <text:s text:c="10"/>| <text:s text:c="18"/>|</text:span></text:p>
      <text:p text:style-name="P8"><text:s text:c="9"/><text:span text:style-name="T1">transitions <text:s text:c="8"/>| Terminated|&lt;------------------+</text:span></text:p>
      <text:p text:style-name="P8"><text:s text:c="9"/><text:span text:style-name="T1">labeled with <text:s text:c="7"/>| <text:s text:c="10"/>|</text:span></text:p>
      <text:p text:style-name="P8"><text:s text:c="9"/><text:span text:style-name="T1">the event <text:s text:c="10"/>+-----------+</text:span></text:p>
      <text:p text:style-name="P8"><text:s text:c="9"/><text:span text:style-name="T1">over the action</text:span></text:p>
      <text:p text:style-name="P8"><text:s text:c="9"/><text:span text:style-name="T1">to take</text:span></text:p>
      <text:p text:style-name="P14"/>
      <text:p text:style-name="P8"><text:s text:c="17"/><text:span text:style-name="T1">Figure 6: non-INVITE client transaction</text:span></text:p>
      <text:p text:style-name="P14"/>
      <text:p text:style-name="P8"><text:s text:c="3"/><text:span text:style-name="T1">When the client transaction sends a request to the transport layer to</text:span></text:p>
      <text:p text:style-name="P8"><text:s text:c="3"/><text:span text:style-name="T1">be sent, the following procedures are followed if the transport layer</text:span></text:p>
      <text:p text:style-name="P8"><text:s text:c="3"/><text:span text:style-name="T1">indicates a failure.</text:span></text:p>
      <text:p text:style-name="P14"/>
      <text:p text:style-name="P14"/>
      <text:p text:style-name="P14"/>
      <text:p text:style-name="P12"><text:soft-page-break/>Rosenberg, et. al. <text:s text:c="9"/>Standards Track <text:s text:c="18"/>[Page 133]</text:p>
      <text:p text:style-name="P22"/>
      <text:p text:style-name="P7"><text:bookmark text:name="page-134"/><text:a xlink:type="simple" xlink:href="https://tools.ietf.org/html/rfc3261#page-134" office:name="page-134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The client transaction SHOULD inform the TU that a transport failure</text:span></text:p>
      <text:p text:style-name="P8"><text:s text:c="3"/><text:span text:style-name="T1">has occurred, and the client transaction SHOULD transition directly</text:span></text:p>
      <text:p text:style-name="P8"><text:s text:c="3"/><text:span text:style-name="T1">to the "Terminated" state. <text:s/>The TU will handle the failover</text:span></text:p>
      <text:p text:style-name="P13"><text:span text:style-name="T14"><text:s text:c="3"/></text:span><text:span text:style-name="T15">mechanisms described in [</text:span><text:a xlink:type="simple" xlink:href="https://tools.ietf.org/html/rfc3261#ref-4" text:style-name="Internet_20_link" text:visited-style-name="Visited_20_Internet_20_Link">4</text:a><text:span text:style-name="T15">].</text:span></text:p>
      <text:p text:style-name="P14"/>
      <text:p text:style-name="P16"><text:a xlink:type="simple" xlink:href="https://tools.ietf.org/html/rfc3261#section-17.2" office:name="section-17.2" text:style-name="Internet_20_link" text:visited-style-name="Visited_20_Internet_20_Link"><text:span text:style-name="T5">17.2</text:span></text:a><text:span text:style-name="T9"> Server Transaction</text:span></text:p>
      <text:p text:style-name="P14"/>
      <text:p text:style-name="P14"/>
      <text:p text:style-name="P8"><text:s text:c="3"/><text:span text:style-name="T1">The server transaction is responsible for the delivery of requests to</text:span></text:p>
      <text:p text:style-name="P8"><text:s text:c="3"/><text:span text:style-name="T1">the TU and the reliable transmission of responses. <text:s/>It accomplishes</text:span></text:p>
      <text:p text:style-name="P8"><text:s text:c="3"/><text:span text:style-name="T1">this through a state machine. <text:s/>Server transactions are created by the</text:span></text:p>
      <text:p text:style-name="P8"><text:s text:c="3"/><text:span text:style-name="T1">core when a request is received, and transaction handling is desired</text:span></text:p>
      <text:p text:style-name="P8"><text:s text:c="3"/><text:span text:style-name="T1">for that request (this is not always the case).</text:span></text:p>
      <text:p text:style-name="P14"/>
      <text:p text:style-name="P8"><text:s text:c="3"/><text:span text:style-name="T1">As with the client transactions, the state machine depends on whether</text:span></text:p>
      <text:p text:style-name="P8"><text:s text:c="3"/><text:span text:style-name="T1">the received request is an INVITE request.</text:span></text:p>
      <text:p text:style-name="P14"/>
      <text:p text:style-name="P17"><text:a xlink:type="simple" xlink:href="https://tools.ietf.org/html/rfc3261#section-17.2.1" office:name="section-17.2.1" text:style-name="Internet_20_link" text:visited-style-name="Visited_20_Internet_20_Link"><text:span text:style-name="T5">17.2.1</text:span></text:a><text:span text:style-name="T9"> INVITE Server Transaction</text:span></text:p>
      <text:p text:style-name="P14"/>
      <text:p text:style-name="P14"/>
      <text:p text:style-name="P8"><text:s text:c="3"/><text:span text:style-name="T1">The state diagram for the INVITE server transaction is shown in</text:span></text:p>
      <text:p text:style-name="P8"><text:s text:c="3"/><text:span text:style-name="T1">Figure 7.</text:span></text:p>
      <text:p text:style-name="P14"/>
      <text:p text:style-name="P8"><text:s text:c="3"/><text:span text:style-name="T1">When a server transaction is constructed for a request, it enters the</text:span></text:p>
      <text:p text:style-name="P8"><text:s text:c="3"/><text:span text:style-name="T1">"Proceeding" state. <text:s/>The server transaction MUST generate a 100</text:span></text:p>
      <text:p text:style-name="P8"><text:s text:c="3"/><text:span text:style-name="T1">(Trying) response unless it knows that the TU will generate a</text:span></text:p>
      <text:p text:style-name="P8"><text:s text:c="3"/><text:span text:style-name="T1">provisional or final response within 200 ms, in which case it MAY</text:span></text:p>
      <text:p text:style-name="P8"><text:s text:c="3"/><text:span text:style-name="T1">generate a 100 (Trying) response. <text:s/>This provisional response is</text:span></text:p>
      <text:p text:style-name="P8"><text:s text:c="3"/><text:span text:style-name="T1">needed to quench request retransmissions rapidly in order to avoid</text:span></text:p>
      <text:p text:style-name="P8"><text:s text:c="3"/><text:span text:style-name="T1">network congestion. <text:s/>The 100 (Trying) response is constructed</text:span></text:p>
      <text:p text:style-name="P13"><text:span text:style-name="T14"><text:s text:c="3"/></text:span><text:span text:style-name="T15">according to the procedures in </text:span><text:a xlink:type="simple" xlink:href="https://tools.ietf.org/html/rfc3261#section-8.2.6" text:style-name="Internet_20_link" text:visited-style-name="Visited_20_Internet_20_Link">Section 8.2.6</text:a><text:span text:style-name="T15">, except that the</text:span></text:p>
      <text:p text:style-name="P8"><text:s text:c="3"/><text:span text:style-name="T1">insertion of tags in the To header field of the response (when none</text:span></text:p>
      <text:p text:style-name="P8"><text:s text:c="3"/><text:span text:style-name="T1">was present in the request) is downgraded from MAY to SHOULD NOT.</text:span></text:p>
      <text:p text:style-name="P8"><text:s text:c="3"/><text:span text:style-name="T1">The request MUST be passed to the TU.</text:span></text:p>
      <text:p text:style-name="P14"/>
      <text:p text:style-name="P8"><text:s text:c="3"/><text:span text:style-name="T1">The TU passes any number of provisional responses to the server</text:span></text:p>
      <text:p text:style-name="P8"><text:s text:c="3"/><text:span text:style-name="T1">transaction. <text:s/>So long as the server transaction is in the</text:span></text:p>
      <text:p text:style-name="P8"><text:s text:c="3"/><text:span text:style-name="T1">"Proceeding" state, each of these MUST be passed to the transport</text:span></text:p>
      <text:p text:style-name="P8"><text:s text:c="3"/><text:span text:style-name="T1">layer for transmission. <text:s/>They are not sent reliably by the</text:span></text:p>
      <text:p text:style-name="P8"><text:s text:c="3"/><text:span text:style-name="T1">transaction layer (they are not retransmitted by it) and do not cause</text:span></text:p>
      <text:p text:style-name="P8"><text:s text:c="3"/><text:span text:style-name="T1">a change in the state of the server transaction. <text:s/>If a request</text:span></text:p>
      <text:p text:style-name="P8"><text:s text:c="3"/><text:span text:style-name="T1">retransmission is received while in the "Proceeding" state, the most</text:span></text:p>
      <text:p text:style-name="P8"><text:s text:c="3"/><text:span text:style-name="T1">recent provisional response that was received from the TU MUST be</text:span></text:p>
      <text:p text:style-name="P8"><text:s text:c="3"/><text:span text:style-name="T1">passed to the transport layer for retransmission. <text:s/>A request is a</text:span></text:p>
      <text:p text:style-name="P8"><text:s text:c="3"/><text:span text:style-name="T1">retransmission if it matches the same server transaction based on the</text:span></text:p>
      <text:p text:style-name="P13"><text:span text:style-name="T14"><text:s text:c="3"/></text:span><text:span text:style-name="T15">rules of </text:span><text:a xlink:type="simple" xlink:href="https://tools.ietf.org/html/rfc3261#section-17.2.3" text:style-name="Internet_20_link" text:visited-style-name="Visited_20_Internet_20_Link">Section 17.2.3</text:a><text:span text:style-name="T15">.</text:span></text:p>
      <text:p text:style-name="P14"/>
      <text:p text:style-name="P8"><text:s text:c="3"/><text:span text:style-name="T1">If, while in the "Proceeding" state, the TU passes a 2xx response to</text:span></text:p>
      <text:p text:style-name="P8"><text:s text:c="3"/><text:span text:style-name="T1">the server transaction, the server transaction MUST pass this</text:span></text:p>
      <text:p text:style-name="P8"><text:s text:c="3"/><text:span text:style-name="T1">response to the transport layer for transmission. <text:s/>It is not</text:span></text:p>
      <text:p text:style-name="P14"/>
      <text:p text:style-name="P14"><text:soft-page-break/><text:span text:style-name="T22">Rosenberg, et. al. <text:s text:c="9"/>Standards Track <text:s text:c="18"/>[Page 134]</text:span></text:p>
      <text:p text:style-name="P22"/>
      <text:p text:style-name="P7"><text:bookmark text:name="page-135"/><text:a xlink:type="simple" xlink:href="https://tools.ietf.org/html/rfc3261#page-135" office:name="page-135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retransmitted by the server transaction; retransmissions of 2xx</text:span></text:p>
      <text:p text:style-name="P8"><text:s text:c="3"/><text:span text:style-name="T1">responses are handled by the TU. <text:s/>The server transaction MUST then</text:span></text:p>
      <text:p text:style-name="P8"><text:s text:c="3"/><text:span text:style-name="T1">transition to the "Terminated" state.</text:span></text:p>
      <text:p text:style-name="P14"/>
      <text:p text:style-name="P8"><text:s text:c="3"/><text:span text:style-name="T1">While in the "Proceeding" state, if the TU passes a response with</text:span></text:p>
      <text:p text:style-name="P8"><text:s text:c="3"/><text:span text:style-name="T1">status code from 300 to 699 to the server transaction, the response</text:span></text:p>
      <text:p text:style-name="P8"><text:s text:c="3"/><text:span text:style-name="T1">MUST be passed to the transport layer for transmission, and the state</text:span></text:p>
      <text:p text:style-name="P8"><text:s text:c="3"/><text:span text:style-name="T1">machine MUST enter the "Completed" state. <text:s/>For unreliable transports,</text:span></text:p>
      <text:p text:style-name="P8"><text:s text:c="3"/><text:span text:style-name="T1">timer G is set to fire in T1 seconds, and is not set to fire for</text:span></text:p>
      <text:p text:style-name="P8"><text:s text:c="3"/><text:span text:style-name="T1">reliable transports.</text:span></text:p>
      <text:p text:style-name="P14"/>
      <text:p text:style-name="P13"><text:span text:style-name="T14"><text:s text:c="6"/></text:span><text:span text:style-name="T15">This is a change from </text:span><text:a xlink:type="simple" xlink:href="https://tools.ietf.org/html/rfc2543" text:style-name="Internet_20_link" text:visited-style-name="Visited_20_Internet_20_Link">RFC 2543</text:a><text:span text:style-name="T15">, where responses were always</text:span></text:p>
      <text:p text:style-name="P8"><text:s text:c="6"/><text:span text:style-name="T1">retransmitted, even over reliable transports.</text:span></text:p>
      <text:p text:style-name="P14"/>
      <text:p text:style-name="P8"><text:s text:c="3"/><text:span text:style-name="T1">When the "Completed" state is entered, timer H MUST be set to fire in</text:span></text:p>
      <text:p text:style-name="P8"><text:s text:c="3"/><text:span text:style-name="T1">64*T1 seconds for all transports. <text:s/>Timer H determines when the server</text:span></text:p>
      <text:p text:style-name="P8"><text:s text:c="3"/><text:span text:style-name="T1">transaction abandons retransmitting the response. <text:s/>Its value is</text:span></text:p>
      <text:p text:style-name="P8"><text:s text:c="3"/><text:span text:style-name="T1">chosen to equal Timer B, the amount of time a client transaction will</text:span></text:p>
      <text:p text:style-name="P8"><text:s text:c="3"/><text:span text:style-name="T1">continue to retry sending a request. <text:s/>If timer G fires, the response</text:span></text:p>
      <text:p text:style-name="P8"><text:s text:c="3"/><text:span text:style-name="T1">is passed to the transport layer once more for retransmission, and</text:span></text:p>
      <text:p text:style-name="P8"><text:s text:c="3"/><text:span text:style-name="T1">timer G is set to fire in MIN(2*T1, T2) seconds. <text:s/>From then on, when</text:span></text:p>
      <text:p text:style-name="P8"><text:s text:c="3"/><text:span text:style-name="T1">timer G fires, the response is passed to the transport again for</text:span></text:p>
      <text:p text:style-name="P8"><text:s text:c="3"/><text:span text:style-name="T1">transmission, and timer G is reset with a value that doubles, unless</text:span></text:p>
      <text:p text:style-name="P8"><text:s text:c="3"/><text:span text:style-name="T1">that value exceeds T2, in which case it is reset with the value of</text:span></text:p>
      <text:p text:style-name="P8"><text:s text:c="3"/><text:span text:style-name="T1">T2. <text:s/>This is identical to the retransmit behavior for requests in the</text:span></text:p>
      <text:p text:style-name="P8"><text:s text:c="3"/><text:span text:style-name="T1">"Trying" state of the non-INVITE client transaction. <text:s/>Furthermore,</text:span></text:p>
      <text:p text:style-name="P8"><text:s text:c="3"/><text:span text:style-name="T1">while in the "Completed" state, if a request retransmission is</text:span></text:p>
      <text:p text:style-name="P8"><text:s text:c="3"/><text:span text:style-name="T1">received, the server SHOULD pass the response to the transport for</text:span></text:p>
      <text:p text:style-name="P8"><text:s text:c="3"/><text:span text:style-name="T1">retransmission.</text:span></text:p>
      <text:p text:style-name="P14"/>
      <text:p text:style-name="P8"><text:s text:c="3"/><text:span text:style-name="T1">If an ACK is received while the server transaction is in the</text:span></text:p>
      <text:p text:style-name="P8"><text:s text:c="3"/><text:span text:style-name="T1">"Completed" state, the server transaction MUST transition to the</text:span></text:p>
      <text:p text:style-name="P8"><text:s text:c="3"/><text:span text:style-name="T1">"Confirmed" state. <text:s/>As Timer G is ignored in this state, any</text:span></text:p>
      <text:p text:style-name="P8"><text:s text:c="3"/><text:span text:style-name="T1">retransmissions of the response will cease.</text:span></text:p>
      <text:p text:style-name="P14"/>
      <text:p text:style-name="P8"><text:s text:c="3"/><text:span text:style-name="T1">If timer H fires while in the "Completed" state, it implies that the</text:span></text:p>
      <text:p text:style-name="P8"><text:s text:c="3"/><text:span text:style-name="T1">ACK was never received. <text:s/>In this case, the server transaction MUST</text:span></text:p>
      <text:p text:style-name="P8"><text:s text:c="3"/><text:span text:style-name="T1">transition to the "Terminated" state, and MUST indicate to the TU</text:span></text:p>
      <text:p text:style-name="P8"><text:s text:c="3"/><text:span text:style-name="T1">that a transaction failure has occurred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35]</text:p>
      <text:p text:style-name="P22"/>
      <text:p text:style-name="P7"><text:bookmark text:name="page-136"/><text:a xlink:type="simple" xlink:href="https://tools.ietf.org/html/rfc3261#page-136" office:name="page-136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1"/><text:span text:style-name="T1">|INVITE</text:span></text:p>
      <text:p text:style-name="P8"><text:s text:c="31"/><text:span text:style-name="T1">|pass INV to TU</text:span></text:p>
      <text:p text:style-name="P8"><text:s text:c="12"/><text:span text:style-name="T1">INVITE <text:s text:c="12"/>V send 100 if TU won't in 200ms</text:span></text:p>
      <text:p text:style-name="P8"><text:s text:c="12"/><text:span text:style-name="T1">send response+-----------+</text:span></text:p>
      <text:p text:style-name="P8"><text:s text:c="16"/><text:span text:style-name="T1">+--------| <text:s text:c="10"/>|--------+101-199 from TU</text:span></text:p>
      <text:p text:style-name="P8"><text:s text:c="16"/><text:span text:style-name="T1">| <text:s text:c="7"/>| Proceeding| <text:s text:c="7"/>|send response</text:span></text:p>
      <text:p text:style-name="P8"><text:s text:c="16"/><text:span text:style-name="T1">+-------&gt;| <text:s text:c="10"/>|&lt;-------+</text:span></text:p>
      <text:p text:style-name="P8"><text:s text:c="25"/><text:span text:style-name="T1">| <text:s text:c="10"/>| <text:s text:c="9"/>Transport Err.</text:span></text:p>
      <text:p text:style-name="P8"><text:s text:c="25"/><text:span text:style-name="T1">| <text:s text:c="10"/>| <text:s text:c="9"/>Inform TU</text:span></text:p>
      <text:p text:style-name="P8"><text:s text:c="25"/><text:span text:style-name="T1">| <text:s text:c="10"/>|---------------&gt;+</text:span></text:p>
      <text:p text:style-name="P8"><text:s text:c="25"/><text:span text:style-name="T1">+-----------+ <text:s text:c="15"/>|</text:span></text:p>
      <text:p text:style-name="P8"><text:s text:c="12"/><text:span text:style-name="T1">300-699 from TU | <text:s text:c="4"/>|2xx from TU <text:s text:c="7"/>|</text:span></text:p>
      <text:p text:style-name="P8"><text:s text:c="12"/><text:span text:style-name="T1">send response <text:s text:c="2"/>| <text:s text:c="4"/>|send response <text:s text:c="5"/>|</text:span></text:p>
      <text:p text:style-name="P8"><text:s text:c="28"/><text:span text:style-name="T1">| <text:s text:c="4"/>+------------------&gt;+</text:span></text:p>
      <text:p text:style-name="P8"><text:s text:c="28"/><text:span text:style-name="T1">| <text:s text:c="24"/>|</text:span></text:p>
      <text:p text:style-name="P8"><text:s text:c="12"/><text:span text:style-name="T1">INVITE <text:s text:c="9"/>V <text:s text:c="9"/>Timer G fires <text:s/>|</text:span></text:p>
      <text:p text:style-name="P8"><text:s text:c="12"/><text:span text:style-name="T1">send response+-----------+ send response <text:s/>|</text:span></text:p>
      <text:p text:style-name="P8"><text:s text:c="16"/><text:span text:style-name="T1">+--------| <text:s text:c="10"/>|--------+ <text:s text:c="6"/>|</text:span></text:p>
      <text:p text:style-name="P8"><text:s text:c="16"/><text:span text:style-name="T1">| <text:s text:c="7"/>| Completed | <text:s text:c="7"/>| <text:s text:c="6"/>|</text:span></text:p>
      <text:p text:style-name="P8"><text:s text:c="16"/><text:span text:style-name="T1">+-------&gt;| <text:s text:c="10"/>|&lt;-------+ <text:s text:c="6"/>|</text:span></text:p>
      <text:p text:style-name="P8"><text:s text:c="25"/><text:span text:style-name="T1">+-----------+ <text:s text:c="15"/>|</text:span></text:p>
      <text:p text:style-name="P8"><text:s text:c="28"/><text:span text:style-name="T1">| <text:s text:c="4"/>| <text:s text:c="18"/>|</text:span></text:p>
      <text:p text:style-name="P8"><text:s text:c="24"/><text:span text:style-name="T1">ACK | <text:s text:c="4"/>| <text:s text:c="18"/>|</text:span></text:p>
      <text:p text:style-name="P8"><text:s text:c="24"/><text:span text:style-name="T1">- <text:s text:c="2"/>| <text:s text:c="4"/>+------------------&gt;+</text:span></text:p>
      <text:p text:style-name="P8"><text:s text:c="28"/><text:span text:style-name="T1">| <text:s text:c="7"/>Timer H fires <text:s text:c="3"/>|</text:span></text:p>
      <text:p text:style-name="P8"><text:s text:c="28"/><text:span text:style-name="T1">V <text:s text:c="7"/>or Transport Err.|</text:span></text:p>
      <text:p text:style-name="P8"><text:s text:c="25"/><text:span text:style-name="T1">+-----------+ <text:s/>Inform TU <text:s text:c="4"/>|</text:span></text:p>
      <text:p text:style-name="P8"><text:s text:c="25"/><text:span text:style-name="T1">| <text:s text:c="10"/>| <text:s text:c="15"/>|</text:span></text:p>
      <text:p text:style-name="P8"><text:s text:c="25"/><text:span text:style-name="T1">| Confirmed | <text:s text:c="15"/>|</text:span></text:p>
      <text:p text:style-name="P8"><text:s text:c="25"/><text:span text:style-name="T1">| <text:s text:c="10"/>| <text:s text:c="15"/>|</text:span></text:p>
      <text:p text:style-name="P8"><text:s text:c="25"/><text:span text:style-name="T1">+-----------+ <text:s text:c="15"/>|</text:span></text:p>
      <text:p text:style-name="P8"><text:s text:c="31"/><text:span text:style-name="T1">| <text:s text:c="21"/>|</text:span></text:p>
      <text:p text:style-name="P8"><text:s text:c="31"/><text:span text:style-name="T1">|Timer I fires <text:s text:c="8"/>|</text:span></text:p>
      <text:p text:style-name="P8"><text:s text:c="31"/><text:span text:style-name="T1">|- <text:s text:c="20"/>|</text:span></text:p>
      <text:p text:style-name="P8"><text:s text:c="31"/><text:span text:style-name="T1">| <text:s text:c="21"/>|</text:span></text:p>
      <text:p text:style-name="P8"><text:s text:c="31"/><text:span text:style-name="T1">V <text:s text:c="21"/>|</text:span></text:p>
      <text:p text:style-name="P8"><text:s text:c="25"/><text:span text:style-name="T1">+-----------+ <text:s text:c="15"/>|</text:span></text:p>
      <text:p text:style-name="P8"><text:s text:c="25"/><text:span text:style-name="T1">| <text:s text:c="10"/>| <text:s text:c="15"/>|</text:span></text:p>
      <text:p text:style-name="P8"><text:s text:c="25"/><text:span text:style-name="T1">| Terminated|&lt;---------------+</text:span></text:p>
      <text:p text:style-name="P8"><text:s text:c="25"/><text:span text:style-name="T1">| <text:s text:c="10"/>|</text:span></text:p>
      <text:p text:style-name="P8"><text:s text:c="25"/><text:span text:style-name="T1">+-----------+</text:span></text:p>
      <text:p text:style-name="P14"/>
      <text:p text:style-name="P8"><text:s text:c="14"/><text:span text:style-name="T1">Figure 7: INVITE server transactio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36]</text:p>
      <text:p text:style-name="P22"/>
      <text:p text:style-name="P7"><text:bookmark text:name="page-137"/><text:a xlink:type="simple" xlink:href="https://tools.ietf.org/html/rfc3261#page-137" office:name="page-137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The purpose of the "Confirmed" state is to absorb any additional ACK</text:span></text:p>
      <text:p text:style-name="P8"><text:s text:c="3"/><text:span text:style-name="T1">messages that arrive, triggered from retransmissions of the final</text:span></text:p>
      <text:p text:style-name="P8"><text:s text:c="3"/><text:span text:style-name="T1">response. <text:s/>When this state is entered, timer I is set to fire in T4</text:span></text:p>
      <text:p text:style-name="P8"><text:s text:c="3"/><text:span text:style-name="T1">seconds for unreliable transports, and zero seconds for reliable</text:span></text:p>
      <text:p text:style-name="P8"><text:s text:c="3"/><text:span text:style-name="T1">transports. <text:s/>Once timer I fires, the server MUST transition to the</text:span></text:p>
      <text:p text:style-name="P8"><text:s text:c="3"/><text:span text:style-name="T1">"Terminated" state.</text:span></text:p>
      <text:p text:style-name="P14"/>
      <text:p text:style-name="P8"><text:s text:c="3"/><text:span text:style-name="T1">Once the transaction is in the "Terminated" state, it MUST be</text:span></text:p>
      <text:p text:style-name="P8"><text:s text:c="3"/><text:span text:style-name="T1">destroyed immediately. <text:s/>As with client transactions, this is needed</text:span></text:p>
      <text:p text:style-name="P8"><text:s text:c="3"/><text:span text:style-name="T1">to ensure reliability of the 2xx responses to INVITE.</text:span></text:p>
      <text:p text:style-name="P14"/>
      <text:p text:style-name="P17"><text:a xlink:type="simple" xlink:href="https://tools.ietf.org/html/rfc3261#section-17.2.2" office:name="section-17.2.2" text:style-name="Internet_20_link" text:visited-style-name="Visited_20_Internet_20_Link"><text:span text:style-name="T5">17.2.2</text:span></text:a><text:span text:style-name="T9"> Non-INVITE Server Transaction</text:span></text:p>
      <text:p text:style-name="P14"/>
      <text:p text:style-name="P14"/>
      <text:p text:style-name="P8"><text:s text:c="3"/><text:span text:style-name="T1">The state machine for the non-INVITE server transaction is shown in</text:span></text:p>
      <text:p text:style-name="P8"><text:s text:c="3"/><text:span text:style-name="T1">Figure 8.</text:span></text:p>
      <text:p text:style-name="P14"/>
      <text:p text:style-name="P8"><text:s text:c="3"/><text:span text:style-name="T1">The state machine is initialized in the "Trying" state and is passed</text:span></text:p>
      <text:p text:style-name="P8"><text:s text:c="3"/><text:span text:style-name="T1">a request other than INVITE or ACK when initialized. <text:s/>This request is</text:span></text:p>
      <text:p text:style-name="P8"><text:s text:c="3"/><text:span text:style-name="T1">passed up to the TU. <text:s/>Once in the "Trying" state, any further request</text:span></text:p>
      <text:p text:style-name="P8"><text:s text:c="3"/><text:span text:style-name="T1">retransmissions are discarded. <text:s/>A request is a retransmission if it</text:span></text:p>
      <text:p text:style-name="P8"><text:s text:c="3"/><text:span text:style-name="T1">matches the same server transaction, using the rules specified in</text:span></text:p>
      <text:p text:style-name="P13"><text:span text:style-name="T14"><text:s text:c="3"/></text:span><text:a xlink:type="simple" xlink:href="https://tools.ietf.org/html/rfc3261#section-17.2.3" text:style-name="Internet_20_link" text:visited-style-name="Visited_20_Internet_20_Link">Section 17.2.3</text:a><text:span text:style-name="T15">.</text:span></text:p>
      <text:p text:style-name="P14"/>
      <text:p text:style-name="P8"><text:s text:c="3"/><text:span text:style-name="T1">While in the "Trying" state, if the TU passes a provisional response</text:span></text:p>
      <text:p text:style-name="P8"><text:s text:c="3"/><text:span text:style-name="T1">to the server transaction, the server transaction MUST enter the</text:span></text:p>
      <text:p text:style-name="P8"><text:s text:c="3"/><text:span text:style-name="T1">"Proceeding" state. <text:s/>The response MUST be passed to the transport</text:span></text:p>
      <text:p text:style-name="P8"><text:s text:c="3"/><text:span text:style-name="T1">layer for transmission. <text:s/>Any further provisional responses that are</text:span></text:p>
      <text:p text:style-name="P8"><text:s text:c="3"/><text:span text:style-name="T1">received from the TU while in the "Proceeding" state MUST be passed</text:span></text:p>
      <text:p text:style-name="P8"><text:s text:c="3"/><text:span text:style-name="T1">to the transport layer for transmission. <text:s/>If a retransmission of the</text:span></text:p>
      <text:p text:style-name="P8"><text:s text:c="3"/><text:span text:style-name="T1">request is received while in the "Proceeding" state, the most</text:span></text:p>
      <text:p text:style-name="P8"><text:s text:c="3"/><text:span text:style-name="T1">recently sent provisional response MUST be passed to the transport</text:span></text:p>
      <text:p text:style-name="P8"><text:s text:c="3"/><text:span text:style-name="T1">layer for retransmission. <text:s/>If the TU passes a final response (status</text:span></text:p>
      <text:p text:style-name="P8"><text:s text:c="3"/><text:span text:style-name="T1">codes 200-699) to the server while in the "Proceeding" state, the</text:span></text:p>
      <text:p text:style-name="P8"><text:s text:c="3"/><text:span text:style-name="T1">transaction MUST enter the "Completed" state, and the response MUST</text:span></text:p>
      <text:p text:style-name="P8"><text:s text:c="3"/><text:span text:style-name="T1">be passed to the transport layer for transmission.</text:span></text:p>
      <text:p text:style-name="P14"/>
      <text:p text:style-name="P8"><text:s text:c="3"/><text:span text:style-name="T1">When the server transaction enters the "Completed" state, it MUST set</text:span></text:p>
      <text:p text:style-name="P8"><text:s text:c="3"/><text:span text:style-name="T1">Timer J to fire in 64*T1 seconds for unreliable transports, and zero</text:span></text:p>
      <text:p text:style-name="P8"><text:s text:c="3"/><text:span text:style-name="T1">seconds for reliable transports. <text:s/>While in the "Completed" state, the</text:span></text:p>
      <text:p text:style-name="P8"><text:s text:c="3"/><text:span text:style-name="T1">server transaction MUST pass the final response to the transport</text:span></text:p>
      <text:p text:style-name="P8"><text:s text:c="3"/><text:span text:style-name="T1">layer for retransmission whenever a retransmission of the request is</text:span></text:p>
      <text:p text:style-name="P8"><text:s text:c="3"/><text:span text:style-name="T1">received. <text:s/>Any other final responses passed by the TU to the server</text:span></text:p>
      <text:p text:style-name="P8"><text:s text:c="3"/><text:span text:style-name="T1">transaction MUST be discarded while in the "Completed" state. <text:s/>The</text:span></text:p>
      <text:p text:style-name="P8"><text:s text:c="3"/><text:span text:style-name="T1">server transaction remains in this state until Timer J fires, at</text:span></text:p>
      <text:p text:style-name="P8"><text:s text:c="3"/><text:span text:style-name="T1">which point it MUST transition to the "Terminated" state.</text:span></text:p>
      <text:p text:style-name="P14"/>
      <text:p text:style-name="P8"><text:s text:c="3"/><text:span text:style-name="T1">The server transaction MUST be destroyed the instant it enters the</text:span></text:p>
      <text:p text:style-name="P8"><text:s text:c="3"/><text:span text:style-name="T1">"Terminated" state.</text:span></text:p>
      <text:p text:style-name="P14"/>
      <text:p text:style-name="P14"/>
      <text:p text:style-name="P14"/>
      <text:p text:style-name="P12"><text:soft-page-break/>Rosenberg, et. al. <text:s text:c="9"/>Standards Track <text:s text:c="18"/>[Page 137]</text:p>
      <text:p text:style-name="P22"/>
      <text:p text:style-name="P7"><text:bookmark text:name="page-138"/><text:a xlink:type="simple" xlink:href="https://tools.ietf.org/html/rfc3261#page-138" office:name="page-138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17"><text:a xlink:type="simple" xlink:href="https://tools.ietf.org/html/rfc3261#section-17.2.3" office:name="section-17.2.3" text:style-name="Internet_20_link" text:visited-style-name="Visited_20_Internet_20_Link"><text:span text:style-name="T5">17.2.3</text:span></text:a><text:span text:style-name="T9"> Matching Requests to Server Transactions</text:span></text:p>
      <text:p text:style-name="P14"/>
      <text:p text:style-name="P14"/>
      <text:p text:style-name="P8"><text:s text:c="3"/><text:span text:style-name="T1">When a request is received from the network by the server, it has to</text:span></text:p>
      <text:p text:style-name="P8"><text:s text:c="3"/><text:span text:style-name="T1">be matched to an existing transaction. <text:s/>This is accomplished in the</text:span></text:p>
      <text:p text:style-name="P8"><text:s text:c="3"/><text:span text:style-name="T1">following manner.</text:span></text:p>
      <text:p text:style-name="P14"/>
      <text:p text:style-name="P8"><text:s text:c="3"/><text:span text:style-name="T1">The branch parameter in the topmost Via header field of the request</text:span></text:p>
      <text:p text:style-name="P8"><text:s text:c="3"/><text:span text:style-name="T1">is examined. <text:s/>If it is present and begins with the magic cookie</text:span></text:p>
      <text:p text:style-name="P8"><text:s text:c="3"/><text:span text:style-name="T1">"z9hG4bK", the request was generated by a client transaction</text:span></text:p>
      <text:p text:style-name="P8"><text:s text:c="3"/><text:span text:style-name="T1">compliant to this specification. <text:s/>Therefore, the branch parameter</text:span></text:p>
      <text:p text:style-name="P8"><text:s text:c="3"/><text:span text:style-name="T1">will be unique across all transactions sent by that client. <text:s/>The</text:span></text:p>
      <text:p text:style-name="P8"><text:s text:c="3"/><text:span text:style-name="T1">request matches a transaction if:</text:span></text:p>
      <text:p text:style-name="P14"/>
      <text:p text:style-name="P8"><text:s text:c="6"/><text:span text:style-name="T1">1. the branch parameter in the request is equal to the one in the</text:span></text:p>
      <text:p text:style-name="P8"><text:s text:c="9"/><text:span text:style-name="T1">top Via header field of the request that created the</text:span></text:p>
      <text:p text:style-name="P8"><text:s text:c="9"/><text:span text:style-name="T1">transaction, and</text:span></text:p>
      <text:p text:style-name="P14"/>
      <text:p text:style-name="P8"><text:s text:c="6"/><text:span text:style-name="T1">2. the sent-by value in the top Via of the request is equal to the</text:span></text:p>
      <text:p text:style-name="P8"><text:s text:c="9"/><text:span text:style-name="T1">one in the request that created the transaction, and</text:span></text:p>
      <text:p text:style-name="P14"/>
      <text:p text:style-name="P8"><text:s text:c="6"/><text:span text:style-name="T1">3. the method of the request matches the one that created the</text:span></text:p>
      <text:p text:style-name="P8"><text:s text:c="9"/><text:span text:style-name="T1">transaction, except for ACK, where the method of the request</text:span></text:p>
      <text:p text:style-name="P8"><text:s text:c="9"/><text:span text:style-name="T1">that created the transaction is INVITE.</text:span></text:p>
      <text:p text:style-name="P14"/>
      <text:p text:style-name="P8"><text:s text:c="3"/><text:span text:style-name="T1">This matching rule applies to both INVITE and non-INVITE transactions</text:span></text:p>
      <text:p text:style-name="P8"><text:s text:c="3"/><text:span text:style-name="T1">alike.</text:span></text:p>
      <text:p text:style-name="P14"/>
      <text:p text:style-name="P8"><text:s text:c="6"/><text:span text:style-name="T1">The sent-by value is used as part of the matching process because</text:span></text:p>
      <text:p text:style-name="P8"><text:s text:c="6"/><text:span text:style-name="T1">there could be accidental or malicious duplication of branch</text:span></text:p>
      <text:p text:style-name="P8"><text:s text:c="6"/><text:span text:style-name="T1">parameters from different clients.</text:span></text:p>
      <text:p text:style-name="P14"/>
      <text:p text:style-name="P8"><text:s text:c="3"/><text:span text:style-name="T1">If the branch parameter in the top Via header field is not present,</text:span></text:p>
      <text:p text:style-name="P8"><text:s text:c="3"/><text:span text:style-name="T1">or does not contain the magic cookie, the following procedures are</text:span></text:p>
      <text:p text:style-name="P13"><text:span text:style-name="T14"><text:s text:c="3"/></text:span><text:span text:style-name="T15">used. <text:s/>These exist to handle backwards compatibility with </text:span><text:a xlink:type="simple" xlink:href="https://tools.ietf.org/html/rfc2543" text:style-name="Internet_20_link" text:visited-style-name="Visited_20_Internet_20_Link">RFC 2543</text:a></text:p>
      <text:p text:style-name="P8"><text:s text:c="3"/><text:span text:style-name="T1">compliant implementations.</text:span></text:p>
      <text:p text:style-name="P14"/>
      <text:p text:style-name="P8"><text:s text:c="3"/><text:span text:style-name="T1">The INVITE request matches a transaction if the Request-URI, To tag,</text:span></text:p>
      <text:p text:style-name="P8"><text:s text:c="3"/><text:span text:style-name="T1">From tag, Call-ID, CSeq, and top Via header field match those of the</text:span></text:p>
      <text:p text:style-name="P8"><text:s text:c="3"/><text:span text:style-name="T1">INVITE request which created the transaction. <text:s/>In this case, the</text:span></text:p>
      <text:p text:style-name="P8"><text:s text:c="3"/><text:span text:style-name="T1">INVITE is a retransmission of the original one that created the</text:span></text:p>
      <text:p text:style-name="P8"><text:s text:c="3"/><text:span text:style-name="T1">transaction. <text:s/>The ACK request matches a transaction if the Request-</text:span></text:p>
      <text:p text:style-name="P8"><text:s text:c="3"/><text:span text:style-name="T1">URI, From tag, Call-ID, CSeq number (not the method), and top Via</text:span></text:p>
      <text:p text:style-name="P8"><text:s text:c="3"/><text:span text:style-name="T1">header field match those of the INVITE request which created the</text:span></text:p>
      <text:p text:style-name="P8"><text:s text:c="3"/><text:span text:style-name="T1">transaction, and the To tag of the ACK matches the To tag of the</text:span></text:p>
      <text:p text:style-name="P8"><text:s text:c="3"/><text:span text:style-name="T1">response sent by the server transaction. <text:s/>Matching is done based on</text:span></text:p>
      <text:p text:style-name="P8"><text:s text:c="3"/><text:span text:style-name="T1">the matching rules defined for each of those header fields.</text:span></text:p>
      <text:p text:style-name="P8"><text:s text:c="3"/><text:span text:style-name="T1">Inclusion of the tag in the To header field in the ACK matching</text:span></text:p>
      <text:p text:style-name="P8"><text:s text:c="3"/><text:span text:style-name="T1">process helps disambiguate ACK for 2xx from ACK for other responses</text:span></text:p>
      <text:p text:style-name="P14"/>
      <text:p text:style-name="P14"/>
      <text:p text:style-name="P14"/>
      <text:p text:style-name="P12"><text:soft-page-break/>Rosenberg, et. al. <text:s text:c="9"/>Standards Track <text:s text:c="18"/>[Page 138]</text:p>
      <text:p text:style-name="P22"/>
      <text:p text:style-name="P7"><text:bookmark text:name="page-139"/><text:a xlink:type="simple" xlink:href="https://tools.ietf.org/html/rfc3261#page-139" office:name="page-139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at a proxy, which may have forwarded both responses (This can occur</text:span></text:p>
      <text:p text:style-name="P8"><text:s text:c="3"/><text:span text:style-name="T1">in unusual conditions. <text:s/>Specifically, when a proxy forked a request,</text:span></text:p>
      <text:p text:style-name="P8"><text:s text:c="3"/><text:span text:style-name="T1">and then crashes, the responses may be delivered to another proxy,</text:span></text:p>
      <text:p text:style-name="P8"><text:s text:c="3"/><text:span text:style-name="T1">which might end up forwarding multiple responses upstream). <text:s/>An ACK</text:span></text:p>
      <text:p text:style-name="P8"><text:s text:c="3"/><text:span text:style-name="T1">request that matches an INVITE transaction matched by a previous ACK</text:span></text:p>
      <text:p text:style-name="P8"><text:s text:c="3"/><text:span text:style-name="T1">is considered a retransmission of that previous ACK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39]</text:p>
      <text:p text:style-name="P22"/>
      <text:p text:style-name="P7"><text:bookmark text:name="page-140"/><text:a xlink:type="simple" xlink:href="https://tools.ietf.org/html/rfc3261#page-140" office:name="page-140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4"/><text:span text:style-name="T1">|Request received</text:span></text:p>
      <text:p text:style-name="P8"><text:s text:c="34"/><text:span text:style-name="T1">|pass to TU</text:span></text:p>
      <text:p text:style-name="P8"><text:s text:c="34"/><text:span text:style-name="T1">V</text:span></text:p>
      <text:p text:style-name="P8"><text:s text:c="28"/><text:span text:style-name="T1">+-----------+</text:span></text:p>
      <text:p text:style-name="P8"><text:s text:c="28"/><text:span text:style-name="T1">| <text:s text:c="10"/>|</text:span></text:p>
      <text:p text:style-name="P8"><text:s text:c="28"/><text:span text:style-name="T1">| Trying <text:s text:c="3"/>|-------------+</text:span></text:p>
      <text:p text:style-name="P8"><text:s text:c="28"/><text:span text:style-name="T1">| <text:s text:c="10"/>| <text:s text:c="12"/>|</text:span></text:p>
      <text:p text:style-name="P8"><text:s text:c="28"/><text:span text:style-name="T1">+-----------+ <text:s text:c="12"/>|200-699 from TU</text:span></text:p>
      <text:p text:style-name="P8"><text:s text:c="34"/><text:span text:style-name="T1">| <text:s text:c="18"/>|send response</text:span></text:p>
      <text:p text:style-name="P8"><text:s text:c="34"/><text:span text:style-name="T1">|1xx from TU <text:s text:c="7"/>|</text:span></text:p>
      <text:p text:style-name="P8"><text:s text:c="34"/><text:span text:style-name="T1">|send response <text:s text:c="5"/>|</text:span></text:p>
      <text:p text:style-name="P8"><text:s text:c="34"/><text:span text:style-name="T1">| <text:s text:c="18"/>|</text:span></text:p>
      <text:p text:style-name="P8"><text:s text:c="15"/><text:span text:style-name="T1">Request <text:s text:c="11"/>V <text:s text:c="5"/>1xx from TU <text:s/>|</text:span></text:p>
      <text:p text:style-name="P8"><text:s text:c="15"/><text:span text:style-name="T1">send response+-----------+send response|</text:span></text:p>
      <text:p text:style-name="P8"><text:s text:c="19"/><text:span text:style-name="T1">+--------| <text:s text:c="10"/>|--------+ <text:s text:c="3"/>|</text:span></text:p>
      <text:p text:style-name="P8"><text:s text:c="19"/><text:span text:style-name="T1">| <text:s text:c="7"/>| Proceeding| <text:s text:c="7"/>| <text:s text:c="3"/>|</text:span></text:p>
      <text:p text:style-name="P8"><text:s text:c="19"/><text:span text:style-name="T1">+-------&gt;| <text:s text:c="10"/>|&lt;-------+ <text:s text:c="3"/>|</text:span></text:p>
      <text:p text:style-name="P8"><text:s text:c="12"/><text:span text:style-name="T1">+&lt;--------------| <text:s text:c="10"/>| <text:s text:c="12"/>|</text:span></text:p>
      <text:p text:style-name="P8"><text:s text:c="12"/><text:span text:style-name="T1">|Trnsprt Err <text:s text:c="3"/>+-----------+ <text:s text:c="12"/>|</text:span></text:p>
      <text:p text:style-name="P8"><text:s text:c="12"/><text:span text:style-name="T1">|Inform TU <text:s text:c="11"/>| <text:s text:c="18"/>|</text:span></text:p>
      <text:p text:style-name="P8"><text:s text:c="12"/><text:span text:style-name="T1">| <text:s text:c="20"/>| <text:s text:c="18"/>|</text:span></text:p>
      <text:p text:style-name="P8"><text:s text:c="12"/><text:span text:style-name="T1">| <text:s text:c="20"/>|200-699 from TU <text:s text:c="3"/>|</text:span></text:p>
      <text:p text:style-name="P8"><text:s text:c="12"/><text:span text:style-name="T1">| <text:s text:c="20"/>|send response <text:s text:c="5"/>|</text:span></text:p>
      <text:p text:style-name="P8"><text:s text:c="12"/><text:span text:style-name="T1">| <text:s/>Request <text:s text:c="11"/>V <text:s text:c="18"/>|</text:span></text:p>
      <text:p text:style-name="P8"><text:s text:c="12"/><text:span text:style-name="T1">| <text:s/>send response+-----------+ <text:s text:c="12"/>|</text:span></text:p>
      <text:p text:style-name="P8"><text:s text:c="12"/><text:span text:style-name="T1">| <text:s text:c="5"/>+--------| <text:s text:c="10"/>| <text:s text:c="12"/>|</text:span></text:p>
      <text:p text:style-name="P8"><text:s text:c="12"/><text:span text:style-name="T1">| <text:s text:c="5"/>| <text:s text:c="7"/>| Completed |&lt;------------+</text:span></text:p>
      <text:p text:style-name="P8"><text:s text:c="12"/><text:span text:style-name="T1">| <text:s text:c="5"/>+-------&gt;| <text:s text:c="10"/>|</text:span></text:p>
      <text:p text:style-name="P8"><text:s text:c="12"/><text:span text:style-name="T1">+&lt;--------------| <text:s text:c="10"/>|</text:span></text:p>
      <text:p text:style-name="P8"><text:s text:c="12"/><text:span text:style-name="T1">|Trnsprt Err <text:s text:c="3"/>+-----------+</text:span></text:p>
      <text:p text:style-name="P8"><text:s text:c="12"/><text:span text:style-name="T1">|Inform TU <text:s text:c="11"/>|</text:span></text:p>
      <text:p text:style-name="P8"><text:s text:c="12"/><text:span text:style-name="T1">| <text:s text:c="20"/>|Timer J fires</text:span></text:p>
      <text:p text:style-name="P8"><text:s text:c="12"/><text:span text:style-name="T1">| <text:s text:c="20"/>|-</text:span></text:p>
      <text:p text:style-name="P8"><text:s text:c="12"/><text:span text:style-name="T1">| <text:s text:c="20"/>|</text:span></text:p>
      <text:p text:style-name="P8"><text:s text:c="12"/><text:span text:style-name="T1">| <text:s text:c="20"/>V</text:span></text:p>
      <text:p text:style-name="P8"><text:s text:c="12"/><text:span text:style-name="T1">| <text:s text:c="14"/>+-----------+</text:span></text:p>
      <text:p text:style-name="P8"><text:s text:c="12"/><text:span text:style-name="T1">| <text:s text:c="14"/>| <text:s text:c="10"/>|</text:span></text:p>
      <text:p text:style-name="P8"><text:s text:c="12"/><text:span text:style-name="T1">+--------------&gt;| Terminated|</text:span></text:p>
      <text:p text:style-name="P8"><text:s text:c="28"/><text:span text:style-name="T1">| <text:s text:c="10"/>|</text:span></text:p>
      <text:p text:style-name="P8"><text:s text:c="28"/><text:span text:style-name="T1">+-----------+</text:span></text:p>
      <text:p text:style-name="P14"/>
      <text:p text:style-name="P8"><text:s text:c="16"/><text:span text:style-name="T1">Figure 8: non-INVITE server transaction</text:span></text:p>
      <text:p text:style-name="P14"/>
      <text:p text:style-name="P8"><text:s text:c="3"/><text:span text:style-name="T1">For all other request methods, a request is matched to a transaction</text:span></text:p>
      <text:p text:style-name="P8"><text:s text:c="3"/><text:span text:style-name="T1">if the Request-URI, To tag, From tag, Call-ID, CSeq (including the</text:span></text:p>
      <text:p text:style-name="P8"><text:s text:c="3"/><text:span text:style-name="T1">method), and top Via header field match those of the request that</text:span></text:p>
      <text:p text:style-name="P8"><text:s text:c="3"/><text:span text:style-name="T1">created the transaction. <text:s/>Matching is done based on the matching</text:span></text:p>
      <text:p text:style-name="P14"/>
      <text:p text:style-name="P14"/>
      <text:p text:style-name="P14"/>
      <text:p text:style-name="P14"/>
      <text:p text:style-name="P12"/>
      <text:p text:style-name="P12"/>
      <text:p text:style-name="P12"><text:soft-page-break/>Rosenberg, et. al. <text:s text:c="9"/>Standards Track <text:s text:c="18"/>[Page 140]</text:p>
      <text:p text:style-name="P22"/>
      <text:p text:style-name="P7"><text:bookmark text:name="page-141"/><text:a xlink:type="simple" xlink:href="https://tools.ietf.org/html/rfc3261#page-141" office:name="page-141" text:style-name="Internet_20_link" text:visited-style-name="Visited_20_Internet_20_Link"><text:span text:style-name="T19"><text:s/></text:span></text:a></text:p>
      <text:p text:style-name="P13"><text:a xlink:type="simple" xlink:href="https://tools.ietf.org/html/rfc3261" text:style-name="Internet_20_link" text:visited-style-name="Visited_20_Internet_20_Link">RFC 3261</text:a><text:span text:style-name="T23"> <text:s text:c="11"/>SIP: Session Initiation Protocol <text:s text:c="10"/>June 2002</text:span></text:p>
      <text:p text:style-name="P14"/>
      <text:p text:style-name="P14"/>
      <text:p text:style-name="P8"><text:s text:c="3"/><text:span text:style-name="T1">rules defined for each of those header fields. <text:s/>When a non-INVITE</text:span></text:p>
      <text:p text:style-name="P8"><text:s text:c="3"/><text:span text:style-name="T1">request matches an existing transaction, it is a retransmission of</text:span></text:p>
      <text:p text:style-name="P8"><text:s text:c="3"/><text:span text:style-name="T1">the request that created that transaction.</text:span></text:p>
      <text:p text:style-name="P14"/>
      <text:p text:style-name="P8"><text:s text:c="3"/><text:span text:style-name="T1">Because the matching rules include the Request-URI, the server cannot</text:span></text:p>
      <text:p text:style-name="P8"><text:s text:c="3"/><text:span text:style-name="T1">match a response to a transaction. <text:s/>When the TU passes a response to</text:span></text:p>
      <text:p text:style-name="P8"><text:s text:c="3"/><text:span text:style-name="T1">the server transaction, it must pass it to the specific server</text:span></text:p>
      <text:p text:style-name="P8"><text:s text:c="3"/><text:span text:style-name="T1">transaction for which the response is targeted.</text:span></text:p>
      <text:p text:style-name="P14"/>
      <text:p text:style-name="P17"><text:a xlink:type="simple" xlink:href="https://tools.ietf.org/html/rfc3261#section-17.2.4" office:name="section-17.2.4" text:style-name="Internet_20_link" text:visited-style-name="Visited_20_Internet_20_Link"><text:span text:style-name="T5">17.2.4</text:span></text:a><text:span text:style-name="T9"> Handling Transport Errors</text:span></text:p>
      <text:p text:style-name="P14"/>
      <text:p text:style-name="P14"/>
      <text:p text:style-name="P8"><text:s text:c="3"/><text:span text:style-name="T1">When the server transaction sends a response to the transport layer</text:span></text:p>
      <text:p text:style-name="P8"><text:s text:c="3"/><text:span text:style-name="T1">to be sent, the following procedures are followed if the transport</text:span></text:p>
      <text:p text:style-name="P8"><text:s text:c="3"/><text:span text:style-name="T1">layer indicates a failure.</text:span></text:p>
      <text:p text:style-name="P14"/>
      <text:p text:style-name="P13"><text:span text:style-name="T14"><text:s text:c="3"/></text:span><text:span text:style-name="T15">First, the procedures in [</text:span><text:a xlink:type="simple" xlink:href="https://tools.ietf.org/html/rfc3261#ref-4" text:style-name="Internet_20_link" text:visited-style-name="Visited_20_Internet_20_Link">4</text:a><text:span text:style-name="T15">] are followed, which attempt to deliver</text:span></text:p>
      <text:p text:style-name="P8"><text:s text:c="3"/><text:span text:style-name="T1">the response to a backup. <text:s/>If those should all fail, based on the</text:span></text:p>
      <text:p text:style-name="P13"><text:span text:style-name="T14"><text:s text:c="3"/></text:span><text:span text:style-name="T15">definition of failure in [</text:span><text:a xlink:type="simple" xlink:href="https://tools.ietf.org/html/rfc3261#ref-4" text:style-name="Internet_20_link" text:visited-style-name="Visited_20_Internet_20_Link">4</text:a><text:span text:style-name="T15">], the server transaction SHOULD inform</text:span></text:p>
      <text:p text:style-name="P8"><text:s text:c="3"/><text:span text:style-name="T1">the TU that a failure has occurred, and SHOULD transition to the</text:span></text:p>
      <text:p text:style-name="P8"><text:s text:c="3"/><text:span text:style-name="T1">terminated state.</text:span></text:p>
      <text:p text:style-name="P1"/>
      <text:p text:style-name="P20"><text:a xlink:type="simple" xlink:href="https://tools.ietf.org/html/rfc4235#section-3.7" office:name="section-3.7" text:style-name="Internet_20_link" text:visited-style-name="Visited_20_Internet_20_Link"><text:span text:style-name="T6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a xlink:type="simple" xlink:href="https://tools.ietf.org/html/rfc4235#section-3.7" office:name="section-3.7" text:style-name="Internet_20_link" text:visited-style-name="Visited_20_Internet_20_Link"><text:span text:style-name="T5"/></text:a></text:p>
      <text:p text:style-name="P5"><text:a xlink:type="simple" xlink:href="https://tools.ietf.org/html/rfc4235#section-3.7" office:name="section-3.7" text:style-name="Internet_20_link" text:visited-style-name="Visited_20_Internet_20_Link"><text:span text:style-name="T4">3.7</text:span></text:a><text:span text:style-name="T8">. <text:s/>Notifier Generation of NOTIFY Requests</text:span></text:p>
      <text:p text:style-name="P14"/>
      <text:p text:style-name="P14"/>
      <text:p text:style-name="P8"><text:s text:c="3"/><text:span text:style-name="T1">Notifications are generated for the dialog package when an INVITE</text:span></text:p>
      <text:p text:style-name="P8"><text:s text:c="3"/><text:span text:style-name="T1">request is sent, when a new dialog comes into existence at a UA, or</text:span></text:p>
      <text:p text:style-name="P8"><text:s text:c="3"/><text:span text:style-name="T1">when the state or characteristics of an existing dialog changes.</text:span></text:p>
      <text:p text:style-name="P8"><text:s text:c="3"/><text:span text:style-name="T1">Therefore, a model of dialog state is needed in order to determine</text:span></text:p>
      <text:p text:style-name="P8"><text:s text:c="3"/><text:span text:style-name="T1">precisely when to send notifications, and what their content should</text:span></text:p>
      <text:p text:style-name="P8"><text:s text:c="3"/><text:span text:style-name="T1">be. <text:s/>The SIP specification has a reasonably well defined lifecycle</text:span></text:p>
      <text:p text:style-name="P8"><text:s text:c="3"/><text:span text:style-name="T1">for dialogs. <text:s/>However, it is not explicitly modelled. <text:s/>This</text:span></text:p>
      <text:p text:style-name="P8"><text:s text:c="3"/><text:span text:style-name="T1">specification provides an explicit model of dialog state through a</text:span></text:p>
      <text:p text:style-name="P8"><text:s text:c="3"/><text:span text:style-name="T1">finite state machine.</text:span></text:p>
      <text:p text:style-name="P14"/>
      <text:p text:style-name="P8"><text:s text:c="3"/><text:span text:style-name="T1">It is RECOMMENDED that NOTIFY requests only contain information on</text:span></text:p>
      <text:p text:style-name="P8"><text:s text:c="3"/><text:span text:style-name="T1">the dialogs whose state or participation information has changed.</text:span></text:p>
      <text:p text:style-name="P8"><text:s text:c="3"/><text:span text:style-name="T1">However, if a notifier receives a SUBSCRIBE request, the triggered</text:span></text:p>
      <text:p text:style-name="P8"><text:s text:c="3"/><text:span text:style-name="T1">NOTIFY SHOULD contain the state of all dialogs that the subscriber is</text:span></text:p>
      <text:p text:style-name="P8"><text:s text:c="3"/><text:span text:style-name="T1">authorized to see.</text:span></text:p>
      <text:p text:style-name="P14"/>
      <text:p text:style-name="P17"><text:a xlink:type="simple" xlink:href="https://tools.ietf.org/html/rfc4235#section-3.7.1" office:name="section-3.7.1" text:style-name="Internet_20_link" text:visited-style-name="Visited_20_Internet_20_Link"><text:span text:style-name="T5">3.7.1</text:span></text:a><text:span text:style-name="T9">. <text:s/>The Dialog State Machine</text:span></text:p>
      <text:p text:style-name="P14"/>
      <text:p text:style-name="P14"/>
      <text:p text:style-name="P8"><text:s text:c="3"/><text:span text:style-name="T1">Modelling of dialog state is complicated by two factors. <text:s/>The first</text:span></text:p>
      <text:p text:style-name="P8"><text:s text:c="3"/><text:span text:style-name="T1">is forking, which can cause a single INVITE to generate many dialogs</text:span></text:p>
      <text:p text:style-name="P8"><text:s text:c="3"/><text:span text:style-name="T1">at a UAC. <text:s/>The second is the differing views of state at the UAC</text:span></text:p>
      <text:p text:style-name="P8"><text:s text:c="3"/><text:span text:style-name="T1">(user agent client) and UAS (usage agent server). <text:s/>We have chosen to</text:span></text:p>
      <text:p text:style-name="P8"><text:s text:c="3"/><text:span text:style-name="T1">handle the first issue by extending the dialog finite state machine</text:span></text:p>
      <text:p text:style-name="P8"><text:s text:c="3"/><text:span text:style-name="T1">(FSM) to include the states between transmission of the INVITE and</text:span></text:p>
      <text:p text:style-name="P8"><text:s text:c="3"/><text:span text:style-name="T1">the creation of actual dialogs through receipt of 1xx and 2xx</text:span></text:p>
      <text:p text:style-name="P8"><text:s text:c="3"/><text:span text:style-name="T1">responses. <text:s/>As a result, this specification supports the notion of</text:span></text:p>
      <text:p text:style-name="P8"><text:s text:c="3"/><text:span text:style-name="T1">dialog state for dialogs before they are fully instantiated.</text:span></text:p>
      <text:p text:style-name="P14"/>
      <text:p text:style-name="P8"><text:s text:c="3"/><text:span text:style-name="T1">We have also chosen to use a single FSM for both UAC and UA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2">Rosenberg, et al. <text:s text:c="10"/>Standards Track <text:s text:c="20"/>[Page 8]</text:span></text:p>
      <text:p text:style-name="P22"/>
      <text:p text:style-name="P7"><text:bookmark text:name="page-9"/><text:a xlink:type="simple" xlink:href="https://tools.ietf.org/html/rfc4235#page-9" office:name="page-9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/>
      <text:p text:style-name="P14"/>
      <text:p text:style-name="P8"><text:s text:c="16"/><text:span text:style-name="T1">+----------+ <text:s text:c="11"/>+----------+</text:span></text:p>
      <text:p text:style-name="P8"><text:s text:c="16"/><text:span text:style-name="T1">| <text:s text:c="9"/>| 1xx-notag <text:s/>| <text:s text:c="9"/>|</text:span></text:p>
      <text:p text:style-name="P8"><text:s text:c="16"/><text:span text:style-name="T1">| <text:s text:c="9"/>|-----------&gt;| <text:s text:c="9"/>|</text:span></text:p>
      <text:p text:style-name="P8"><text:s text:c="16"/><text:span text:style-name="T1">| <text:s/>Trying <text:s/>| <text:s text:c="11"/>|Proceeding|-----+</text:span></text:p>
      <text:p text:style-name="P8"><text:s text:c="16"/><text:span text:style-name="T1">| <text:s text:c="9"/>|---+ <text:s/>+-----| <text:s text:c="9"/>| <text:s text:c="4"/>|</text:span></text:p>
      <text:p text:style-name="P8"><text:s text:c="16"/><text:span text:style-name="T1">| <text:s text:c="9"/>| <text:s text:c="2"/>| <text:s/>| <text:s text:c="4"/>| <text:s text:c="9"/>| <text:s text:c="4"/>|</text:span></text:p>
      <text:p text:style-name="P8"><text:s text:c="16"/><text:span text:style-name="T1">+----------+ <text:s text:c="2"/>| <text:s/>| <text:s text:c="4"/>+----------+ <text:s text:c="4"/>|</text:span></text:p>
      <text:p text:style-name="P8"><text:s text:c="21"/><text:span text:style-name="T1">| <text:s text:c="2"/>| <text:s text:c="4"/>| <text:s/>| <text:s text:c="9"/>| <text:s text:c="10"/>|</text:span></text:p>
      <text:p text:style-name="P8"><text:s text:c="21"/><text:span text:style-name="T1">| <text:s text:c="2"/>| <text:s text:c="4"/>| <text:s/>| <text:s text:c="9"/>| <text:s text:c="10"/>|</text:span></text:p>
      <text:p text:style-name="P8"><text:s text:c="21"/><text:span text:style-name="T1">+&lt;--C-----C--+ <text:s text:c="9"/>|1xx-tag <text:s text:c="3"/>|</text:span></text:p>
      <text:p text:style-name="P8"><text:s text:c="21"/><text:span text:style-name="T1">| <text:s text:c="2"/>| <text:s text:c="4"/>| <text:s text:c="12"/>| <text:s text:c="10"/>|</text:span></text:p>
      <text:p text:style-name="P8"><text:s text:c="12"/><text:span text:style-name="T1">cancelled| <text:s text:c="2"/>| <text:s text:c="4"/>| <text:s text:c="12"/>V <text:s text:c="10"/>|</text:span></text:p>
      <text:p text:style-name="P8"><text:s text:c="13"/><text:span text:style-name="T1">rejected| <text:s text:c="2"/>| <text:s text:c="4"/>|1xx-tag +----------+ <text:s text:c="4"/>|</text:span></text:p>
      <text:p text:style-name="P8"><text:s text:c="21"/><text:span text:style-name="T1">| <text:s text:c="2"/>| <text:s text:c="4"/>+-------&gt;| <text:s text:c="9"/>| <text:s text:c="4"/>|2xx</text:span></text:p>
      <text:p text:style-name="P8"><text:s text:c="21"/><text:span text:style-name="T1">| <text:s text:c="2"/>| <text:s text:c="13"/>| <text:s text:c="9"/>| <text:s text:c="4"/>|</text:span></text:p>
      <text:p text:style-name="P8"><text:s text:c="21"/><text:span text:style-name="T1">+&lt;--C--------------| <text:s/>Early <text:s text:c="2"/>|-----C---+ 1xx-tag</text:span></text:p>
      <text:p text:style-name="P8"><text:s text:c="21"/><text:span text:style-name="T1">| <text:s text:c="2"/>| <text:s text:c="2"/>replaced <text:s text:c="2"/>| <text:s text:c="9"/>| <text:s text:c="4"/>| <text:s text:c="2"/>| w/new tag</text:span></text:p>
      <text:p text:style-name="P8"><text:s text:c="21"/><text:span text:style-name="T1">| <text:s text:c="2"/>| <text:s text:c="13"/>| <text:s text:c="9"/>|&lt;----C---+ (new FSM</text:span></text:p>
      <text:p text:style-name="P8"><text:s text:c="21"/><text:span text:style-name="T1">| <text:s text:c="2"/>| <text:s text:c="13"/>+----------+ <text:s text:c="4"/>| <text:s text:c="5"/>instance</text:span></text:p>
      <text:p text:style-name="P8"><text:s text:c="21"/><text:span text:style-name="T1">| <text:s text:c="2"/>| <text:s text:c="2"/>2xx <text:s text:c="12"/>| <text:s text:c="10"/>| <text:s text:c="5"/>created)</text:span></text:p>
      <text:p text:style-name="P8"><text:s text:c="21"/><text:span text:style-name="T1">| <text:s text:c="2"/>+----------------+ <text:s/>| <text:s text:c="10"/>|</text:span></text:p>
      <text:p text:style-name="P8"><text:s text:c="21"/><text:span text:style-name="T1">| <text:s text:c="19"/>| <text:s/>|2xx <text:s text:c="7"/>|</text:span></text:p>
      <text:p text:style-name="P8"><text:s text:c="21"/><text:span text:style-name="T1">| <text:s text:c="19"/>| <text:s/>| <text:s text:c="10"/>|</text:span></text:p>
      <text:p text:style-name="P8"><text:s text:c="21"/><text:span text:style-name="T1">V <text:s text:c="19"/>V <text:s/>V <text:s text:c="10"/>|</text:span></text:p>
      <text:p text:style-name="P8"><text:s text:c="16"/><text:span text:style-name="T1">+----------+ <text:s text:c="11"/>+----------+ <text:s text:c="4"/>|</text:span></text:p>
      <text:p text:style-name="P8"><text:s text:c="16"/><text:span text:style-name="T1">| <text:s text:c="9"/>| <text:s text:c="11"/>| <text:s text:c="9"/>| <text:s text:c="4"/>|</text:span></text:p>
      <text:p text:style-name="P8"><text:s text:c="16"/><text:span text:style-name="T1">| <text:s text:c="9"/>| <text:s text:c="11"/>| <text:s text:c="9"/>| <text:s text:c="4"/>|</text:span></text:p>
      <text:p text:style-name="P8"><text:s text:c="16"/><text:span text:style-name="T1">|Terminated|&lt;-----------| Confirmed|&lt;----+</text:span></text:p>
      <text:p text:style-name="P8"><text:s text:c="16"/><text:span text:style-name="T1">| <text:s text:c="9"/>| <text:s/>error <text:s text:c="4"/>| <text:s text:c="9"/>|</text:span></text:p>
      <text:p text:style-name="P8"><text:s text:c="16"/><text:span text:style-name="T1">| <text:s text:c="9"/>| <text:s/>timeout <text:s text:c="2"/>| <text:s text:c="9"/>|</text:span></text:p>
      <text:p text:style-name="P8"><text:s text:c="16"/><text:span text:style-name="T1">+----------+ <text:s/>replaced <text:s/>+----------+</text:span></text:p>
      <text:p text:style-name="P8"><text:s text:c="30"/><text:span text:style-name="T1">local-bye <text:s text:c="2"/>| <text:s text:c="5"/>^</text:span></text:p>
      <text:p text:style-name="P8"><text:s text:c="30"/><text:span text:style-name="T1">remote-bye <text:s/>| <text:s text:c="5"/>|</text:span></text:p>
      <text:p text:style-name="P8"><text:s text:c="42"/><text:span text:style-name="T1">| <text:s text:c="5"/>|</text:span></text:p>
      <text:p text:style-name="P8"><text:s text:c="42"/><text:span text:style-name="T1">+------+</text:span></text:p>
      <text:p text:style-name="P8"><text:s text:c="43"/><text:span text:style-name="T1">2xx w. new tag</text:span></text:p>
      <text:p text:style-name="P8"><text:s text:c="44"/><text:span text:style-name="T1">(new FSM instance</text:span></text:p>
      <text:p text:style-name="P8"><text:s text:c="45"/><text:span text:style-name="T1">created)</text:span></text:p>
      <text:p text:style-name="P14"/>
      <text:p text:style-name="P8"><text:s text:c="31"/><text:span text:style-name="T1">Figure 3</text:span></text:p>
      <text:p text:style-name="P14"/>
      <text:p text:style-name="P8"><text:s text:c="3"/><text:span text:style-name="T1">The FSM for dialog state is shown in Figure 3. <text:s/>The FSM is best</text:span></text:p>
      <text:p text:style-name="P8"><text:s text:c="3"/><text:span text:style-name="T1">understood by considering the UAC and UAS cases separately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oft-page-break/><text:span text:style-name="T22">Rosenberg, et al. <text:s text:c="10"/>Standards Track <text:s text:c="20"/>[Page 9]</text:span></text:p>
      <text:p text:style-name="P22"/>
      <text:p text:style-name="P7"><text:bookmark text:name="page-10"/><text:a xlink:type="simple" xlink:href="https://tools.ietf.org/html/rfc4235#page-10" office:name="page-10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/>
      <text:p text:style-name="P8"><text:s text:c="3"/><text:span text:style-name="T1">The FSM is created in the Trying state when the UAC sends an INVITE</text:span></text:p>
      <text:p text:style-name="P8"><text:s text:c="3"/><text:span text:style-name="T1">request. <text:s/>Upon receipt of a 1xx without a tag, the FSM transitions to</text:span></text:p>
      <text:p text:style-name="P8"><text:s text:c="3"/><text:span text:style-name="T1">the Proceeding state. <text:s/>Note that there is no actual dialog yet, as</text:span></text:p>
      <text:p text:style-name="P8"><text:s text:c="3"/><text:span text:style-name="T1">defined by the SIP specification. <text:s/>However, there is a "half-dialog",</text:span></text:p>
      <text:p text:style-name="P8"><text:s text:c="3"/><text:span text:style-name="T1">in the sense that two of the three components of the dialog ID (the</text:span></text:p>
      <text:p text:style-name="P8"><text:s text:c="3"/><text:span text:style-name="T1">call identifier and local tag) are known. <text:s/>If a 1xx with a tag is</text:span></text:p>
      <text:p text:style-name="P8"><text:s text:c="3"/><text:span text:style-name="T1">received, the FSM transitions to the Early state. <text:s/>The full dialog</text:span></text:p>
      <text:p text:style-name="P8"><text:s text:c="3"/><text:span text:style-name="T1">identifier is now defined. <text:s/>Had a 2xx been received, the FSM would</text:span></text:p>
      <text:p text:style-name="P8"><text:s text:c="3"/><text:span text:style-name="T1">have transitioned to the Confirmed state.</text:span></text:p>
      <text:p text:style-name="P14"/>
      <text:p text:style-name="P8"><text:s text:c="3"/><text:span text:style-name="T1">If, after transitioning to the Early or Confirmed states, the UAC</text:span></text:p>
      <text:p text:style-name="P8"><text:s text:c="3"/><text:span text:style-name="T1">receives another 1xx or 2xx respectively with a different tag,</text:span></text:p>
      <text:p text:style-name="P8"><text:s text:c="3"/><text:span text:style-name="T1">another instance of the FSM is created, initialized into the Early or</text:span></text:p>
      <text:p text:style-name="P8"><text:s text:c="3"/><text:span text:style-name="T1">Confirmed state, respectively. <text:s/>The benefit of this approach is that</text:span></text:p>
      <text:p text:style-name="P8"><text:s text:c="3"/><text:span text:style-name="T1">there will be a single FSM representing the entire state of the</text:span></text:p>
      <text:p text:style-name="P8"><text:s text:c="3"/><text:span text:style-name="T1">invitation and resulting dialog when dealing in the common case of no</text:span></text:p>
      <text:p text:style-name="P8"><text:s text:c="3"/><text:span text:style-name="T1">forking.</text:span></text:p>
      <text:p text:style-name="P14"/>
      <text:p text:style-name="P8"><text:s text:c="3"/><text:span text:style-name="T1">If the UAC sends a CANCEL and then subsequently receives a 487 to its</text:span></text:p>
      <text:p text:style-name="P8"><text:s text:c="3"/><text:span text:style-name="T1">INVITE transaction, all FSMs spawned from that INVITE transition to</text:span></text:p>
      <text:p text:style-name="P8"><text:s text:c="3"/><text:span text:style-name="T1">the Terminated state with the event "cancelled". <text:s/>If the UAC receives</text:span></text:p>
      <text:p text:style-name="P13"><text:span text:style-name="T14"><text:s text:c="3"/></text:span><text:span text:style-name="T15">a new invitation (with a Replaces [</text:span><text:a xlink:type="simple" xlink:href="https://tools.ietf.org/html/rfc4235#ref-13" text:style-name="Internet_20_link" text:visited-style-name="Visited_20_Internet_20_Link">13</text:a><text:span text:style-name="T15">] header) that replaces the</text:span></text:p>
      <text:p text:style-name="P8"><text:s text:c="3"/><text:span text:style-name="T1">current Early or Confirmed dialog, all INVITE transactions spawned</text:span></text:p>
      <text:p text:style-name="P8"><text:s text:c="3"/><text:span text:style-name="T1">from the replaced invitation transition to the Terminated state with</text:span></text:p>
      <text:p text:style-name="P8"><text:s text:c="3"/><text:span text:style-name="T1">the event "replaced". <text:s/>If the INVITE transaction terminates with a</text:span></text:p>
      <text:p text:style-name="P8"><text:s text:c="3"/><text:span text:style-name="T1">non-2xx response for any other reason, all FSMs spawned from that</text:span></text:p>
      <text:p text:style-name="P8"><text:s text:c="3"/><text:span text:style-name="T1">INVITE transition to the Terminated state with the event "rejected".</text:span></text:p>
      <text:p text:style-name="P14"/>
      <text:p text:style-name="P8"><text:s text:c="3"/><text:span text:style-name="T1">Once in the Confirmed state, the call is active. <text:s/>It can transition</text:span></text:p>
      <text:p text:style-name="P8"><text:s text:c="3"/><text:span text:style-name="T1">to the Terminated state if the UAC sends a BYE or receives a BYE</text:span></text:p>
      <text:p text:style-name="P8"><text:s text:c="3"/><text:span text:style-name="T1">(corresponding to the "local-bye" and "remote-bye" events as</text:span></text:p>
      <text:p text:style-name="P8"><text:s text:c="3"/><text:span text:style-name="T1">appropriate), if a mid-dialog request generates a 481 or 408 response</text:span></text:p>
      <text:p text:style-name="P8"><text:s text:c="3"/><text:span text:style-name="T1">(corresponding to the "error" event), or a mid-dialog request</text:span></text:p>
      <text:p text:style-name="P8"><text:s text:c="3"/><text:span text:style-name="T1">generates no response (corresponding to the "timeout" event).</text:span></text:p>
      <text:p text:style-name="P14"/>
      <text:p text:style-name="P8"><text:s text:c="3"/><text:span text:style-name="T1">From the perspective of the UAS, when an INVITE is received, the FSM</text:span></text:p>
      <text:p text:style-name="P8"><text:s text:c="3"/><text:span text:style-name="T1">is created in the Trying state. <text:s/>If it sends a 1xx without a tag, the</text:span></text:p>
      <text:p text:style-name="P8"><text:s text:c="3"/><text:span text:style-name="T1">FSM transitions to the Proceeding state. <text:s/>If a 1xx is sent with a</text:span></text:p>
      <text:p text:style-name="P8"><text:s text:c="3"/><text:span text:style-name="T1">tag, the FSM transitions to the Early state, and if a 2xx is sent, it</text:span></text:p>
      <text:p text:style-name="P8"><text:s text:c="3"/><text:span text:style-name="T1">transitions to the Confirmed state. <text:s/>If the UAS receives a CANCEL</text:span></text:p>
      <text:p text:style-name="P8"><text:s text:c="3"/><text:span text:style-name="T1">request and then generates a 487 response to the INVITE (which can</text:span></text:p>
      <text:p text:style-name="P8"><text:s text:c="3"/><text:span text:style-name="T1">occur in the Proceeding and Early states), the FSM transitions to the</text:span></text:p>
      <text:p text:style-name="P8"><text:s text:c="3"/><text:span text:style-name="T1">Terminated state with the event "cancelled". <text:s/>If the UAS generates</text:span></text:p>
      <text:p text:style-name="P8"><text:s text:c="3"/><text:span text:style-name="T1">any other non-2xx final response to the INVITE request, the FSM</text:span></text:p>
      <text:p text:style-name="P8"><text:s text:c="3"/><text:span text:style-name="T1">transitions to the Terminated state with the event "rejected". <text:s/>If</text:span></text:p>
      <text:p text:style-name="P13"><text:span text:style-name="T14"><text:s text:c="3"/></text:span><text:span text:style-name="T15">the UAS receives a new invitation (with a Replaces [</text:span><text:a xlink:type="simple" xlink:href="https://tools.ietf.org/html/rfc4235#ref-13" text:style-name="Internet_20_link" text:visited-style-name="Visited_20_Internet_20_Link">13</text:a><text:span text:style-name="T15">] header field)</text:span></text:p>
      <text:p text:style-name="P8"><text:s text:c="3"/><text:span text:style-name="T1">that replaces the current Confirmed dialog, the replaced invitation</text:span></text:p>
      <text:p text:style-name="P8"><text:s text:c="3"/><text:span text:style-name="T1">transitions to the Terminated state with the event "replaced". <text:s/>Once</text:span></text:p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2">Rosenberg, et al. <text:s text:c="10"/>Standards Track <text:s text:c="19"/>[Page 10]</text:span></text:p>
      <text:p text:style-name="P22"/>
      <text:p text:style-name="P7"><text:bookmark text:name="page-11"/><text:a xlink:type="simple" xlink:href="https://tools.ietf.org/html/rfc4235#page-11" office:name="page-11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/>
      <text:p text:style-name="P8"><text:s text:c="3"/><text:span text:style-name="T1">in the Confirmed state, the other transitions to the Terminated state</text:span></text:p>
      <text:p text:style-name="P8"><text:s text:c="3"/><text:span text:style-name="T1">occur for the same reasons they do in the case of UAC.</text:span></text:p>
      <text:p text:style-name="P14"/>
      <text:p text:style-name="P8"><text:s text:c="6"/><text:span text:style-name="T1">There should never be a transition from the Trying state to the</text:span></text:p>
      <text:p text:style-name="P8"><text:s text:c="6"/><text:span text:style-name="T1">Terminated state with the event "cancelled", since the SIP</text:span></text:p>
      <text:p text:style-name="P8"><text:s text:c="6"/><text:span text:style-name="T1">specification prohibits transmission of CANCEL until a provisional</text:span></text:p>
      <text:p text:style-name="P8"><text:s text:c="6"/><text:span text:style-name="T1">response is received. <text:s/>However, this transition is defined in the</text:span></text:p>
      <text:p text:style-name="P8"><text:s text:c="6"/><text:span text:style-name="T1">FSM just to unify the transitions from Trying, Proceeding, and</text:span></text:p>
      <text:p text:style-name="P8"><text:s text:c="6"/><text:span text:style-name="T1">Early states to the Terminated state.</text:span></text:p>
      <text:p text:style-name="P14"/>
      <text:p text:style-name="P17"><text:a xlink:type="simple" xlink:href="https://tools.ietf.org/html/rfc4235#section-3.7.2" office:name="section-3.7.2" text:style-name="Internet_20_link" text:visited-style-name="Visited_20_Internet_20_Link"><text:span text:style-name="T5">3.7.2</text:span></text:a><text:span text:style-name="T9">. <text:s/>Applying the State Machine</text:span></text:p>
      <text:p text:style-name="P14"/>
      <text:p text:style-name="P14"/>
      <text:p text:style-name="P8"><text:s text:c="3"/><text:span text:style-name="T1">The notifier MAY generate a NOTIFY request on any event transition of</text:span></text:p>
      <text:p text:style-name="P8"><text:s text:c="3"/><text:span text:style-name="T1">the FSM. <text:s/>Whether it does or not is policy dependent. <text:s/>However, some</text:span></text:p>
      <text:p text:style-name="P8"><text:s text:c="3"/><text:span text:style-name="T1">general guidelines are provided.</text:span></text:p>
      <text:p text:style-name="P14"/>
      <text:p text:style-name="P8"><text:s text:c="3"/><text:span text:style-name="T1">When the subscriber is unauthenticated, or it is authenticated but</text:span></text:p>
      <text:p text:style-name="P8"><text:s text:c="3"/><text:span text:style-name="T1">represents a third party with no specific authorization policies, it</text:span></text:p>
      <text:p text:style-name="P8"><text:s text:c="3"/><text:span text:style-name="T1">is RECOMMENDED that subscriptions to an individual dialog or to a</text:span></text:p>
      <text:p text:style-name="P8"><text:s text:c="3"/><text:span text:style-name="T1">specific set of dialogs be forbidden. <text:s/>Only subscriptions to all</text:span></text:p>
      <text:p text:style-name="P8"><text:s text:c="3"/><text:span text:style-name="T1">dialogs (i.e., there are no dialog identifiers in the Event header</text:span></text:p>
      <text:p text:style-name="P8"><text:s text:c="3"/><text:span text:style-name="T1">field) are permitted. <text:s/>In that case, actual dialog states across all</text:span></text:p>
      <text:p text:style-name="P8"><text:s text:c="3"/><text:span text:style-name="T1">dialogs will not be reported. <text:s/>Rather, a single "virtual" dialog FSM</text:span></text:p>
      <text:p text:style-name="P8"><text:s text:c="3"/><text:span text:style-name="T1">will be used, and event transitions on that FSM will be reported.</text:span></text:p>
      <text:p text:style-name="P14"/>
      <text:p text:style-name="P8"><text:s text:c="3"/><text:span text:style-name="T1">If there is any dialog at the UA whose state is Confirmed, the</text:span></text:p>
      <text:p text:style-name="P8"><text:s text:c="3"/><text:span text:style-name="T1">virtual FSM is in the Confirmed state. <text:s/>If there are no dialogs at</text:span></text:p>
      <text:p text:style-name="P8"><text:s text:c="3"/><text:span text:style-name="T1">the UA in the Confirmed state but there is at least one in the Early</text:span></text:p>
      <text:p text:style-name="P8"><text:s text:c="3"/><text:span text:style-name="T1">state, the virtual FSM is in the Early or Confirmed state. <text:s/>If there</text:span></text:p>
      <text:p text:style-name="P8"><text:s text:c="3"/><text:span text:style-name="T1">are no dialogs in the Confirmed or Early states but there is at least</text:span></text:p>
      <text:p text:style-name="P8"><text:s text:c="3"/><text:span text:style-name="T1">one in the Proceeding state, the virtual FSM is in the Proceeding,</text:span></text:p>
      <text:p text:style-name="P8"><text:s text:c="3"/><text:span text:style-name="T1">Early, or Confirmed state. <text:s/>If there are no dialogs in the Confirmed,</text:span></text:p>
      <text:p text:style-name="P8"><text:s text:c="3"/><text:span text:style-name="T1">Early, or Proceeding states but there is at least one in the Trying</text:span></text:p>
      <text:p text:style-name="P8"><text:s text:c="3"/><text:span text:style-name="T1">state, the virtual FSM is in the Trying, Proceeding, Early or</text:span></text:p>
      <text:p text:style-name="P8"><text:s text:c="3"/><text:span text:style-name="T1">Confirmed state. <text:s/>The choice of state to use depends on whether the</text:span></text:p>
      <text:p text:style-name="P8"><text:s text:c="3"/><text:span text:style-name="T1">UA wishes to let unknown users know that their phone is ringing, as</text:span></text:p>
      <text:p text:style-name="P8"><text:s text:c="3"/><text:span text:style-name="T1">opposed to being in an active call.</text:span></text:p>
      <text:p text:style-name="P14"/>
      <text:p text:style-name="P8"><text:s text:c="3"/><text:span text:style-name="T1">It is RECOMMENDED that, in the absence of any preference, Confirmed</text:span></text:p>
      <text:p text:style-name="P13"><text:span text:style-name="T14"><text:s text:c="3"/></text:span><text:span text:style-name="T15">is used in all cases as shown in the example in </text:span><text:a xlink:type="simple" xlink:href="https://tools.ietf.org/html/rfc4235#section-3.6" text:style-name="Internet_20_link" text:visited-style-name="Visited_20_Internet_20_Link">Section 3.6</text:a><text:span text:style-name="T15">.</text:span></text:p>
      <text:p text:style-name="P8"><text:s text:c="3"/><text:span text:style-name="T1">Furthermore, it is RECOMMENDED that the notifications of changes in</text:span></text:p>
      <text:p text:style-name="P8"><text:s text:c="3"/><text:span text:style-name="T1">the virtual FSM machine not convey any information except the state</text:span></text:p>
      <text:p text:style-name="P8"><text:s text:c="3"/><text:span text:style-name="T1">of the FSM and its event transitions - no dialog identifiers (which</text:span></text:p>
      <text:p text:style-name="P8"><text:s text:c="3"/><text:span text:style-name="T1">are ill-defined in this model in any case). <text:s/>The use of this virtual</text:span></text:p>
      <text:p text:style-name="P8"><text:s text:c="3"/><text:span text:style-name="T1">FSM allows minimal information to be conveyed. <text:s/>A subscriber cannot</text:span></text:p>
      <text:p text:style-name="P8"><text:s text:c="3"/><text:span text:style-name="T1">know how many calls are in progress, or with whom, just that there</text:span></text:p>
      <text:p text:style-name="P8"><text:s text:c="3"/><text:span text:style-name="T1">exists a call. <text:s/>This is the same information they would receive if</text:span></text:p>
      <text:p text:style-name="P14"/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oft-page-break/><text:span text:style-name="T22">Rosenberg, et al. <text:s text:c="10"/>Standards Track <text:s text:c="19"/>[Page 11]</text:span></text:p>
      <text:p text:style-name="P22"/>
      <text:p text:style-name="P7"><text:bookmark text:name="page-12"/><text:a xlink:type="simple" xlink:href="https://tools.ietf.org/html/rfc4235#page-12" office:name="page-12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/>
      <text:p text:style-name="P8"><text:s text:c="3"/><text:span text:style-name="T1">they simply sent an INVITE to the user instead; a 486 (Busy Here)</text:span></text:p>
      <text:p text:style-name="P8"><text:s text:c="3"/><text:span text:style-name="T1">response would indicate that they are on a call.</text:span></text:p>
      <text:p text:style-name="P14"/>
      <text:p text:style-name="P8"><text:s text:c="3"/><text:span text:style-name="T1">When the subscriber is authenticated and has authenticated itself</text:span></text:p>
      <text:p text:style-name="P8"><text:s text:c="3"/><text:span text:style-name="T1">with the same address-of-record that the UA itself uses, if no</text:span></text:p>
      <text:p text:style-name="P8"><text:s text:c="3"/><text:span text:style-name="T1">explicit authorization policy is defined, it is RECOMMENDED that all</text:span></text:p>
      <text:p text:style-name="P8"><text:s text:c="3"/><text:span text:style-name="T1">state transitions on dialogs that have been subscribed to be</text:span></text:p>
      <text:p text:style-name="P8"><text:s text:c="3"/><text:span text:style-name="T1">reported, along with complete dialog IDs. <text:s/>This means either all of</text:span></text:p>
      <text:p text:style-name="P8"><text:s text:c="3"/><text:span text:style-name="T1">the dialogs, if no dialog identifiers were present in the Event</text:span></text:p>
      <text:p text:style-name="P8"><text:s text:c="3"/><text:span text:style-name="T1">header field, or the specific set of dialogs identified by the Event</text:span></text:p>
      <text:p text:style-name="P8"><text:s text:c="3"/><text:span text:style-name="T1">header field parameters.</text:span></text:p>
      <text:p text:style-name="P14"/>
      <text:p text:style-name="P8"><text:s text:c="3"/><text:span text:style-name="T1">The notifier SHOULD generate a NOTIFY request on any change in the</text:span></text:p>
      <text:p text:style-name="P8"><text:s text:c="3"/><text:span text:style-name="T1">characteristics associated with the dialog. <text:s/>Since these include</text:span></text:p>
      <text:p text:style-name="P8"><text:s text:c="3"/><text:span text:style-name="T1">Contact URIs, Contact parameters, and session descriptions, receipt</text:span></text:p>
      <text:p text:style-name="P13"><text:span text:style-name="T14"><text:s text:c="3"/></text:span><text:span text:style-name="T15">of re-INVITEs and UPDATE requests [</text:span><text:a xlink:type="simple" xlink:href="https://tools.ietf.org/html/rfc4235#ref-3" text:style-name="Internet_20_link" text:visited-style-name="Visited_20_Internet_20_Link">3</text:a><text:span text:style-name="T15">] that modify this information</text:span></text:p>
      <text:p text:style-name="P8"><text:s text:c="3"/><text:span text:style-name="T1">MAY trigger notifications.</text:span></text:p>
      <text:p text:style-name="P14"/>
      <text:p text:style-name="P16"><text:a xlink:type="simple" xlink:href="https://tools.ietf.org/html/rfc4235#section-3.8" office:name="section-3.8" text:style-name="Internet_20_link" text:visited-style-name="Visited_20_Internet_20_Link"><text:span text:style-name="T5">3.8</text:span></text:a><text:span text:style-name="T9">. <text:s/>Subscriber Processing of NOTIFY Requests</text:span></text:p>
      <text:p text:style-name="P14"/>
      <text:p text:style-name="P14"/>
      <text:p text:style-name="P8"><text:s text:c="3"/><text:span text:style-name="T1">The SIP Events framework expects packages to specify how a subscriber</text:span></text:p>
      <text:p text:style-name="P8"><text:s text:c="3"/><text:span text:style-name="T1">processes NOTIFY requests in package-specific ways. <text:s/>In particular, a</text:span></text:p>
      <text:p text:style-name="P8"><text:s text:c="3"/><text:span text:style-name="T1">package should specify how it uses the NOTIFY requests to construct a</text:span></text:p>
      <text:p text:style-name="P8"><text:s text:c="3"/><text:span text:style-name="T1">coherent view of the state of the subscribed resource.</text:span></text:p>
      <text:p text:style-name="P14"/>
      <text:p text:style-name="P8"><text:s text:c="3"/><text:span text:style-name="T1">Typically, the NOTIFY for the dialog package will contain information</text:span></text:p>
      <text:p text:style-name="P8"><text:s text:c="3"/><text:span text:style-name="T1">about only those dialogs whose state has changed. <text:s/>To construct a</text:span></text:p>
      <text:p text:style-name="P8"><text:s text:c="3"/><text:span text:style-name="T1">coherent view of the total state of all dialogs, a subscriber to the</text:span></text:p>
      <text:p text:style-name="P8"><text:s text:c="3"/><text:span text:style-name="T1">dialog package will need to combine NOTIFYs received over time.</text:span></text:p>
      <text:p text:style-name="P14"/>
      <text:p text:style-name="P8"><text:s text:c="3"/><text:span text:style-name="T1">Notifications within this package can convey partial information;</text:span></text:p>
      <text:p text:style-name="P8"><text:s text:c="3"/><text:span text:style-name="T1">that is, they can indicate information about a subset of the state</text:span></text:p>
      <text:p text:style-name="P8"><text:s text:c="3"/><text:span text:style-name="T1">associated with the subscription. <text:s/>This means that an explicit</text:span></text:p>
      <text:p text:style-name="P8"><text:s text:c="3"/><text:span text:style-name="T1">algorithm needs to be defined in order to construct coherent and</text:span></text:p>
      <text:p text:style-name="P8"><text:s text:c="3"/><text:span text:style-name="T1">consistent state. <text:s/>The details of this mechanism are specific to the</text:span></text:p>
      <text:p text:style-name="P13"><text:span text:style-name="T14"><text:s text:c="3"/></text:span><text:span text:style-name="T15">particular document type. <text:s/>See </text:span><text:a xlink:type="simple" xlink:href="https://tools.ietf.org/html/rfc4235#section-4.3" text:style-name="Internet_20_link" text:visited-style-name="Visited_20_Internet_20_Link">Section 4.3</text:a><text:span text:style-name="T15"> for information on</text:span></text:p>
      <text:p text:style-name="P8"><text:s text:c="3"/><text:span text:style-name="T1">constructing coherent information from an application/dialog-info+xml</text:span></text:p>
      <text:p text:style-name="P8"><text:s text:c="3"/><text:span text:style-name="T1">document.</text:span></text:p>
      <text:p text:style-name="P14"/>
      <text:p text:style-name="P16"><text:a xlink:type="simple" xlink:href="https://tools.ietf.org/html/rfc4235#section-3.9" office:name="section-3.9" text:style-name="Internet_20_link" text:visited-style-name="Visited_20_Internet_20_Link"><text:span text:style-name="T5">3.9</text:span></text:a><text:span text:style-name="T9">. <text:s/>Handling of Forked Requests</text:span></text:p>
      <text:p text:style-name="P14"/>
      <text:p text:style-name="P14"/>
      <text:p text:style-name="P8"><text:s text:c="3"/><text:span text:style-name="T1">Since dialog state is distributed across the UA for a particular</text:span></text:p>
      <text:p text:style-name="P8"><text:s text:c="3"/><text:span text:style-name="T1">user, it is reasonable and useful for a SUBSCRIBE request for dialog</text:span></text:p>
      <text:p text:style-name="P8"><text:s text:c="3"/><text:span text:style-name="T1">state to fork and to reach multiple UAs.</text:span></text:p>
      <text:p text:style-name="P14"/>
      <text:p text:style-name="P8"><text:s text:c="3"/><text:span text:style-name="T1">As a result, a forked SUBSCRIBE request for dialog state can install</text:span></text:p>
      <text:p text:style-name="P8"><text:s text:c="3"/><text:span text:style-name="T1">multiple subscriptions. <text:s/>Subscribers to this package MUST be prepared</text:span></text:p>
      <text:p text:style-name="P14"/>
      <text:p text:style-name="P14"/>
      <text:p text:style-name="P14"><text:soft-page-break/><text:span text:style-name="T22">Rosenberg, et al. <text:s text:c="10"/>Standards Track <text:s text:c="19"/>[Page 12]</text:span></text:p>
      <text:p text:style-name="P22"/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8"><text:s text:c="3"/><text:span text:style-name="T1">to install subscription state for each NOTIFY generated as a result</text:span></text:p>
      <text:p text:style-name="P8"><text:s text:c="3"/><text:span text:style-name="T1">of a single SUBSCRIBE.</text:span></text:p>
      <text:p text:style-name="P14"/>
      <text:p text:style-name="P16"><text:a xlink:type="simple" xlink:href="https://tools.ietf.org/html/rfc4235#section-3.10" office:name="section-3.10" text:style-name="Internet_20_link" text:visited-style-name="Visited_20_Internet_20_Link"><text:span text:style-name="T5">3.10</text:span></text:a><text:span text:style-name="T9">. <text:s/>Rate of Notifications</text:span></text:p>
      <text:p text:style-name="P14"/>
      <text:p text:style-name="P14"/>
      <text:p text:style-name="P8"><text:s text:c="3"/><text:span text:style-name="T1">For reasons of congestion control, it is important that the rate of</text:span></text:p>
      <text:p text:style-name="P8"><text:s text:c="3"/><text:span text:style-name="T1">notifications not be excessive. <text:s/>It is RECOMMENDED that the server</text:span></text:p>
      <text:p text:style-name="P8"><text:s text:c="3"/><text:span text:style-name="T1">not generate notifications for a single subscriber faster than once</text:span></text:p>
      <text:p text:style-name="P8"><text:s text:c="3"/><text:span text:style-name="T1">every 1 second.</text:span></text:p>
      <text:p text:style-name="P14"/>
      <text:p text:style-name="P16"><text:a xlink:type="simple" xlink:href="https://tools.ietf.org/html/rfc4235#section-3.11" office:name="section-3.11" text:style-name="Internet_20_link" text:visited-style-name="Visited_20_Internet_20_Link"><text:span text:style-name="T5">3.11</text:span></text:a><text:span text:style-name="T9">. <text:s/>State Agents</text:span></text:p>
      <text:p text:style-name="P14"/>
      <text:p text:style-name="P14"/>
      <text:p text:style-name="P8"><text:s text:c="3"/><text:span text:style-name="T1">Dialog state is ideally maintained in the user agents in which the</text:span></text:p>
      <text:p text:style-name="P8"><text:s text:c="3"/><text:span text:style-name="T1">dialog resides. <text:s/>Therefore, the elements that maintain the dialog are</text:span></text:p>
      <text:p text:style-name="P8"><text:s text:c="3"/><text:span text:style-name="T1">the ones best suited to handle subscriptions to it. <text:s/>However, in some</text:span></text:p>
      <text:p text:style-name="P8"><text:s text:c="3"/><text:span text:style-name="T1">cases, a network agent may also know the state of the dialogs held by</text:span></text:p>
      <text:p text:style-name="P8"><text:s text:c="3"/><text:span text:style-name="T1">a user. <text:s/>Such state agents MAY be used with this package.</text:span></text:p>
      <text:p text:style-name="P14"/>
      <text:p text:style-name="P21"><text:a xlink:type="simple" xlink:href="https://tools.ietf.org/html/rfc4235#section-4" office:name="section-4" text:style-name="Internet_20_link" text:visited-style-name="Visited_20_Internet_20_Link"><text:span text:style-name="T5">4</text:span></text:a><text:span text:style-name="T9">. <text:s/>Dialog Information Format</text:span></text:p>
      <text:p text:style-name="P14"/>
      <text:p text:style-name="P14"/>
      <text:p text:style-name="P13"><text:span text:style-name="T14"><text:s text:c="3"/></text:span><text:span text:style-name="T15">Dialog information is an XML document [</text:span><text:a xlink:type="simple" xlink:href="https://tools.ietf.org/html/rfc4235#ref-4" text:style-name="Internet_20_link" text:visited-style-name="Visited_20_Internet_20_Link">4</text:a><text:span text:style-name="T15">] that MUST be well-formed</text:span></text:p>
      <text:p text:style-name="P8"><text:s text:c="3"/><text:span text:style-name="T1">and SHOULD be valid. <text:s/>Dialog information documents MUST be based on</text:span></text:p>
      <text:p text:style-name="P8"><text:s text:c="3"/><text:span text:style-name="T1">XML 1.0 and MUST be encoded using UTF-8. <text:s/>This specification makes</text:span></text:p>
      <text:p text:style-name="P8"><text:s text:c="3"/><text:span text:style-name="T1">use of XML namespaces for identifying dialog information documents</text:span></text:p>
      <text:p text:style-name="P8"><text:s text:c="3"/><text:span text:style-name="T1">and document fragments. <text:s/>The namespace URI for elements defined by</text:span></text:p>
      <text:p text:style-name="P13"><text:span text:style-name="T14"><text:s text:c="3"/></text:span><text:span text:style-name="T15">this specification is a URN [</text:span><text:a xlink:type="simple" xlink:href="https://tools.ietf.org/html/rfc4235#ref-5" text:style-name="Internet_20_link" text:visited-style-name="Visited_20_Internet_20_Link">5</text:a><text:span text:style-name="T15">], using the namespace identifier</text:span></text:p>
      <text:p text:style-name="P13"><text:span text:style-name="T14"><text:s text:c="3"/></text:span><text:span text:style-name="T15">'ietf' defined by [</text:span><text:a xlink:type="simple" xlink:href="https://tools.ietf.org/html/rfc4235#ref-6" text:style-name="Internet_20_link" text:visited-style-name="Visited_20_Internet_20_Link">6</text:a><text:span text:style-name="T15">] and extended by [</text:span><text:a xlink:type="simple" xlink:href="https://tools.ietf.org/html/rfc4235#ref-7" text:style-name="Internet_20_link" text:visited-style-name="Visited_20_Internet_20_Link">7</text:a><text:span text:style-name="T15">]. <text:s/>This URN is:</text:span></text:p>
      <text:p text:style-name="P14"/>
      <text:p text:style-name="P8"><text:s text:c="6"/><text:span text:style-name="T1">urn:ietf:params:xml:ns:dialog-info</text:span></text:p>
      <text:p text:style-name="P14"/>
      <text:p text:style-name="P8"><text:s text:c="3"/><text:span text:style-name="T1">A dialog information document begins with the root element tag</text:span></text:p>
      <text:p text:style-name="P8"><text:s text:c="3"/><text:span text:style-name="T1">"dialog-info".</text:span></text:p>
      <text:p text:style-name="P14"/>
      <text:p text:style-name="P16"><text:a xlink:type="simple" xlink:href="https://tools.ietf.org/html/rfc4235#section-4.1" office:name="section-4.1" text:style-name="Internet_20_link" text:visited-style-name="Visited_20_Internet_20_Link"><text:span text:style-name="T5">4.1</text:span></text:a><text:span text:style-name="T9">. <text:s/>Structure of Dialog Information</text:span></text:p>
      <text:p text:style-name="P14"/>
      <text:p text:style-name="P14"/>
      <text:p text:style-name="P8"><text:s text:c="3"/><text:span text:style-name="T1">A dialog information document starts with a dialog-info element.</text:span></text:p>
      <text:p text:style-name="P8"><text:s text:c="3"/><text:span text:style-name="T1">This element has three mandatory attributes:</text:span></text:p>
      <text:p text:style-name="P14"><text:span text:style-name="T12"><text:s text:c="3"/></text:span><text:span text:style-name="T13">o <text:s/>version: This attribute allows the recipient of dialog information</text:span></text:p>
      <text:p text:style-name="P8"><text:s text:c="6"/><text:span text:style-name="T1">documents to properly order them. <text:s/>Versions start at 0, and</text:span></text:p>
      <text:p text:style-name="P8"><text:s text:c="6"/><text:span text:style-name="T1">increment by one for each new document sent to a subscriber.</text:span></text:p>
      <text:p text:style-name="P8"><text:s text:c="6"/><text:span text:style-name="T1">Versions are scoped within a subscription. <text:s/>Versions MUST be</text:span></text:p>
      <text:p text:style-name="P8"><text:s text:c="6"/><text:span text:style-name="T1">representable using a non-negative 32 bit integer.</text:span></text:p>
      <text:p text:style-name="P14"><text:span text:style-name="T12"><text:s text:c="3"/></text:span><text:span text:style-name="T13">o <text:s/>state: This attribute indicates whether the document contains the</text:span></text:p>
      <text:p text:style-name="P8"><text:s text:c="6"/><text:span text:style-name="T1">full dialog information, or whether it contains only information</text:span></text:p>
      <text:p text:style-name="P8"><text:s text:c="6"/><text:span text:style-name="T1">on those dialogs that have changed since the previous document</text:span></text:p>
      <text:p text:style-name="P8"><text:s text:c="6"/><text:span text:style-name="T1">(partial).</text:span></text:p>
      <text:p text:style-name="P14"><text:soft-page-break/><text:span text:style-name="T22">Rosenberg, et al. <text:s text:c="10"/>Standards Track <text:s text:c="19"/>[Page 13]</text:span></text:p>
      <text:p text:style-name="P22"/>
      <text:p text:style-name="P7"><text:bookmark text:name="page-14"/><text:a xlink:type="simple" xlink:href="https://tools.ietf.org/html/rfc4235#page-14" office:name="page-14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/>
      <text:p text:style-name="P8"><text:s text:c="3"/><text:span text:style-name="T1">o <text:s/>entity: This attribute contains a URI that identifies the user</text:span></text:p>
      <text:p text:style-name="P8"><text:s text:c="6"/><text:span text:style-name="T1">whose dialog information is reported in the remainder of the</text:span></text:p>
      <text:p text:style-name="P8"><text:s text:c="6"/><text:span text:style-name="T1">document. <text:s/>This user is referred to as the "observed user".</text:span></text:p>
      <text:p text:style-name="P14"/>
      <text:p text:style-name="P8"><text:s text:c="3"/><text:span text:style-name="T1">The dialog-info element has a series of zero or more dialog sub-</text:span></text:p>
      <text:p text:style-name="P8"><text:s text:c="3"/><text:span text:style-name="T1">elements. <text:s/>Each of those represents a specific dialog. <text:s/>An example:</text:span></text:p>
      <text:p text:style-name="P14"/>
      <text:p text:style-name="P8"><text:s text:c="6"/><text:span text:style-name="T1">&lt;?xml version="1.0"?&gt;</text:span></text:p>
      <text:p text:style-name="P8"><text:s text:c="6"/><text:span text:style-name="T1">&lt;dialog-info xmlns="urn:ietf:params:xml:ns:dialog-info"</text:span></text:p>
      <text:p text:style-name="P8"><text:s text:c="19"/><text:span text:style-name="T1">version="0" notify-state="full"</text:span></text:p>
      <text:p text:style-name="P8"><text:s text:c="19"/><text:span text:style-name="T1">entity="sip:alice@example.com"&gt;</text:span></text:p>
      <text:p text:style-name="P8"><text:s text:c="6"/><text:span text:style-name="T1">&lt;/dialog-info&gt;</text:span></text:p>
      <text:p text:style-name="P14"/>
      <text:p text:style-name="P17"><text:a xlink:type="simple" xlink:href="https://tools.ietf.org/html/rfc4235#section-4.1.1" office:name="section-4.1.1" text:style-name="Internet_20_link" text:visited-style-name="Visited_20_Internet_20_Link"><text:span text:style-name="T5">4.1.1</text:span></text:a><text:span text:style-name="T9">. <text:s/>Dialog Element</text:span></text:p>
      <text:p text:style-name="P14"/>
      <text:p text:style-name="P14"/>
      <text:p text:style-name="P8"><text:s text:c="3"/><text:span text:style-name="T1">The dialog element reports information about a specific dialog or</text:span></text:p>
      <text:p text:style-name="P8"><text:s text:c="3"/><text:span text:style-name="T1">"half-dialog". <text:s/>It has a single mandatory attribute: id. <text:s/>The id</text:span></text:p>
      <text:p text:style-name="P8"><text:s text:c="3"/><text:span text:style-name="T1">attribute provides a single string that can be used as an identifier</text:span></text:p>
      <text:p text:style-name="P8"><text:s text:c="3"/><text:span text:style-name="T1">for this dialog or "half-dialog". <text:s/>This is a different identifier</text:span></text:p>
      <text:p text:style-name="P13"><text:span text:style-name="T14"><text:s text:c="3"/></text:span><text:span text:style-name="T15">than the dialog ID defined in </text:span><text:a xlink:type="simple" xlink:href="https://tools.ietf.org/html/rfc3261" text:style-name="Internet_20_link" text:visited-style-name="Visited_20_Internet_20_Link">RFC 3261</text:a><text:span text:style-name="T15"> [</text:span><text:a xlink:type="simple" xlink:href="https://tools.ietf.org/html/rfc4235#ref-2" text:style-name="Internet_20_link" text:visited-style-name="Visited_20_Internet_20_Link">2</text:a><text:span text:style-name="T15">], but related to it.</text:span></text:p>
      <text:p text:style-name="P14"/>
      <text:p text:style-name="P8"><text:s text:c="3"/><text:span text:style-name="T1">For a caller, the id is created when an INVITE request is sent. <text:s/>When</text:span></text:p>
      <text:p text:style-name="P8"><text:s text:c="3"/><text:span text:style-name="T1">a 1xx response with a tag, or a 2xx response is received, the dialog</text:span></text:p>
      <text:p text:style-name="P8"><text:s text:c="3"/><text:span text:style-name="T1">is formally created. <text:s/>The id remains unchanged. <text:s/>However, if an</text:span></text:p>
      <text:p text:style-name="P8"><text:s text:c="3"/><text:span text:style-name="T1">additional 1xx or 2xx is received, resulting in the creation of</text:span></text:p>
      <text:p text:style-name="P8"><text:s text:c="3"/><text:span text:style-name="T1">another dialog (and resulting FSM), that dialog is allocated a new</text:span></text:p>
      <text:p text:style-name="P8"><text:s text:c="3"/><text:span text:style-name="T1">id.</text:span></text:p>
      <text:p text:style-name="P14"/>
      <text:p text:style-name="P8"><text:s text:c="3"/><text:span text:style-name="T1">For a callee, the id is created when an INVITE outside of an existing</text:span></text:p>
      <text:p text:style-name="P8"><text:s text:c="3"/><text:span text:style-name="T1">dialog is received. <text:s/>When a 2xx or a 1xx with a tag is sent, creating</text:span></text:p>
      <text:p text:style-name="P8"><text:s text:c="3"/><text:span text:style-name="T1">the dialog, the id remains unchanged.</text:span></text:p>
      <text:p text:style-name="P14"/>
      <text:p text:style-name="P8"><text:s text:c="3"/><text:span text:style-name="T1">The id MUST be unique amongst all current dialogs at a UA.</text:span></text:p>
      <text:p text:style-name="P14"/>
      <text:p text:style-name="P8"><text:s text:c="3"/><text:span text:style-name="T1">There are a number of optional attributes that provide identification</text:span></text:p>
      <text:p text:style-name="P8"><text:s text:c="3"/><text:span text:style-name="T1">information about the dialog:</text:span></text:p>
      <text:p text:style-name="P14"/>
      <text:p text:style-name="P8"><text:s text:c="6"/><text:span text:style-name="T1">o <text:s/>call-id: This attribute is a string that represents the call-id</text:span></text:p>
      <text:p text:style-name="P8"><text:s text:c="9"/><text:span text:style-name="T1">component of the dialog identifier. <text:s/>(Note that single and</text:span></text:p>
      <text:p text:style-name="P8"><text:s text:c="9"/><text:span text:style-name="T1">double quotes inside a call-id must be escaped using &amp;quote;</text:span></text:p>
      <text:p text:style-name="P8"><text:s text:c="9"/><text:span text:style-name="T1">for " and &amp;apos; for ' .)</text:span></text:p>
      <text:p text:style-name="P14"/>
      <text:p text:style-name="P8"><text:s text:c="6"/><text:span text:style-name="T1">o <text:s/>local-tag: This attribute is a string that represents the</text:span></text:p>
      <text:p text:style-name="P8"><text:s text:c="9"/><text:span text:style-name="T1">local-tag component of the dialog identifier.</text:span></text:p>
      <text:p text:style-name="P14"/>
      <text:p text:style-name="P8"><text:s text:c="6"/><text:span text:style-name="T1">o <text:s/>remote-tag: This attribute is a string that represents the</text:span></text:p>
      <text:p text:style-name="P8"><text:s text:c="9"/><text:span text:style-name="T1">remote-tag component of the dialog identifier. <text:s/>The remote tag</text:span></text:p>
      <text:p text:style-name="P8"><text:s text:c="9"/><text:span text:style-name="T1">attribute won't be present if there is only a "half-dialog",</text:span></text:p>
      <text:p text:style-name="P14"/>
      <text:p text:style-name="P14"/>
      <text:p text:style-name="P14"/>
      <text:p text:style-name="P12"><text:soft-page-break/>Rosenberg, et al. <text:s text:c="10"/>Standards Track <text:s text:c="19"/>[Page 14]</text:p>
      <text:p text:style-name="P22"/>
      <text:p text:style-name="P7"><text:bookmark text:name="page-15"/><text:a xlink:type="simple" xlink:href="https://tools.ietf.org/html/rfc4235#page-15" office:name="page-15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><text:span text:style-name="T12"><text:s text:c="9"/></text:span><text:span text:style-name="T13">resulting from the generation of an INVITE for which no final</text:span></text:p>
      <text:p text:style-name="P8"><text:s text:c="9"/><text:span text:style-name="T1">responses or provisional responses with tags has been received.</text:span></text:p>
      <text:p text:style-name="P14"/>
      <text:p text:style-name="P8"><text:s text:c="6"/><text:span text:style-name="T1">o <text:s/>direction: This attribute is either initiator or recipient, and</text:span></text:p>
      <text:p text:style-name="P8"><text:s text:c="9"/><text:span text:style-name="T1">indicates whether the observed user was the initiator of the</text:span></text:p>
      <text:p text:style-name="P8"><text:s text:c="9"/><text:span text:style-name="T1">dialog, or the recipient of the INVITE that created it.</text:span></text:p>
      <text:p text:style-name="P14"/>
      <text:p text:style-name="P8"><text:s text:c="6"/><text:span text:style-name="T1">&lt;?xml version="1.0"?&gt;</text:span></text:p>
      <text:p text:style-name="P8"><text:s text:c="6"/><text:span text:style-name="T1">&lt;dialog-info xmlns="urn:ietf:params:xml:ns:dialog-info"</text:span></text:p>
      <text:p text:style-name="P8"><text:s text:c="19"/><text:span text:style-name="T1">version="0" state="partial"</text:span></text:p>
      <text:p text:style-name="P8"><text:s text:c="19"/><text:span text:style-name="T1">entity="sip:alice@example.com"&gt;</text:span></text:p>
      <text:p text:style-name="P8"><text:s text:c="8"/><text:span text:style-name="T1">&lt;dialog id="as7d900as8" call-id="a84b4c76e66710"</text:span></text:p>
      <text:p text:style-name="P8"><text:s text:c="16"/><text:span text:style-name="T1">local-tag="1928301774" direction="initiator"&gt;</text:span></text:p>
      <text:p text:style-name="P8"><text:s text:c="6"/><text:span text:style-name="T1">...</text:span></text:p>
      <text:p text:style-name="P8"><text:s text:c="8"/><text:span text:style-name="T1">&lt;/dialog&gt;</text:span></text:p>
      <text:p text:style-name="P8"><text:s text:c="6"/><text:span text:style-name="T1">&lt;/dialog-info&gt;</text:span></text:p>
      <text:p text:style-name="P14"/>
      <text:p text:style-name="P8"><text:s text:c="3"/><text:span text:style-name="T1">The sub-elements of the dialog element provide additional information</text:span></text:p>
      <text:p text:style-name="P8"><text:s text:c="3"/><text:span text:style-name="T1">about the dialog. <text:s/>Some of these sub-elements provide more detail</text:span></text:p>
      <text:p text:style-name="P8"><text:s text:c="3"/><text:span text:style-name="T1">about the dialog itself, while the local and remote sub-elements</text:span></text:p>
      <text:p text:style-name="P8"><text:s text:c="3"/><text:span text:style-name="T1">describe characteristics of the participants involved in the dialog.</text:span></text:p>
      <text:p text:style-name="P8"><text:s text:c="3"/><text:span text:style-name="T1">The only mandatory sub-element is the state element.</text:span></text:p>
      <text:p text:style-name="P14"/>
      <text:p text:style-name="P17"><text:a xlink:type="simple" xlink:href="https://tools.ietf.org/html/rfc4235#section-4.1.2" office:name="section-4.1.2" text:style-name="Internet_20_link" text:visited-style-name="Visited_20_Internet_20_Link"><text:span text:style-name="T5">4.1.2</text:span></text:a><text:span text:style-name="T9">. <text:s/>State Element</text:span></text:p>
      <text:p text:style-name="P14"/>
      <text:p text:style-name="P14"/>
      <text:p text:style-name="P8"><text:s text:c="3"/><text:span text:style-name="T1">The "state" element indicates the state of the dialog. <text:s/>Its value is</text:span></text:p>
      <text:p text:style-name="P8"><text:s text:c="3"/><text:span text:style-name="T1">an enumerated type describing one of the states in the FSM above. <text:s/>It</text:span></text:p>
      <text:p text:style-name="P8"><text:s text:c="3"/><text:span text:style-name="T1">has an optional event attribute that can be used to indicate the</text:span></text:p>
      <text:p text:style-name="P8"><text:s text:c="3"/><text:span text:style-name="T1">event that caused any transition into the terminated state, and an</text:span></text:p>
      <text:p text:style-name="P8"><text:s text:c="3"/><text:span text:style-name="T1">optional code attribute that indicates the response code associated</text:span></text:p>
      <text:p text:style-name="P8"><text:s text:c="3"/><text:span text:style-name="T1">with any transition caused by a response to the original INVITE.</text:span></text:p>
      <text:p text:style-name="P14"/>
      <text:p text:style-name="P8"><text:s text:c="6"/><text:span text:style-name="T1">&lt;state event="rejected" code="486"&gt;terminated&lt;/state&gt;</text:span></text:p>
      <text:p text:style-name="P14"/>
      <text:p text:style-name="P17"><text:a xlink:type="simple" xlink:href="https://tools.ietf.org/html/rfc4235#section-4.1.3" office:name="section-4.1.3" text:style-name="Internet_20_link" text:visited-style-name="Visited_20_Internet_20_Link"><text:span text:style-name="T5">4.1.3</text:span></text:a><text:span text:style-name="T9">. <text:s/>Duration Element</text:span></text:p>
      <text:p text:style-name="P14"/>
      <text:p text:style-name="P14"/>
      <text:p text:style-name="P8"><text:s text:c="3"/><text:span text:style-name="T1">The "duration" element contains the amount of time, in seconds, since</text:span></text:p>
      <text:p text:style-name="P8"><text:s text:c="3"/><text:span text:style-name="T1">the FSM was created.</text:span></text:p>
      <text:p text:style-name="P14"/>
      <text:p text:style-name="P8"><text:s text:c="6"/><text:span text:style-name="T1">&lt;duration&gt;145&lt;/duration&gt;</text:span></text:p>
      <text:p text:style-name="P14"/>
      <text:p text:style-name="P17"><text:a xlink:type="simple" xlink:href="https://tools.ietf.org/html/rfc4235#section-4.1.4" office:name="section-4.1.4" text:style-name="Internet_20_link" text:visited-style-name="Visited_20_Internet_20_Link"><text:span text:style-name="T5">4.1.4</text:span></text:a><text:span text:style-name="T9">. <text:s/>Replaces Element</text:span></text:p>
      <text:p text:style-name="P14"/>
      <text:p text:style-name="P14"/>
      <text:p text:style-name="P8"><text:s text:c="3"/><text:span text:style-name="T1">The "replaces" element is used to correlate a new dialog with one it</text:span></text:p>
      <text:p text:style-name="P8"><text:s text:c="3"/><text:span text:style-name="T1">replaced as a result of an invitation with a Replaces header field.</text:span></text:p>
      <text:p text:style-name="P8"><text:s text:c="3"/><text:span text:style-name="T1">This element is present in the replacement dialog only (the newer</text:span></text:p>
      <text:p text:style-name="P8"><text:s text:c="3"/><text:span text:style-name="T1">dialog) and contains attributes with the call-id, local-tag, and</text:span></text:p>
      <text:p text:style-name="P8"><text:s text:c="3"/><text:span text:style-name="T1">remote-tag of the replaced dialog.</text:span></text:p>
      <text:p text:style-name="P14"><text:soft-page-break/><text:span text:style-name="T22">Rosenberg, et al. <text:s text:c="10"/>Standards Track <text:s text:c="19"/>[Page 15]</text:span></text:p>
      <text:p text:style-name="P22"/>
      <text:p text:style-name="P7"><text:bookmark text:name="page-16"/><text:a xlink:type="simple" xlink:href="https://tools.ietf.org/html/rfc4235#page-16" office:name="page-16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8"><text:s text:c="6"/><text:span text:style-name="T1">&lt;replaces call-id="hg287s98s89"</text:span></text:p>
      <text:p text:style-name="P8"><text:s text:c="13"/><text:span text:style-name="T1">local-tag="6762h7" remote-tag="09278hsb"/&gt;</text:span></text:p>
      <text:p text:style-name="P14"/>
      <text:p text:style-name="P17"><text:a xlink:type="simple" xlink:href="https://tools.ietf.org/html/rfc4235#section-4.1.5" office:name="section-4.1.5" text:style-name="Internet_20_link" text:visited-style-name="Visited_20_Internet_20_Link"><text:span text:style-name="T5">4.1.5</text:span></text:a><text:span text:style-name="T9">. <text:s/>Referred-By Element</text:span></text:p>
      <text:p text:style-name="P14"/>
      <text:p text:style-name="P14"/>
      <text:p text:style-name="P8"><text:s text:c="3"/><text:span text:style-name="T1">The "referred-by" element is used to correlate a new dialog with a</text:span></text:p>
      <text:p text:style-name="P13"><text:span text:style-name="T14"><text:s text:c="3"/></text:span><text:span text:style-name="T15">REFER [</text:span><text:a xlink:type="simple" xlink:href="https://tools.ietf.org/html/rfc4235#ref-12" text:style-name="Internet_20_link" text:visited-style-name="Visited_20_Internet_20_Link">12</text:a><text:span text:style-name="T15">] request that triggered it. <text:s/>The element is present in a</text:span></text:p>
      <text:p text:style-name="P8"><text:s text:c="3"/><text:span text:style-name="T1">dialog that was triggered by a REFER request that contained a</text:span></text:p>
      <text:p text:style-name="P13"><text:span text:style-name="T14"><text:s text:c="3"/></text:span><text:span text:style-name="T15">Referred-By [</text:span><text:a xlink:type="simple" xlink:href="https://tools.ietf.org/html/rfc4235#ref-11" text:style-name="Internet_20_link" text:visited-style-name="Visited_20_Internet_20_Link">11</text:a><text:span text:style-name="T15">] header field and contains the (optional) display</text:span></text:p>
      <text:p text:style-name="P8"><text:s text:c="3"/><text:span text:style-name="T1">name attribute and the Referred-By URI as its value.</text:span></text:p>
      <text:p text:style-name="P14"/>
      <text:p text:style-name="P8"><text:s text:c="6"/><text:span text:style-name="T1">&lt;referred-by display="Bob"&gt;sip:bob@example.com&lt;/referred-by&gt;</text:span></text:p>
      <text:p text:style-name="P14"/>
      <text:p text:style-name="P17"><text:a xlink:type="simple" xlink:href="https://tools.ietf.org/html/rfc4235#section-4.1.6" office:name="section-4.1.6" text:style-name="Internet_20_link" text:visited-style-name="Visited_20_Internet_20_Link"><text:span text:style-name="T5">4.1.6</text:span></text:a><text:span text:style-name="T9">. <text:s/>Local and Remote Elements</text:span></text:p>
      <text:p text:style-name="P14"/>
      <text:p text:style-name="P14"/>
      <text:p text:style-name="P8"><text:s text:c="3"/><text:span text:style-name="T1">The "local" and "remote" elements are sub-elements of the dialog</text:span></text:p>
      <text:p text:style-name="P8"><text:s text:c="3"/><text:span text:style-name="T1">element that contain information about the local and remote</text:span></text:p>
      <text:p text:style-name="P8"><text:s text:c="3"/><text:span text:style-name="T1">participants, respectively. <text:s/>They both have a number of optional</text:span></text:p>
      <text:p text:style-name="P8"><text:s text:c="3"/><text:span text:style-name="T1">sub-elements that indicate the identity conveyed by the participant,</text:span></text:p>
      <text:p text:style-name="P8"><text:s text:c="3"/><text:span text:style-name="T1">the target URI, the feature-tags of the target, and the</text:span></text:p>
      <text:p text:style-name="P8"><text:s text:c="3"/><text:span text:style-name="T1">session-description of the participant.</text:span></text:p>
      <text:p text:style-name="P14"/>
      <text:p text:style-name="P18"><text:a xlink:type="simple" xlink:href="https://tools.ietf.org/html/rfc4235#section-4.1.6.1" office:name="section-4.1.6.1" text:style-name="Internet_20_link" text:visited-style-name="Visited_20_Internet_20_Link"><text:span text:style-name="T5">4.1.6.1</text:span></text:a><text:span text:style-name="T9">. <text:s/>Identity Element</text:span></text:p>
      <text:p text:style-name="P14"/>
      <text:p text:style-name="P14"/>
      <text:p text:style-name="P8"><text:s text:c="3"/><text:span text:style-name="T1">The "identity" element indicates a local or remote URI, as defined in</text:span></text:p>
      <text:p text:style-name="P13"><text:span text:style-name="T14"><text:s text:c="3"/></text:span><text:span text:style-name="T15">[</text:span><text:a xlink:type="simple" xlink:href="https://tools.ietf.org/html/rfc4235#ref-2" text:style-name="Internet_20_link" text:visited-style-name="Visited_20_Internet_20_Link">2</text:a><text:span text:style-name="T15">] as appropriate. <text:s/>It has an optional attribute, display, that</text:span></text:p>
      <text:p text:style-name="P8"><text:s text:c="3"/><text:span text:style-name="T1">contains the display name from the appropriate URI.</text:span></text:p>
      <text:p text:style-name="P14"/>
      <text:p text:style-name="P8"><text:s text:c="6"/><text:span text:style-name="T1">Note that multiple identities (for example a sip: URI and a tel:</text:span></text:p>
      <text:p text:style-name="P8"><text:s text:c="6"/><text:span text:style-name="T1">URI) could be included if they all correspond to the participant.</text:span></text:p>
      <text:p text:style-name="P8"><text:s text:c="6"/><text:span text:style-name="T1">To avoid repeating identity information in each request, the</text:span></text:p>
      <text:p text:style-name="P8"><text:s text:c="6"/><text:span text:style-name="T1">subscriber can assume that the identity URIs are the same as in</text:span></text:p>
      <text:p text:style-name="P8"><text:s text:c="6"/><text:span text:style-name="T1">previous notifications if no identity elements are present in the</text:span></text:p>
      <text:p text:style-name="P8"><text:s text:c="6"/><text:span text:style-name="T1">corresponding local or remote element. <text:s/>If any identity elements</text:span></text:p>
      <text:p text:style-name="P8"><text:s text:c="6"/><text:span text:style-name="T1">are present in the local or remote part of a notification, the new</text:span></text:p>
      <text:p text:style-name="P8"><text:s text:c="6"/><text:span text:style-name="T1">list of identity tags completely supersedes the old list in the</text:span></text:p>
      <text:p text:style-name="P8"><text:s text:c="6"/><text:span text:style-name="T1">corresponding part.</text:span></text:p>
      <text:p text:style-name="P14"/>
      <text:p text:style-name="P8"><text:s text:c="6"/><text:span text:style-name="T1">&lt;identity display="Anonymous"&gt;</text:span></text:p>
      <text:p text:style-name="P8"><text:s text:c="11"/><text:span text:style-name="T1">sip:anonymous@anonymous.invalid&lt;/identity&gt;</text:span></text:p>
      <text:p text:style-name="P14"/>
      <text:p text:style-name="P18"><text:a xlink:type="simple" xlink:href="https://tools.ietf.org/html/rfc4235#section-4.1.6.2" office:name="section-4.1.6.2" text:style-name="Internet_20_link" text:visited-style-name="Visited_20_Internet_20_Link"><text:span text:style-name="T5">4.1.6.2</text:span></text:a><text:span text:style-name="T9">. <text:s/>Target Element</text:span></text:p>
      <text:p text:style-name="P14"/>
      <text:p text:style-name="P14"/>
      <text:p text:style-name="P8"><text:s text:c="3"/><text:span text:style-name="T1">The "target" contains the local or remote target URI constructed by</text:span></text:p>
      <text:p text:style-name="P13"><text:span text:style-name="T14"><text:s text:c="3"/></text:span><text:span text:style-name="T15">the user agent for this dialog, as defined in </text:span><text:a xlink:type="simple" xlink:href="https://tools.ietf.org/html/rfc3261" text:style-name="Internet_20_link" text:visited-style-name="Visited_20_Internet_20_Link">RFC 3261</text:a><text:span text:style-name="T15"> [</text:span><text:a xlink:type="simple" xlink:href="https://tools.ietf.org/html/rfc4235#ref-2" text:style-name="Internet_20_link" text:visited-style-name="Visited_20_Internet_20_Link">2</text:a><text:span text:style-name="T15">] in a "uri"</text:span></text:p>
      <text:p text:style-name="P8"><text:s text:c="3"/><text:span text:style-name="T1">attribute.</text:span></text:p>
      <text:p text:style-name="P14"><text:soft-page-break/><text:span text:style-name="T22">Rosenberg, et al. <text:s text:c="10"/>Standards Track <text:s text:c="19"/>[Page 16]</text:span></text:p>
      <text:p text:style-name="P22"/>
      <text:p text:style-name="P7"><text:bookmark text:name="page-17"/><text:a xlink:type="simple" xlink:href="https://tools.ietf.org/html/rfc4235#page-17" office:name="page-17" text:style-name="Internet_20_link" text:visited-style-name="Visited_20_Internet_20_Link"><text:span text:style-name="T19"><text:s/></text:span></text:a></text:p>
      <text:p text:style-name="P13"><text:a xlink:type="simple" xlink:href="https://tools.ietf.org/html/rfc4235" text:style-name="Internet_20_link" text:visited-style-name="Visited_20_Internet_20_Link">RFC 4235</text:a><text:span text:style-name="T23"> <text:s text:c="20"/>Dialog Package <text:s text:c="15"/>November 2005</text:span></text:p>
      <text:p text:style-name="P14"/>
      <text:p text:style-name="P14"/>
      <text:p text:style-name="P8"><text:s text:c="3"/><text:span text:style-name="T1">It can contain a list of Contact header parameters in param sub-</text:span></text:p>
      <text:p text:style-name="P13"><text:span text:style-name="T14"><text:s text:c="3"/></text:span><text:span text:style-name="T15">elements (such as those defined in [</text:span><text:a xlink:type="simple" xlink:href="https://tools.ietf.org/html/rfc4235#ref-10" text:style-name="Internet_20_link" text:visited-style-name="Visited_20_Internet_20_Link">10</text:a><text:span text:style-name="T15">]). <text:s/>The param element contains</text:span></text:p>
      <text:p text:style-name="P8"><text:s text:c="3"/><text:span text:style-name="T1">two required attributes, pname and pval. <text:s/>Boolean parameters are</text:span></text:p>
      <text:p text:style-name="P8"><text:s text:c="3"/><text:span text:style-name="T1">represented by the explicit pval values, "true" and "false" (for</text:span></text:p>
      <text:p text:style-name="P8"><text:s text:c="3"/><text:span text:style-name="T1">example, when a feature parameter is explicitly negated). <text:s/>Parameters</text:span></text:p>
      <text:p text:style-name="P8"><text:s text:c="3"/><text:span text:style-name="T1">that have no value at all are represented by the explicit pval value</text:span></text:p>
      <text:p text:style-name="P8"><text:s text:c="3"/><text:span text:style-name="T1">"true". <text:s text:c="2"/>The param element itself has no contents. <text:s/>To avoid</text:span></text:p>
      <text:p text:style-name="P8"><text:s text:c="3"/><text:span text:style-name="T1">repeating Contact information in each request, the subscriber can</text:span></text:p>
      <text:p text:style-name="P8"><text:s text:c="3"/><text:span text:style-name="T1">assume that the target URI and parameters are the same as in previous</text:span></text:p>
      <text:p text:style-name="P8"><text:s text:c="3"/><text:span text:style-name="T1">notifications if no target element is present in the corresponding</text:span></text:p>
      <text:p text:style-name="P8"><text:s text:c="3"/><text:span text:style-name="T1">local or remote element. <text:s/>If a target element is present in the local</text:span></text:p>
      <text:p text:style-name="P8"><text:s text:c="3"/><text:span text:style-name="T1">or remote part of a notification, the new target tag and list of</text:span></text:p>
      <text:p text:style-name="P8"><text:s text:c="3"/><text:span text:style-name="T1">parameter tags completely supersedes the old target and parameter</text:span></text:p>
      <text:p text:style-name="P8"><text:s text:c="3"/><text:span text:style-name="T1">list in the corresponding part. <text:s/>Note that any quoting (including</text:span></text:p>
      <text:p text:style-name="P13"><text:span text:style-name="T14"><text:s text:c="3"/></text:span><text:span text:style-name="T15">extra angle-bracket quoting used to quote string values in [</text:span><text:a xlink:type="simple" xlink:href="https://tools.ietf.org/html/rfc4235#ref-10" text:style-name="Internet_20_link" text:visited-style-name="Visited_20_Internet_20_Link">10</text:a><text:span text:style-name="T15">]) or</text:span></text:p>
      <text:p text:style-name="P8"><text:s text:c="3"/><text:span text:style-name="T1">backslash escaping MUST be removed before being placed in a pval</text:span></text:p>
      <text:p text:style-name="P8"><text:s text:c="3"/><text:span text:style-name="T1">attribute. <text:s/>Any remaining single quotes, double quotes, and</text:span></text:p>
      <text:p text:style-name="P8"><text:s text:c="3"/><text:span text:style-name="T1">ampersands MUST be properly XML escaped.</text:span></text:p>
      <text:p text:style-name="P14"/>
      <text:p text:style-name="P8"><text:s text:c="6"/><text:span text:style-name="T1">&lt;target uri="sip:alice@pc33.example.com"&gt;</text:span></text:p>
      <text:p text:style-name="P8"><text:s text:c="8"/><text:span text:style-name="T1">&lt;param pname="isfocus" pval="true"/&gt;</text:span></text:p>
      <text:p text:style-name="P8"><text:s text:c="8"/><text:span text:style-name="T1">&lt;param pname="class" pval="business"/&gt;</text:span></text:p>
      <text:p text:style-name="P8"><text:s text:c="8"/><text:span text:style-name="T1">&lt;param pname="description" pval="Alice's desk &amp;amp; office"/&gt;</text:span></text:p>
      <text:p text:style-name="P8"><text:s text:c="8"/><text:span text:style-name="T1">&lt;param pname="sip.rendering" pval="no"/&gt;</text:span></text:p>
      <text:p text:style-name="P8"><text:s text:c="6"/><text:span text:style-name="T1">&lt;/target&gt;</text:span></text:p>
      <text:p text:style-name="P14"/>
      <text:p text:style-name="P18"><text:a xlink:type="simple" xlink:href="https://tools.ietf.org/html/rfc4235#section-4.1.6.3" office:name="section-4.1.6.3" text:style-name="Internet_20_link" text:visited-style-name="Visited_20_Internet_20_Link"><text:span text:style-name="T5">4.1.6.3</text:span></text:a><text:span text:style-name="T9">. <text:s/>Session Description Element</text:span></text:p>
      <text:p text:style-name="P14"/>
      <text:p text:style-name="P14"/>
      <text:p text:style-name="P8"><text:s text:c="3"/><text:span text:style-name="T1">The session-description element contains the session description used</text:span></text:p>
      <text:p text:style-name="P8"><text:s text:c="3"/><text:span text:style-name="T1">by the observed user for its end of the dialog. <text:s/>This element should</text:span></text:p>
      <text:p text:style-name="P8"><text:s text:c="3"/><text:span text:style-name="T1">generally NOT be included in the notifications, unless it was</text:span></text:p>
      <text:p text:style-name="P8"><text:s text:c="3"/><text:span text:style-name="T1">explicitly requested by the subscriber. <text:s/>It has a single attribute,</text:span></text:p>
      <text:p text:style-name="P8"><text:s text:c="3"/><text:span text:style-name="T1">"type", which indicates the MIME media type of the session</text:span></text:p>
      <text:p text:style-name="P8"><text:s text:c="3"/><text:span text:style-name="T1">description. <text:s/>To avoid repeating session description information in</text:span></text:p>
      <text:p text:style-name="P8"><text:s text:c="3"/><text:span text:style-name="T1">each request, the subscriber can assume that the session description</text:span></text:p>
      <text:p text:style-name="P8"><text:s text:c="3"/><text:span text:style-name="T1">is the same as in previous notifications if no session description</text:span></text:p>
      <text:p text:style-name="P8"><text:s text:c="3"/><text:span text:style-name="T1">element is present in the corresponding local or remote elemen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6:54:29.942707183</meta:creation-date>
    <dc:date>2019-06-10T07:18:23.870987524</dc:date>
    <meta:editing-duration>PT2M42S</meta:editing-duration>
    <meta:editing-cycles>1</meta:editing-cycles>
    <meta:document-statistic meta:table-count="0" meta:image-count="0" meta:object-count="0" meta:page-count="35" meta:paragraph-count="1344" meta:word-count="10330" meta:character-count="79185" meta:non-whitespace-character-count="50669"/>
    <meta:generator>LibreOffice/6.0.7.3$Linux_X86_64 LibreOffice_project/00m0$Build-3</meta:generator>
  </office:meta>
</office:document-meta>
</file>